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TablePreview1.svm"/>
  <manifest:file-entry manifest:media-type="image/png" manifest:full-path="Pictures/100002010000002000000020B0D185F4.png"/>
  <manifest:file-entry manifest:media-type="image/jpeg" manifest:full-path="Pictures/100000000000054C0000019DA8493AEF.jpg"/>
  <manifest:file-entry manifest:media-type="image/jpeg" manifest:full-path="Pictures/10000000000002580000007019806B54.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2" style:family="graphic">
      <style:graphic-properties style:protect="size"/>
    </style:style>
    <style:style style:name="gr3" style:family="graphic" style:parent-style-name="standard">
      <style:graphic-properties draw:stroke="none" draw:fill="none" fo:min-height="10.131cm"/>
    </style:style>
    <style:style style:name="gr4"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5"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 style:family="graphic" style:parent-style-name="standard">
      <style:graphic-properties svg:stroke-color="#0000ff" draw:fill="none" draw:textarea-horizontal-align="justify" draw:textarea-vertical-align="middle" draw:auto-grow-height="false"/>
    </style:style>
    <style:style style:name="gr7"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ff" draw:fill="none" fo:min-height="2.256cm"/>
    </style:style>
    <style:style style:name="gr9" style:family="graphic" style:parent-style-name="standard">
      <style:graphic-properties draw:stroke="solid" svg:stroke-width="0.026cm" svg:stroke-color="#000000" draw:stroke-linejoin="miter" draw:fill="solid" draw:fill-color="#ffffff" draw:textarea-horizontal-align="justify" draw:textarea-vertical-align="middle" draw:auto-grow-height="true" fo:min-height="0cm" fo:min-width="0cm" fo:padding-top="0.13cm" fo:padding-bottom="0.13cm" fo:padding-left="0.25cm" fo:padding-right="0.25cm" fo:wrap-option="wrap" draw:shadow="visible" draw:shadow-offset-x="0.212cm" draw:shadow-offset-y="0.212cm" draw:shadow-color="#808080" draw:shadow-opacity="50%"/>
    </style:style>
    <style:style style:name="gr10"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23cm" fo:padding-bottom="0.13cm" fo:padding-left="0.25cm" fo:padding-right="0.25cm" fo:wrap-option="no-wrap" draw:shadow="visible" draw:shadow-offset-x="0.212cm" draw:shadow-offset-y="0.212cm" draw:shadow-color="#808080" draw:shadow-opacity="50%"/>
    </style:style>
    <style:style style:name="gr11" style:family="graphic" style:parent-style-name="standard">
      <style:graphic-properties draw:stroke="none" svg:stroke-color="#000000" draw:fill="none" draw:fill-color="#ffffff" draw:textarea-horizontal-align="left" draw:auto-grow-height="true" draw:auto-grow-width="false" fo:min-height="1.03cm" fo:min-width="16.797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stroke="none" svg:stroke-color="#0000ff" draw:fill="none" fo:min-height="2.134cm"/>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091cm" fo:min-width="0cm" fo:padding-top="0.127cm" fo:padding-bottom="0.127cm" fo:padding-left="0.254cm" fo:padding-right="0.254cm" fo:wrap-option="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wrap" draw:shadow="hidden" draw:shadow-color="#808080"/>
    </style:style>
    <style:style style:name="pr3" style:family="presentation" style:parent-style-name="Title1-notes">
      <style:graphic-properties draw:stroke="solid" svg:stroke-width="0.026cm" svg:stroke-color="#000000" svg:stroke-opacity="100%" draw:stroke-linejoin="miter" draw:fill="solid" draw:fill-color="#ffffff" draw:opacity="100%" draw:auto-grow-height="true" fo:min-height="12.001cm" fo:padding-top="0.013cm" fo:padding-bottom="0.013cm" fo:padding-left="0.013cm" fo:padding-right="0.013cm" draw:shadow="hidden"/>
    </style:style>
    <style:style style:name="pr4"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6" style:family="presentation" style:parent-style-name="Default-notes">
      <style:graphic-properties draw:stroke="solid" svg:stroke-width="0.026cm" svg:stroke-color="#000000" svg:stroke-opacity="100%" draw:stroke-linejoin="miter" draw:fill="solid" draw:fill-color="#ffffff" draw:opacity="100%" draw:auto-grow-height="true" fo:min-height="12.001cm" fo:padding-top="0.013cm" fo:padding-bottom="0.013cm" fo:padding-left="0.013cm" fo:padding-right="0.013cm" draw:shadow="hidden"/>
    </style:style>
    <style:style style:name="pr7" style:family="presentation" style:parent-style-name="Default-title">
      <style:graphic-properties fo:min-height="2.719cm"/>
    </style:style>
    <style:style style:name="pr8" style:family="presentation" style:parent-style-name="Default-outline1">
      <style:graphic-properties fo:min-height="12.774cm"/>
    </style:style>
    <style:style style:name="pr9" style:family="presentation" style:parent-style-name="Default-notes">
      <style:graphic-properties draw:fill-color="#ffffff" fo:min-height="11.75cm"/>
    </style:style>
    <style:style style:name="pr10" style:family="presentation" style:parent-style-name="Default-outline1">
      <style:graphic-properties fo:min-height="12.323cm"/>
    </style:style>
    <style:style style:name="pr11" style:family="presentation" style:parent-style-name="Default-outline1">
      <style:graphic-properties fo:min-height="13.311cm"/>
    </style:style>
    <style:style style:name="pr12" style:family="presentation" style:parent-style-name="Default-title">
      <style:graphic-properties draw:auto-grow-height="true" fo:min-height="2.97cm"/>
    </style:style>
    <style:style style:name="pr13" style:family="presentation" style:parent-style-name="Default-outline1">
      <style:graphic-properties draw:auto-grow-height="true" fo:min-height="13.877cm"/>
    </style:style>
    <style:style style:name="pr14" style:family="presentation" style:parent-style-name="Default-outline1">
      <style:graphic-properties fo:min-height="13.041cm"/>
    </style:style>
    <style:style style:name="pr15" style:family="presentation" style:parent-style-name="Default-outline1">
      <style:graphic-properties fo:min-height="11.289cm"/>
    </style:style>
    <style:style style:name="pr16" style:family="presentation" style:parent-style-name="Default-title">
      <style:graphic-properties fo:min-height="2.745cm"/>
    </style:style>
    <style:style style:name="pr17" style:family="presentation" style:parent-style-name="Default-outline1">
      <style:graphic-properties fo:min-height="13.639cm"/>
    </style:style>
    <style:style style:name="pr18" style:family="presentation" style:parent-style-name="Default-outline1">
      <style:graphic-properties fo:min-height="6.625cm"/>
    </style:style>
    <style:style style:name="pr19" style:family="presentation" style:parent-style-name="Default-outline1">
      <style:graphic-properties fo:min-height="4.367cm"/>
    </style:style>
    <style:style style:name="pr20" style:family="presentation" style:parent-style-name="Default-outline1">
      <style:graphic-properties fo:min-height="5.926cm"/>
    </style:style>
    <style:style style:name="pr21" style:family="presentation" style:parent-style-name="Default-outline1">
      <style:graphic-properties fo:min-height="12.807cm"/>
    </style:style>
    <style:style style:name="pr22" style:family="presentation" style:parent-style-name="Default-outline1">
      <style:graphic-properties fo:min-height="3.088cm"/>
    </style:style>
    <style:style style:name="pr23" style:family="presentation" style:parent-style-name="Default-outline1">
      <style:graphic-properties fo:min-height="3.959cm"/>
    </style:style>
    <style:style style:name="pr24" style:family="presentation" style:parent-style-name="Default-outline1">
      <style:graphic-properties fo:min-height="3.003cm"/>
    </style:style>
    <style:style style:name="pr25" style:family="presentation" style:parent-style-name="Default-outline1">
      <style:graphic-properties fo:min-height="3.094cm"/>
    </style:style>
    <style:style style:name="pr26" style:family="presentation" style:parent-style-name="Default-outline1">
      <style:graphic-properties fo:min-height="7.924cm"/>
    </style:style>
    <style:style style:name="pr27" style:family="presentation" style:parent-style-name="Default-outline1">
      <style:graphic-properties fo:min-height="4.864cm"/>
    </style:style>
    <style:style style:name="pr28" style:family="presentation" style:parent-style-name="Default-outline1">
      <style:graphic-properties fo:min-height="1.205cm"/>
    </style:style>
    <style:style style:name="pr29" style:family="presentation" style:parent-style-name="Default-outline1">
      <style:graphic-properties fo:min-height="4.916cm"/>
    </style:style>
    <style:style style:name="pr30"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hidden" draw:shadow-color="#808080"/>
    </style:style>
    <style:style style:name="pr31" style:family="presentation" style:parent-style-name="Title1-notes">
      <style:graphic-properties draw:stroke="none" draw:fill="none" draw:fill-color="#ffffff" draw:auto-grow-height="true" fo:min-height="12.001cm" draw:shadow="hidden"/>
    </style:style>
    <style:style style:name="co1" style:family="table-column">
      <style:table-column-properties style:column-width="4.39cm" style:use-optimal-column-width="false"/>
    </style:style>
    <style:style style:name="co2" style:family="table-column">
      <style:table-column-properties style:column-width="18.665cm" style:use-optimal-column-width="false"/>
    </style:style>
    <style:style style:name="ro1" style:family="table-row">
      <style:table-row-properties style:row-height="1.162cm"/>
    </style:style>
    <style:style style:name="ro2" style:family="table-row">
      <style:table-row-properties style:row-height="1.165cm"/>
    </style:style>
    <style:style style:name="ro3" style:family="table-row">
      <style:table-row-properties style:row-height="1.523cm"/>
    </style:style>
    <style:style style:name="ro4" style:family="table-row">
      <style:table-row-properties style:row-height="1.16cm"/>
    </style:style>
    <style:style style:name="ce1" style:family="table-cell">
      <style:graphic-properties style:repeat="repeat"/>
      <style:text-properties fo:font-family="Arial" style:font-family-generic="swiss" style:font-pitch="variable" fo:font-size="16pt" fo:font-weight="bold" style:font-size-asian="16pt" style:font-weight-asian="bold" style:font-size-complex="16pt" style:font-weight-complex="bold"/>
    </style:style>
    <style:style style:name="ce2" style:family="table-cell">
      <style:graphic-properties style:repeat="repeat"/>
      <style:text-properties fo:font-family="Arial" style:font-family-generic="swiss" style:font-pitch="variable" fo:font-size="16pt" style:font-size-asian="16pt" style:font-size-complex="16pt"/>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176cm" fo:margin-bottom="0cm" fo:text-indent="0cm"/>
    </style:style>
    <style:style style:name="P4" style:family="paragraph">
      <style:paragraph-properties fo:margin-left="0cm" fo:margin-right="0cm" fo:text-align="end" fo:text-indent="0cm"/>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margin-top="0.211cm" fo:margin-bottom="0cm" fo:text-indent="0cm"/>
    </style:style>
    <style:style style:name="P8" style:family="paragraph">
      <style:paragraph-properties fo:margin-left="0.952cm" fo:margin-right="0cm" fo:text-indent="-0.952cm" style:writing-mode="lr-tb"/>
    </style:style>
    <style:style style:name="P9" style:family="paragraph">
      <style:text-properties fo:font-size="12pt"/>
    </style:style>
    <style:style style:name="P10" style:family="paragraph">
      <style:paragraph-properties fo:margin-left="0cm" fo:margin-right="0cm" fo:text-align="end" fo:text-indent="0cm" style:writing-mode="lr-tb"/>
      <style:text-properties fo:font-size="24pt"/>
    </style:style>
    <style:style style:name="P11" style:family="paragraph">
      <style:paragraph-properties fo:margin-left="0cm" fo:margin-right="0cm" fo:text-indent="0cm"/>
      <style:text-properties fo:font-size="12pt"/>
    </style:style>
    <style:style style:name="P12" style:family="paragraph">
      <style:paragraph-properties fo:margin-left="0cm" fo:margin-right="0cm" fo:margin-top="0.211cm" fo:margin-bottom="0cm" fo:text-indent="0cm"/>
      <style:text-properties fo:font-family="Verdana" style:font-family-generic="swiss" style:font-pitch="variable"/>
    </style:style>
    <style:style style:name="P13" style:family="paragraph">
      <style:text-properties fo:font-size="32pt" style:font-size-asian="32pt" style:font-size-complex="32pt"/>
    </style:style>
    <style:style style:name="P14" style:family="paragraph">
      <style:paragraph-properties style:text-autospace="none"/>
    </style:style>
    <style:style style:name="P15" style:family="paragraph">
      <style:paragraph-properties fo:margin-left="0cm" fo:margin-right="0cm" fo:text-indent="0cm" style:text-autospace="none" style:writing-mode="lr-tb"/>
      <style:text-properties fo:font-family="Arial" style:font-family-generic="swiss" style:font-pitch="variable" fo:font-size="18pt" style:font-size-asian="18pt" style:font-size-complex="18pt"/>
    </style:style>
    <style:style style:name="P16" style:family="paragraph">
      <style:paragraph-properties fo:margin-left="0cm" fo:margin-right="0cm" fo:text-indent="0cm" style:text-autospace="none" style:writing-mode="lr-tb"/>
      <style:text-properties fo:font-family="Arial" style:font-family-generic="swiss" style:font-pitch="variable" fo:font-size="16pt" style:font-size-asian="16pt" style:font-size-complex="16pt"/>
    </style:style>
    <style:style style:name="P17" style:family="paragraph">
      <style:paragraph-properties fo:margin-left="0cm" fo:margin-right="0cm" fo:text-indent="0cm" style:text-autospace="none" style:writing-mode="lr-tb"/>
      <style:text-properties fo:font-family="Arial" style:font-family-generic="swiss" style:font-pitch="variable" fo:font-size="20pt" style:font-size-asian="20pt" style:font-size-complex="20pt"/>
    </style:style>
    <style:style style:name="P18" style:family="paragraph">
      <style:paragraph-properties fo:margin-left="0cm" fo:margin-right="0cm" fo:line-height="100%" fo:text-indent="0cm"/>
    </style:style>
    <style:style style:name="P19" style:family="paragraph">
      <style:paragraph-properties text:enable-numbering="false" fo:margin-left="0cm" fo:margin-right="0cm" fo:line-height="100%" fo:text-indent="0cm" style:writing-mode="lr-tb"/>
      <style:text-properties fo:font-size="20pt" style:font-size-asian="20pt" style:font-size-complex="20pt"/>
    </style:style>
    <style:style style:name="P20" style:family="paragraph">
      <style:text-properties fo:font-size="28pt" style:font-size-asian="28pt" style:font-size-complex="28pt"/>
    </style:style>
    <style:style style:name="P21" style:family="paragraph">
      <style:text-properties fo:font-size="24pt" style:font-size-asian="24pt" style:font-size-complex="24pt"/>
    </style:style>
    <style:style style:name="P22" style:family="paragraph">
      <style:text-properties fo:font-size="23pt" style:font-size-asian="23pt" style:font-size-complex="23pt"/>
    </style:style>
    <style:style style:name="P23" style:family="paragraph">
      <style:text-properties fo:font-family="Verdana" style:font-family-generic="swiss" style:font-pitch="variable"/>
    </style:style>
    <style:style style:name="P24" style:family="paragraph">
      <style:paragraph-properties fo:text-align="center"/>
    </style:style>
    <style:style style:name="P25" style:family="paragraph">
      <style:paragraph-properties fo:margin-left="0.952cm" fo:margin-right="0cm" fo:margin-top="0cm" fo:margin-bottom="0cm" fo:line-height="100%" fo:text-indent="-0.952cm" style:punctuation-wrap="hanging" style:line-break="strict"/>
    </style:style>
    <style:style style:name="P26" style:family="paragraph">
      <style:paragraph-properties fo:margin-left="0cm" fo:margin-right="0cm" fo:line-height="100%" fo:text-indent="0cm" style:punctuation-wrap="simple" style:line-break="normal"/>
    </style:style>
    <style:style style:name="P27"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14pt" fo:font-weight="normal" style:font-size-asian="14pt" style:font-weight-asian="normal" style:font-size-complex="14pt" style:font-weight-complex="normal"/>
    </style:style>
    <style:style style:name="P28" style:family="paragraph">
      <style:paragraph-properties fo:margin-left="0cm" fo:margin-right="0cm" fo:margin-top="0.44cm" fo:margin-bottom="0cm" fo:line-height="100%" fo:text-indent="0cm" style:punctuation-wrap="simple" style:line-break="normal"/>
    </style:style>
    <style:style style:name="P29" style:family="paragraph">
      <style:paragraph-properties fo:margin-left="0cm" fo:margin-right="0cm" fo:margin-top="0.44cm" fo:margin-bottom="0cm" fo:line-height="100%" fo:text-indent="0cm" style:punctuation-wrap="simple" style:line-break="normal" style:writing-mode="lr-tb"/>
      <style:text-properties fo:font-family="Arial" style:font-family-generic="swiss" style:font-pitch="variable" fo:font-size="14pt" fo:font-weight="normal" style:font-size-asian="14pt" style:font-weight-asian="normal" style:font-size-complex="14pt" style:font-weight-complex="normal"/>
    </style:style>
    <style:style style:name="P30" style:family="paragraph">
      <style:paragraph-properties fo:margin-left="0cm" fo:margin-right="0cm" fo:margin-top="0.44cm" fo:margin-bottom="0cm" fo:line-height="100%" fo:text-indent="0cm" style:punctuation-wrap="simple" style:line-break="normal" style:writing-mode="lr-tb"/>
      <style:text-properties fo:font-family="Arial" style:font-family-generic="swiss" style:font-pitch="variable" fo:font-size="16pt" fo:font-weight="normal" style:font-size-asian="16pt" style:font-weight-asian="normal" style:font-size-complex="16pt" style:font-weight-complex="normal"/>
    </style:style>
    <style:style style:name="P31"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16pt" fo:font-weight="normal" style:font-size-asian="16pt" style:font-weight-asian="normal" style:font-size-complex="16pt" style:font-weight-complex="normal"/>
    </style:style>
    <style:style style:name="P32" style:family="paragraph">
      <style:text-properties fo:font-family="Verdana" style:font-family-generic="swiss" style:font-pitch="variable" fo:font-size="20pt" style:font-size-asian="20pt" style:font-size-complex="20pt"/>
    </style:style>
    <style:style style:name="P33" style:family="paragraph">
      <style:paragraph-properties fo:margin-left="0cm" fo:margin-right="0cm" fo:text-indent="0cm" style:text-autospace="none" style:writing-mode="lr-tb"/>
      <style:text-properties fo:font-family="Arial" style:font-family-generic="swiss" style:font-pitch="variable" fo:font-size="18pt" fo:font-style="normal" style:font-size-asian="18pt" style:font-style-asian="normal" style:font-size-complex="18pt" style:font-style-complex="normal"/>
    </style:style>
    <style:style style:name="P34" style:family="paragraph">
      <style:paragraph-properties fo:margin-left="0cm" fo:margin-right="0cm" fo:text-indent="0cm" style:text-autospace="none" style:writing-mode="lr-tb"/>
      <style:text-properties fo:font-family="Consolas" fo:font-size="14pt" fo:font-style="normal" style:text-underline-style="none" style:font-family-asian="Consolas" style:font-size-asian="14pt" style:font-style-asian="normal" style:font-family-complex="Consolas" style:font-size-complex="8pt" style:font-style-complex="normal"/>
    </style:style>
    <style:style style:name="T1" style:family="text">
      <style:text-properties fo:color="#1e481f" fo:font-size="36pt" style:font-size-asian="36pt" style:font-size-complex="36pt"/>
    </style:style>
    <style:style style:name="T2" style:family="text">
      <style:text-properties fo:font-size="13pt" fo:language="en" fo:country="US" style:font-size-asian="13pt" style:font-size-complex="13pt"/>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font-size="20pt" fo:language="en" fo:country="US" fo:font-weight="normal" style:font-size-asian="20pt" style:font-weight-asian="normal" style:font-size-complex="20pt" style:font-weight-complex="normal"/>
    </style:style>
    <style:style style:name="T6" style:family="text">
      <style:text-properties fo:font-size="20pt" style:font-size-asian="20pt" style:font-size-complex="20pt"/>
    </style:style>
    <style:style style:name="T7" style:family="text">
      <style:text-properties fo:font-size="16pt" style:font-size-asian="16pt" style:font-size-complex="16pt"/>
    </style:style>
    <style:style style:name="T8" style:family="text">
      <style:text-properties fo:font-size="16pt" style:text-underline-style="solid" style:text-underline-width="auto" style:text-underline-color="font-color" style:font-size-asian="16pt" style:font-size-complex="16pt"/>
    </style:style>
    <style:style style:name="T9" style:family="text">
      <style:text-properties fo:font-size="14pt" style:font-size-asian="14pt" style:font-size-complex="14pt"/>
    </style:style>
    <style:style style:name="T10" style:family="text">
      <style:text-properties fo:font-size="16pt" fo:font-style="italic" style:font-size-asian="16pt" style:font-style-asian="italic" style:font-size-complex="16pt" style:font-style-complex="italic"/>
    </style:style>
    <style:style style:name="T11" style:family="text">
      <style:text-properties fo:font-size="24pt" style:font-size-asian="24pt" style:font-size-complex="24pt"/>
    </style:style>
    <style:style style:name="T12" style:family="text">
      <style:text-properties fo:font-size="24pt" fo:font-style="normal" style:font-size-asian="24pt" style:font-style-asian="normal" style:font-size-complex="24pt" style:font-style-complex="normal"/>
    </style:style>
    <style:style style:name="T13" style:family="text">
      <style:text-properties fo:font-family="Verdana" style:font-family-generic="swiss" style:font-pitch="variable" fo:language="en" fo:country="US" fo:font-weight="normal" style:font-weight-asian="normal" style:font-weight-complex="normal"/>
    </style:style>
    <style:style style:name="T14" style:family="text">
      <style:text-properties fo:font-family="Verdana" style:font-family-generic="swiss" style:font-pitch="variable" fo:language="en" fo:country="US" fo:font-weight="bold" style:font-weight-asian="bold" style:font-weight-complex="bold"/>
    </style:style>
    <style:style style:name="T15" style:family="text">
      <style:text-properties fo:font-family="Verdana" style:font-family-generic="swiss" style:font-pitch="variable" fo:font-size="20pt" fo:language="en" fo:country="US" fo:font-weight="normal" style:font-size-asian="20pt" style:font-weight-asian="normal" style:font-size-complex="20pt" style:font-weight-complex="normal"/>
    </style:style>
    <style:style style:name="T16" style:family="text">
      <style:text-properties fo:font-size="22pt" style:font-size-asian="22pt" style:font-size-complex="22pt"/>
    </style:style>
    <style:style style:name="T17" style:family="text">
      <style:text-properties fo:font-size="18pt" style:font-size-asian="18pt" style:font-size-complex="18pt"/>
    </style:style>
    <style:style style:name="T18" style:family="text">
      <style:text-properties fo:color="#000000" fo:font-family="Arial" style:font-family-generic="swiss" style:font-pitch="variable" fo:font-size="18pt" fo:language="en" fo:country="US" style:font-family-asian="Consolas" style:font-size-asian="18pt" style:font-family-complex="Consolas" style:font-size-complex="18pt"/>
    </style:style>
    <style:style style:name="T19" style:family="text">
      <style:text-properties fo:font-size="32pt" style:font-size-asian="32pt" style:font-size-complex="32pt"/>
    </style:style>
    <style:style style:name="T20" style:family="text">
      <style:text-properties fo:color="#646464" fo:font-family="Arial"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1" style:family="text">
      <style:text-properties fo:color="#000000" fo:font-family="Arial"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2" style:family="text">
      <style:text-properties fo:color="#2a00ff" fo:font-family="Arial"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3" style:family="text">
      <style:text-properties fo:color="#000000" fo:font-family="Arial" style:font-family-generic="swiss"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24" style:family="text">
      <style:text-properties fo:color="#0000c0" fo:font-family="Arial" style:font-family-generic="swiss" style:font-pitch="variable" fo:font-size="18pt" fo:language="en" fo:country="US" fo:font-style="italic"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style>
    <style:style style:name="T25" style:family="text">
      <style:text-properties fo:color="#7f0055" fo:font-family="Arial" style:font-family-generic="swiss"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26" style:family="text">
      <style:text-properties fo:color="#3f7f5f" fo:font-family="Arial"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7" style:family="text">
      <style:text-properties fo:font-family="Arial"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8" style:family="text">
      <style:text-properties fo:color="#4c4c4c" fo:font-family="Arial" style:font-family-generic="swiss" style:font-pitch="variable" fo:font-size="22pt" style:font-size-asian="22pt" style:font-size-complex="22pt"/>
    </style:style>
    <style:style style:name="T29" style:family="text">
      <style:text-properties fo:font-family="Arial" style:font-family-generic="swiss" style:font-pitch="variable" fo:font-size="22pt" style:font-size-asian="22pt" style:font-size-complex="22pt"/>
    </style:style>
    <style:style style:name="T30" style:family="text">
      <style:text-properties fo:color="#646464" fo:font-family="Arial" style:font-family-generic="swiss" style:font-pitch="variable" fo:font-size="18pt" fo:language="en" fo:country="US" style:font-family-asian="Consolas" style:font-size-asian="18pt" style:font-family-complex="Consolas" style:font-size-complex="18pt"/>
    </style:style>
    <style:style style:name="T31" style:family="text">
      <style:text-properties fo:color="#2a00ff" fo:font-family="Arial" style:font-family-generic="swiss" style:font-pitch="variable" fo:font-size="18pt" fo:language="en" fo:country="US" style:font-family-asian="Consolas" style:font-size-asian="18pt" style:font-family-complex="Consolas" style:font-size-complex="18pt"/>
    </style:style>
    <style:style style:name="T32" style:family="text">
      <style:text-properties fo:color="#0000c0" fo:font-family="Arial" style:font-family-generic="swiss" style:font-pitch="variable" fo:font-size="18pt" fo:language="en" fo:country="US" fo:font-style="italic" style:font-family-asian="Consolas" style:font-size-asian="18pt" style:font-style-asian="italic" style:font-family-complex="Consolas" style:font-size-complex="18pt" style:font-style-complex="italic"/>
    </style:style>
    <style:style style:name="T33" style:family="text">
      <style:text-properties fo:color="#7f0055" fo:font-family="Arial" style:font-family-generic="swiss" style:font-pitch="variable" fo:font-size="18pt" fo:language="en" fo:country="US" fo:font-weight="bold" style:font-family-asian="Consolas" style:font-size-asian="18pt" style:font-weight-asian="bold" style:font-family-complex="Consolas" style:font-size-complex="18pt" style:font-weight-complex="bold"/>
    </style:style>
    <style:style style:name="T34"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style>
    <style:style style:name="T35"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style>
    <style:style style:name="T36"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37" style:family="text">
      <style:text-properties fo:font-family="Arial" style:font-family-generic="swiss" style:font-pitch="variable" fo:font-size="20pt" style:font-size-asian="20pt" style:font-size-complex="20pt"/>
    </style:style>
    <style:style style:name="T38" style:family="text">
      <style:text-properties fo:color="#7f0055" fo:font-family="Arial" style:font-family-generic="swiss" style:font-pitch="variable"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9" style:family="text">
      <style:text-properties fo:color="#000000" fo:font-family="Arial" style:font-family-generic="swiss" style:font-pitch="variable" fo:font-size="16pt" fo:language="en" fo:country="US" style:font-family-asian="'Courier New'" style:font-family-generic-asian="modern" style:font-pitch-asian="fixed" style:font-size-asian="16pt" style:font-family-complex="'Courier New'" style:font-family-generic-complex="modern" style:font-pitch-complex="fixed" style:font-size-complex="16pt"/>
    </style:style>
    <style:style style:name="T40" style:family="text">
      <style:text-properties fo:color="#2a00ff" fo:font-family="Arial" style:font-family-generic="swiss" style:font-pitch="variable" fo:font-size="16pt" fo:language="en" fo:country="US" style:font-family-asian="'Courier New'" style:font-family-generic-asian="modern" style:font-pitch-asian="fixed" style:font-size-asian="16pt" style:font-family-complex="'Courier New'" style:font-family-generic-complex="modern" style:font-pitch-complex="fixed" style:font-size-complex="16pt"/>
    </style:style>
    <style:style style:name="T41" style:family="text">
      <style:text-properties fo:color="#000000" fo:font-family="Arial" style:font-family-generic="swiss" style:font-pitch="variable"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2" style:family="text">
      <style:text-properties fo:color="#646464" fo:font-family="Arial" style:font-family-generic="swiss" style:font-pitch="variable" fo:font-size="18pt" fo:language="en" fo:country="US" fo:font-weight="bold" style:font-family-asian="Consolas" style:font-size-asian="18pt" style:font-weight-asian="bold" style:font-family-complex="Consolas" style:font-size-complex="18pt" style:font-weight-complex="bold"/>
    </style:style>
    <style:style style:name="T43" style:family="text">
      <style:text-properties fo:color="#000000" fo:font-family="Arial" style:font-family-generic="swiss" style:font-pitch="variable" fo:font-size="18pt" fo:language="en" fo:country="US" fo:font-weight="bold" style:font-family-asian="Consolas" style:font-size-asian="18pt" style:font-weight-asian="bold" style:font-family-complex="Consolas" style:font-size-complex="18pt" style:font-weight-complex="bold"/>
    </style:style>
    <style:style style:name="T44" style:family="text">
      <style:text-properties fo:color="#0000c0" fo:font-family="Arial" style:font-family-generic="swiss" style:font-pitch="variable" fo:font-size="18pt" fo:language="en" fo:country="US" fo:font-style="italic" fo:font-weight="bold" style:font-family-asian="Consolas" style:font-size-asian="18pt" style:font-style-asian="italic" style:font-weight-asian="bold" style:font-family-complex="Consolas" style:font-size-complex="18pt" style:font-style-complex="italic" style:font-weight-complex="bold"/>
    </style:style>
    <style:style style:name="T45" style:family="text">
      <style:text-properties fo:color="#3f7f5f" fo:font-family="Arial" style:font-family-generic="swiss"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46" style:family="text">
      <style:text-properties fo:color="#000000" fo:font-family="Arial" style:font-family-generic="swiss" style:font-pitch="variable"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47" style:family="text">
      <style:text-properties fo:color="#0000c0" fo:font-family="Arial" style:font-family-generic="swiss" style:font-pitch="variable" fo:font-size="18pt" fo:language="en" fo:country="US" fo:font-style="italic"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style>
    <style:style style:name="T48" style:family="text">
      <style:text-properties fo:color="#646464" fo:font-family="Arial" style:font-family-generic="swiss" style:font-pitch="variable" fo:font-size="20pt" fo:language="en" fo:country="US" fo:font-weight="normal" style:font-family-asian="Consolas" style:font-size-asian="20pt" style:font-weight-asian="normal" style:font-family-complex="Consolas" style:font-size-complex="20pt" style:font-weight-complex="normal"/>
    </style:style>
    <style:style style:name="T49" style:family="text">
      <style:text-properties fo:color="#000000" fo:font-family="Arial" style:font-family-generic="swiss" style:font-pitch="variable" fo:font-size="20pt" fo:language="en" fo:country="US" fo:font-weight="normal" style:font-family-asian="Consolas" style:font-size-asian="20pt" style:font-weight-asian="normal" style:font-family-complex="Consolas" style:font-size-complex="20pt" style:font-weight-complex="normal"/>
    </style:style>
    <style:style style:name="T50" style:family="text">
      <style:text-properties fo:color="#0000c0" fo:font-family="Arial" style:font-family-generic="swiss" style:font-pitch="variable" fo:font-size="20pt" fo:language="en" fo:country="US" fo:font-style="italic" fo:font-weight="normal" style:font-family-asian="Consolas" style:font-size-asian="20pt" style:font-style-asian="italic" style:font-weight-asian="normal" style:font-family-complex="Consolas" style:font-size-complex="20pt" style:font-style-complex="italic" style:font-weight-complex="normal"/>
    </style:style>
    <style:style style:name="T51" style:family="text">
      <style:text-properties fo:color="#000000" fo:font-family="Arial" style:font-family-generic="swiss" style:font-pitch="variable" fo:font-size="20pt" fo:language="en" fo:country="US"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52" style:family="text">
      <style:text-properties fo:color="#3f7f5f" fo:font-family="Arial" style:font-family-generic="swiss" style:font-pitch="variable" fo:font-size="20pt" fo:language="en" fo:country="US"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53" style:family="text">
      <style:text-properties fo:color="#646464" fo:font-family="Arial" style:font-family-generic="swiss" style:font-pitch="variable" fo:font-size="20pt" fo:language="en" fo:country="US" style:font-family-asian="'Courier New'" style:font-family-generic-asian="modern" style:font-pitch-asian="fixed" style:font-size-asian="20pt" style:font-family-complex="'Courier New'" style:font-family-generic-complex="modern" style:font-pitch-complex="fixed" style:font-size-complex="20pt"/>
    </style:style>
    <style:style style:name="T54" style:family="text">
      <style:text-properties fo:color="#000000" fo:font-family="Arial" style:font-family-generic="swiss" style:font-pitch="variable" fo:font-size="20pt" fo:language="en" fo:country="US" style:font-family-asian="'Courier New'" style:font-family-generic-asian="modern" style:font-pitch-asian="fixed" style:font-size-asian="20pt" style:font-family-complex="'Courier New'" style:font-family-generic-complex="modern" style:font-pitch-complex="fixed" style:font-size-complex="20pt"/>
    </style:style>
    <style:style style:name="T55"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style:font-family-asian="'Courier New'" style:font-family-generic-asian="modern" style:font-pitch-asian="fixed" style:font-size-asian="20pt" style:font-style-asian="normal" style:font-family-complex="'Courier New'" style:font-family-generic-complex="modern" style:font-pitch-complex="fixed" style:font-size-complex="20pt" style:font-style-complex="normal" style:text-emphasize="none" style:font-relief="none"/>
    </style:style>
    <style:style style:name="T56" style:family="text">
      <style:text-properties fo:color="#7f0055"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style>
    <style:style style:name="T57" style:family="text">
      <style:text-properties fo:color="#7f0055" fo:font-family="Arial" style:font-family-generic="swiss" style:font-pitch="variable" fo:font-size="20pt" fo:language="en" fo:country="US"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58" style:family="text">
      <style:text-properties fo:color="#000000" style:text-outline="false" style:text-line-through-style="none" style:text-position="0% 100%" fo:font-family="'Courier New'" style:font-family-generic="modern" style:font-pitch="fixed" fo:font-size="20pt" fo:language="en" fo:country="US" fo:font-style="normal" fo:text-shadow="none"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59" style:family="text">
      <style:text-properties fo:color="#3f7f5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60" style:family="text">
      <style:text-properties fo:font-family="Arial" style:font-family-generic="swiss" style:font-pitch="variable" fo:font-size="20pt" fo:language="en" fo:country="US" style:font-family-asian="'Courier New'" style:font-family-generic-asian="modern" style:font-pitch-asian="fixed" style:font-size-asian="20pt" style:font-family-complex="'Courier New'" style:font-family-generic-complex="modern" style:font-pitch-complex="fixed" style:font-size-complex="20pt"/>
    </style:style>
    <style:style style:name="T61" style:family="text">
      <style:text-properties fo:color="#008080" fo:font-family="Arial" style:font-family-generic="swiss" style:font-pitch="variable" fo:font-size="24pt" fo:language="en" fo:country="US" style:font-family-asian="'Courier New'" style:font-family-generic-asian="modern" style:font-pitch-asian="fixed" style:font-size-asian="24pt" style:font-family-complex="'Courier New'" style:font-family-generic-complex="modern" style:font-pitch-complex="fixed" style:font-size-complex="24pt"/>
    </style:style>
    <style:style style:name="T62" style:family="text">
      <style:text-properties fo:color="#3f7f7f" fo:font-family="Arial" style:font-family-generic="swiss" style:font-pitch="variable" fo:font-size="24pt" fo:language="en" fo:country="US" style:font-family-asian="'Courier New'" style:font-family-generic-asian="modern" style:font-pitch-asian="fixed" style:font-size-asian="24pt" style:font-family-complex="'Courier New'" style:font-family-generic-complex="modern" style:font-pitch-complex="fixed" style:font-size-complex="24pt"/>
    </style:style>
    <style:style style:name="T63" style:family="text">
      <style:text-properties fo:font-weight="normal" style:font-weight-asian="normal" style:font-weight-complex="normal"/>
    </style:style>
    <style:style style:name="T64" style:family="text">
      <style:text-properties fo:font-family="Arial" style:font-family-generic="swiss" style:font-pitch="variable" fo:font-size="20pt" fo:language="en" fo:country="US" style:font-size-asian="20pt" style:font-size-complex="20pt"/>
    </style:style>
    <style:style style:name="T65" style:family="text">
      <style:text-properties style:text-position="super 58%" fo:font-family="Arial" style:font-family-generic="swiss" style:font-pitch="variable" fo:font-size="20pt" fo:language="en" fo:country="US" style:font-size-asian="20pt" style:font-size-complex="20pt"/>
    </style:style>
    <style:style style:name="T66" style:family="text">
      <style:text-properties fo:font-size="28pt" style:font-size-asian="28pt" style:font-size-complex="28pt"/>
    </style:style>
    <style:style style:name="T67" style:family="text">
      <style:text-properties fo:font-family="Arial" style:font-family-generic="swiss" style:font-pitch="variable" fo:font-size="24pt" style:font-size-asian="24pt" style:font-size-complex="24pt"/>
    </style:style>
    <style:style style:name="T68" style:family="text">
      <style:text-properties fo:color="#0000c0" fo:font-family="Arial" style:font-family-generic="swiss" style:font-pitch="variable" fo:font-size="18pt" fo:language="en" fo:country="US" fo:font-style="italic"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style>
    <style:style style:name="T69" style:family="text">
      <style:text-properties fo:color="#646464" fo:font-family="Arial" style:font-family-generic="swiss"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70" style:family="text">
      <style:text-properties fo:color="#3f7f5f" fo:font-family="Arial" style:font-family-generic="swiss" style:font-pitch="variable"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71" style:family="text">
      <style:text-properties fo:font-family="Verdana" style:font-family-generic="swiss" style:font-pitch="variable" fo:font-size="24pt" style:font-size-asian="24pt" style:font-size-complex="24pt"/>
    </style:style>
    <style:style style:name="T72" style:family="text">
      <style:text-properties fo:font-family="Verdana" style:font-family-generic="swiss" style:font-pitch="variable" fo:font-size="20pt" style:font-size-asian="20pt" style:font-size-complex="20pt"/>
    </style:style>
    <style:style style:name="T73" style:family="text">
      <style:text-properties fo:font-family="Arial" style:font-family-generic="swiss" style:font-pitch="variable" fo:font-size="16pt" style:font-size-asian="16pt" style:font-size-complex="16pt"/>
    </style:style>
    <style:style style:name="T74" style:family="text">
      <style:text-properties fo:font-family="Arial" style:font-family-generic="swiss" style:font-pitch="variable" fo:font-size="18pt" style:font-size-asian="18pt" style:font-size-complex="18pt"/>
    </style:style>
    <style:style style:name="T75" style:family="text">
      <style:text-properties fo:font-family="Verdana" style:font-family-generic="swiss" style:font-pitch="variable"/>
    </style:style>
    <style:style style:name="T76" style:family="text">
      <style:text-properties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77" style:family="text">
      <style:text-properties fo:font-family="Verdana"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78" style:family="text">
      <style:text-properties fo:color="#008080" fo:font-family="Arial" style:font-family-generic="swiss" style:font-pitch="variable" fo:font-size="18pt" fo:language="en" fo:country="US" fo:font-style="italic"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style>
    <style:style style:name="T79" style:family="text">
      <style:text-properties fo:color="#3f7f7f" fo:font-family="Arial" style:font-family-generic="swiss" style:font-pitch="variable" fo:font-size="18pt" fo:language="en" fo:country="US" fo:font-style="italic"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style>
    <style:style style:name="T80"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81" style:family="text">
      <style:text-properties fo:color="#646464" fo:font-family="Arial" style:font-family-generic="swiss" style:font-pitch="variable" fo:font-size="16pt" fo:language="en" fo:country="US" style:font-family-asian="Consolas" style:font-size-asian="16pt" style:font-family-complex="Consolas" style:font-size-complex="16pt"/>
    </style:style>
    <style:style style:name="T82" style:family="text">
      <style:text-properties fo:color="#000000" fo:font-family="Arial" style:font-family-generic="swiss" style:font-pitch="variable" fo:font-size="16pt" fo:language="en" fo:country="US" style:font-family-asian="Consolas" style:font-size-asian="16pt" style:font-family-complex="Consolas" style:font-size-complex="16pt"/>
    </style:style>
    <style:style style:name="T83" style:family="text">
      <style:text-properties fo:color="#2a00ff" fo:font-family="Arial" style:font-family-generic="swiss" style:font-pitch="variable" fo:font-size="16pt" fo:language="en" fo:country="US" style:font-family-asian="Consolas" style:font-size-asian="16pt" style:font-family-complex="Consolas" style:font-size-complex="16pt"/>
    </style:style>
    <style:style style:name="T84" style:family="text">
      <style:text-properties fo:color="#0000c0" fo:font-family="Arial" style:font-family-generic="swiss" style:font-pitch="variable" fo:font-size="16pt" fo:language="en" fo:country="US" fo:font-style="italic" style:font-family-asian="Consolas" style:font-size-asian="16pt" style:font-style-asian="italic" style:font-family-complex="Consolas" style:font-size-complex="16pt" style:font-style-complex="italic"/>
    </style:style>
    <style:style style:name="T85" style:family="text">
      <style:text-properties fo:color="#3f7f5f" fo:font-family="Arial" style:font-family-generic="swiss" style:font-pitch="variable" fo:font-size="16pt" fo:language="en" fo:country="US" style:font-family-asian="'Courier New'" style:font-family-generic-asian="modern" style:font-pitch-asian="fixed" style:font-size-asian="16pt" style:font-family-complex="'Courier New'" style:font-family-generic-complex="modern" style:font-pitch-complex="fixed" style:font-size-complex="16pt"/>
    </style:style>
    <style:style style:name="T86" style:family="text">
      <style:text-properties fo:color="#7f0055" fo:font-family="Arial" style:font-family-generic="swiss" style:font-pitch="variable" fo:font-size="16pt" fo:language="en" fo:country="US" fo:font-weight="bold" style:font-family-asian="Consolas" style:font-size-asian="16pt" style:font-weight-asian="bold" style:font-family-complex="Consolas" style:font-size-complex="16pt" style:font-weight-complex="bold"/>
    </style:style>
    <style:style style:name="T87" style:family="text">
      <style:text-properties fo:color="#646464" fo:font-family="Arial" style:font-family-generic="swiss" style:font-pitch="variable" fo:font-size="16pt" fo:language="en" fo:country="US" fo:font-weight="bold" style:font-family-asian="Consolas" style:font-size-asian="16pt" style:font-weight-asian="bold" style:font-family-complex="Consolas" style:font-size-complex="16pt" style:font-weight-complex="bold"/>
    </style:style>
    <style:style style:name="T88" style:family="text">
      <style:text-properties fo:color="#000000" fo:font-family="Arial" style:font-family-generic="swiss" style:font-pitch="variable" fo:font-size="16pt" fo:language="en" fo:country="US" fo:font-weight="bold" style:font-family-asian="Consolas" style:font-size-asian="16pt" style:font-weight-asian="bold" style:font-family-complex="Consolas" style:font-size-complex="16pt" style:font-weight-complex="bold"/>
    </style:style>
    <style:style style:name="T89" style:family="text">
      <style:text-properties fo:color="#000000" fo:font-family="Arial" style:font-family-generic="swiss" style:font-pitch="variable" fo:font-size="16pt" fo:language="en" fo:country="US"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90" style:family="text">
      <style:text-properties fo:font-family="Arial" style:font-family-generic="swiss" style:font-pitch="variable" fo:font-size="14pt" fo:font-weight="normal" style:font-size-asian="14pt" style:font-weight-asian="normal" style:font-size-complex="14pt" style:font-weight-complex="normal"/>
    </style:style>
    <style:style style:name="T91" style:family="text">
      <style:text-properties fo:font-family="Arial" style:font-family-generic="swiss" style:font-pitch="variable" fo:font-size="14pt" fo:font-weight="bold" style:font-size-asian="14pt" style:font-weight-asian="bold" style:font-size-complex="14pt" style:font-weight-complex="bold"/>
    </style:style>
    <style:style style:name="T92" style:family="text">
      <style:text-properties fo:font-family="Arial" style:font-family-generic="swiss" style:font-pitch="variable" fo:font-size="14pt" fo:language="en" fo:country="US" fo:font-weight="normal" style:font-size-asian="14pt" style:font-weight-asian="normal" style:font-size-complex="14pt" style:font-weight-complex="normal"/>
    </style:style>
    <style:style style:name="T93" style:family="text">
      <style:text-properties fo:font-family="Arial" style:font-family-generic="swiss" style:font-pitch="variable" fo:font-size="14pt" fo:language="en" fo:country="US" fo:font-weight="bold" style:font-size-asian="14pt" style:font-weight-asian="bold" style:font-size-complex="14pt" style:font-weight-complex="bold"/>
    </style:style>
    <style:style style:name="T94" style:family="text">
      <style:text-properties fo:font-family="Arial" style:font-family-generic="swiss" style:font-pitch="variable" fo:font-size="14pt" fo:font-weight="normal" style:font-family-asian="Arial" style:font-style-name-asian="Standaard" style:font-family-generic-asian="swiss" style:font-pitch-asian="variable" style:font-size-asian="14pt" style:font-weight-asian="normal" style:font-family-complex="Arial" style:font-style-name-complex="Standaard" style:font-family-generic-complex="swiss" style:font-pitch-complex="variable" style:font-size-complex="14pt" style:font-weight-complex="normal"/>
    </style:style>
    <style:style style:name="T95" style:family="text">
      <style:text-properties fo:font-family="Arial" style:font-style-name="Standaard" style:font-family-generic="swiss" style:font-pitch="variable" fo:font-size="14pt" fo:font-weight="normal" style:font-family-asian="Arial" style:font-style-name-asian="Standaard" style:font-family-generic-asian="swiss" style:font-pitch-asian="variable" style:font-size-asian="14pt" style:font-weight-asian="normal" style:font-family-complex="Arial" style:font-style-name-complex="Standaard" style:font-family-generic-complex="swiss" style:font-pitch-complex="variable" style:font-size-complex="14pt" style:font-weight-complex="normal"/>
    </style:style>
    <style:style style:name="T96" style:family="text">
      <style:text-properties fo:font-size="20pt" fo:language="en" fo:country="US" fo:font-weight="bold" style:font-size-asian="20pt" style:font-weight-asian="bold" style:font-size-complex="20pt" style:font-weight-complex="bold"/>
    </style:style>
    <style:style style:name="T97" style:family="text">
      <style:text-properties fo:font-family="Arial" style:font-family-generic="swiss" style:font-pitch="variable" fo:font-size="16pt" fo:language="en" fo:country="US" fo:font-weight="normal" style:font-size-asian="16pt" style:font-weight-asian="normal" style:font-size-complex="16pt" style:font-weight-complex="normal"/>
    </style:style>
    <style:style style:name="T98" style:family="text">
      <style:text-properties fo:font-family="Arial" style:font-family-generic="swiss" style:font-pitch="variable" fo:font-size="16pt" fo:font-weight="normal" style:font-size-asian="16pt" style:font-weight-asian="normal" style:font-size-complex="16pt" style:font-weight-complex="normal"/>
    </style:style>
    <style:style style:name="T99" style:family="text">
      <style:text-properties fo:font-family="Arial" style:font-family-generic="swiss" style:font-pitch="variable" fo:font-size="6pt" fo:font-weight="normal" style:font-size-asian="6pt" style:font-weight-asian="normal" style:font-size-complex="6pt" style:font-weight-complex="normal"/>
    </style:style>
    <style:style style:name="T100" style:family="text">
      <style:text-properties fo:color="#3f7f5f" fo:font-family="Arial" style:font-family-generic="swiss" style:font-pitch="variable" fo:font-size="16pt" fo:language="en" fo:country="US"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101"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Consolas" style:font-size-asian="16pt" style:font-style-asian="normal" style:font-weight-asian="normal" style:font-family-complex="Consolas" style:font-size-complex="16pt" style:font-style-complex="normal" style:font-weight-complex="normal" style:text-emphasize="none" style:font-relief="none"/>
    </style:style>
    <style:style style:name="T102" style:family="text">
      <style:text-properties fo:color="#2a00f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Consolas" style:font-size-asian="16pt" style:font-style-asian="normal" style:font-weight-asian="normal" style:font-family-complex="Consolas" style:font-size-complex="16pt" style:font-style-complex="normal" style:font-weight-complex="normal" style:text-emphasize="none" style:font-relief="none"/>
    </style:style>
    <style:style style:name="T103"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text-emphasize="none" style:font-relief="none"/>
    </style:style>
    <style:style style:name="T104" style:family="text">
      <style:text-properties fo:color="#0000c0" fo:font-family="Arial" style:font-family-generic="swiss" style:font-pitch="variable" fo:font-size="16pt" fo:language="en" fo:country="US" fo:font-style="italic" style:font-family-asian="'Courier New'" style:font-family-generic-asian="modern" style:font-pitch-asian="fixed" style:font-size-asian="16pt" style:font-style-asian="italic" style:font-family-complex="'Courier New'" style:font-family-generic-complex="modern" style:font-pitch-complex="fixed" style:font-size-complex="16pt" style:font-style-complex="italic"/>
    </style:style>
    <style:style style:name="T105" style:family="text">
      <style:text-properties fo:font-family="Arial" style:font-family-generic="swiss" style:font-pitch="variable" fo:font-size="16pt" fo:font-weight="bold" style:font-size-asian="16pt" style:font-weight-asian="bold" style:font-size-complex="16pt" style:font-weight-complex="bold"/>
    </style:style>
    <style:style style:name="T106" style:family="text">
      <style:text-properties fo:color="#000000" style:text-outline="false" style:text-line-through-style="none" style:text-position="0% 100%" fo:font-family="Arial" style:font-family-generic="swiss" style:font-pitch="variable" fo:font-size="20pt" fo:language="en" fo:country="US" fo:font-style="normal" fo:text-shadow="none" style:font-family-asian="Consolas" style:font-size-asian="20pt" style:font-style-asian="normal" style:font-family-complex="Consolas" style:font-size-complex="20pt" style:font-style-complex="normal" style:text-emphasize="none" style:font-relief="none"/>
    </style:style>
    <style:style style:name="T107"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style:font-family-asian="Consolas" style:font-size-asian="20pt" style:font-style-asian="normal" style:font-family-complex="Consolas" style:font-size-complex="20pt" style:font-style-complex="normal" style:text-emphasize="none" style:font-relief="none"/>
    </style:style>
    <style:style style:name="T108" style:family="text">
      <style:text-properties fo:color="#7f0055"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Consolas" style:font-size-asian="20pt" style:font-style-asian="normal" style:font-weight-asian="bold" style:font-family-complex="Consolas" style:font-size-complex="20pt" style:font-style-complex="normal" style:font-weight-complex="bold" style:text-emphasize="none" style:font-relief="none"/>
    </style:style>
    <style:style style:name="T109"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Consolas" style:font-size-asian="20pt" style:font-style-asian="normal" style:font-weight-asian="normal" style:font-family-complex="Consolas" style:font-size-complex="20pt" style:font-style-complex="normal" style:font-weight-complex="normal" style:text-emphasize="none" style:font-relief="none"/>
    </style:style>
    <style:style style:name="T110" style:family="text">
      <style:text-properties fo:color="#008080" style:text-outline="false" style:text-line-through-style="none" style:text-position="0% 100%" fo:font-family="Arial" style:font-family-generic="swiss" style:font-pitch="variable" fo:font-size="18pt" fo:language="en" fo:country="US" fo:font-style="normal" fo:text-shadow="none" style:font-family-asian="Consolas" style:font-size-asian="18pt" style:font-style-asian="normal" style:font-family-complex="Consolas" style:font-size-complex="18pt" style:font-style-complex="normal" style:text-emphasize="none" style:font-relief="none"/>
    </style:style>
    <style:style style:name="T111" style:family="text">
      <style:text-properties fo:color="#3f7f7f" style:text-outline="false" style:text-line-through-style="none" style:text-position="0% 100%" fo:font-family="Arial" style:font-family-generic="swiss" style:font-pitch="variable" fo:font-size="18pt" fo:language="en" fo:country="US" fo:font-style="normal" fo:text-shadow="none" style:font-family-asian="Consolas" style:font-size-asian="18pt" style:font-style-asian="normal" style:font-family-complex="Consolas" style:font-size-complex="18pt" style:font-style-complex="normal" style:text-emphasize="none" style:font-relief="none"/>
    </style:style>
    <style:style style:name="T112" style:family="text">
      <style:text-properties style:text-outline="false" style:text-line-through-style="none" style:text-position="0% 100%" fo:font-family="Arial" style:font-family-generic="swiss" style:font-pitch="variable" fo:font-size="18pt" fo:language="en" fo:country="US" fo:font-style="normal" fo:text-shadow="none" style:font-family-asian="Consolas" style:font-size-asian="18pt" style:font-style-asian="normal" style:font-family-complex="Consolas" style:font-size-complex="18pt" style:font-style-complex="normal" style:text-emphasize="none" style:font-relief="none"/>
    </style:style>
    <style:style style:name="T113" style:family="text">
      <style:text-properties fo:color="#7f007f" style:text-outline="false" style:text-line-through-style="none" style:text-position="0% 100%" fo:font-family="Arial" style:font-family-generic="swiss" style:font-pitch="variable" fo:font-size="18pt" fo:language="en" fo:country="US" fo:font-style="normal" fo:text-shadow="none" style:font-family-asian="Consolas" style:font-size-asian="18pt" style:font-style-asian="normal" style:font-family-complex="Consolas" style:font-size-complex="18pt" style:font-style-complex="normal" style:text-emphasize="none" style:font-relief="none"/>
    </style:style>
    <style:style style:name="T114" style:family="text">
      <style:text-properties fo:color="#000000" style:text-outline="false" style:text-line-through-style="none" style:text-position="0% 100%" fo:font-family="Arial" style:font-family-generic="swiss" style:font-pitch="variable" fo:font-size="18pt" fo:language="en" fo:country="US" fo:font-style="normal" fo:text-shadow="none" style:font-family-asian="Consolas" style:font-size-asian="18pt" style:font-style-asian="normal" style:font-family-complex="Consolas" style:font-size-complex="18pt" style:font-style-complex="normal" style:text-emphasize="none" style:font-relief="none"/>
    </style:style>
    <style:style style:name="T115" style:family="text">
      <style:text-properties fo:color="#2a00ff" style:text-outline="false" style:text-line-through-style="none" style:text-position="0% 100%" fo:font-family="Arial" style:font-family-generic="swiss" style:font-pitch="variable" fo:font-size="18pt" fo:language="en" fo:country="US" fo:font-style="normal" fo:text-shadow="none" style:font-family-asian="Consolas" style:font-size-asian="18pt" style:font-style-asian="normal" style:font-family-complex="Consolas" style:font-size-complex="18pt" style:font-style-complex="normal" style:text-emphasize="none" style:font-relief="none"/>
    </style:style>
    <style:style style:name="T116" style:family="text">
      <style:text-properties fo:color="#ff3366" style:text-outline="false" style:text-line-through-style="none" style:text-position="0% 100%" fo:font-family="Arial" style:font-family-generic="swiss" style:font-pitch="variable" fo:font-size="18pt" fo:language="en" fo:country="US" fo:font-style="normal" fo:text-shadow="none" style:font-family-asian="Consolas" style:font-size-asian="18pt" style:font-style-asian="normal" style:font-family-complex="Consolas" style:font-size-complex="18pt" style:font-style-complex="normal" style:text-emphasize="none" style:font-relief="none"/>
    </style:style>
    <style:style style:name="T117"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style>
    <style:style style:name="T118"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style>
    <style:style style:name="T119" style:family="text">
      <style:text-properties fo:color="#000000" fo:font-family="Arial" style:font-family-generic="swiss" style:font-pitch="variable" fo:font-size="18pt" style:text-underline-style="none" style:font-family-asian="Consolas" style:font-size-asian="18pt" style:font-family-complex="Consolas" style:font-size-complex="18pt"/>
    </style:style>
    <style:style style:name="T120" style:family="text">
      <style:text-properties fo:color="#7f0055" fo:font-family="Arial" style:font-family-generic="swiss" style:font-pitch="variable" fo:font-size="18pt" style:text-underline-style="none" fo:font-weight="bold" style:font-family-asian="Consolas" style:font-size-asian="18pt" style:font-weight-asian="bold" style:font-family-complex="Consolas" style:font-size-complex="18pt" style:font-weight-complex="bold"/>
    </style:style>
    <style:style style:name="T121" style:family="text">
      <style:text-properties fo:color="#2a00ff" fo:font-family="Arial" style:font-family-generic="swiss" style:font-pitch="variable" fo:font-size="18pt" style:text-underline-style="none" style:font-family-asian="Consolas" style:font-size-asian="18pt" style:font-family-complex="Consolas" style:font-size-complex="18pt"/>
    </style:style>
    <style:style style:name="T122" style:family="text">
      <style:text-properties fo:color="#3f7f5f" fo:font-family="Arial" style:font-family-generic="swiss" style:font-pitch="variable" fo:font-size="10pt" style:text-underline-style="none" style:font-family-asian="Consolas" style:font-size-asian="10pt" style:font-family-complex="Consolas" style:font-size-complex="10pt"/>
    </style:style>
    <style:style style:name="T123" style:family="text">
      <style:text-properties fo:color="#3f7f5f" fo:font-family="Arial" style:font-family-generic="swiss" style:font-pitch="variable" fo:font-size="18pt" style:text-underline-style="none" style:font-family-asian="Consolas" style:font-size-asian="18pt" style:font-family-complex="Consolas" style:font-size-complex="18pt"/>
    </style:style>
    <style:style style:name="T124" style:family="text">
      <style:text-properties fo:color="#000000" style:text-outline="false" style:text-line-through-style="none" style:text-position="0% 100%" fo:font-family="Arial" style:font-family-generic="swiss" style:font-pitch="variable" fo:font-size="18pt" fo:font-style="normal" fo:text-shadow="none" style:text-underline-style="none" style:font-family-asian="Consolas" style:font-size-asian="18pt" style:font-style-asian="normal" style:font-family-complex="Consolas" style:font-size-complex="18pt" style:font-style-complex="normal" style:text-emphasize="none" style:font-relief="none"/>
    </style:style>
    <style:style style:name="T125" style:family="text">
      <style:text-properties fo:color="#7f0055" style:text-outline="false" style:text-line-through-style="none" style:text-position="0% 100%" fo:font-family="Arial" style:font-family-generic="swiss" style:font-pitch="variable" fo:font-size="18pt" fo:font-style="normal" fo:text-shadow="none" style:text-underline-style="none" fo:font-weight="bold" style:font-family-asian="Consolas" style:font-size-asian="18pt" style:font-style-asian="normal" style:font-weight-asian="bold" style:font-family-complex="Consolas" style:font-size-complex="18pt" style:font-style-complex="normal" style:font-weight-complex="bold" style:text-emphasize="none" style:font-relief="none"/>
    </style:style>
    <style:style style:name="T126"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style>
    <style:style style:name="T127" style:family="text">
      <style:text-properties fo:color="#2a00ff" style:text-outline="false" style:text-line-through-style="none" style:text-position="0% 100%" fo:font-family="Arial" style:font-family-generic="swiss" style:font-pitch="variable" fo:font-size="18pt"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style>
    <style:style style:name="T128" style:family="text">
      <style:text-properties fo:color="#000000" fo:font-family="Arial" style:font-family-generic="swiss" style:font-pitch="variable" fo:font-size="10pt" style:text-underline-style="none" style:font-family-asian="Consolas" style:font-size-asian="10pt" style:font-family-complex="Consolas" style:font-size-complex="10pt"/>
    </style:style>
    <text:list-style style:name="L1">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4">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Spring MVC Essentials" draw:style-name="dp1" draw:master-page-name="Title1" presentation:presentation-page-layout-name="AL1T0" presentation:use-date-time-name="dtd1">
        <office:forms form:automatic-focus="false" form:apply-design-mode="false"/>
        <draw:frame presentation:style-name="pr1" draw:text-style-name="P2" draw:layer="layout" svg:width="21.59cm" svg:height="3.345cm" svg:x="1.826cm" svg:y="5.683cm" presentation:class="title" presentation:user-transformed="true">
          <draw:text-box>
            <text:p text:style-name="P1"><text:span text:style-name="T1">Practical REST with </text:span><text:span text:style-name="T1"><text:line-break/></text:span><text:span text:style-name="T1">Spring MVC</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Using Spring MVC to Build RESTful Services</text:p>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1"/>
          <draw:frame presentation:style-name="pr3" draw:text-style-name="P6" draw:layer="layout" svg:width="14.904cm" svg:height="12.027cm" svg:x="2.708cm" svg:y="12.668cm" presentation:class="notes" presentation:placeholder="true">
            <draw:text-box/>
          </draw:frame>
        </presentation:notes>
      </draw:page>
      <draw:page draw:name="page2" draw:style-name="dp1" draw:master-page-name="Default">
        <office:forms form:automatic-focus="false" form:apply-design-mode="false"/>
        <draw:frame presentation:style-name="pr4" draw:text-style-name="P2" draw:layer="layout" svg:width="17.476cm" svg:height="2.753cm" svg:x="0.958cm" svg:y="0.826cm" presentation:class="title" presentation:user-transformed="true">
          <draw:text-box>
            <text:p text:style-name="P6">Topics in this Session</text:p>
          </draw:text-box>
        </draw:frame>
        <draw:frame presentation:style-name="pr5" draw:text-style-name="P8" draw:layer="layout" svg:width="21.855cm" svg:height="11.219cm" svg:x="1.746cm" svg:y="4.658cm" presentation:class="outline" presentation:user-transformed="true">
          <draw:text-box>
            <text:list text:style-name="L4">
              <text:list-item>
                <text:p text:style-name="P7"><text:span text:style-name="T3">REST Introduction</text:span></text:p>
              </text:list-item>
              <text:list-item>
                <text:p text:style-name="P7"><text:span text:style-name="T4">REST and Java</text:span></text:p>
              </text:list-item>
              <text:list-item>
                <text:p text:style-name="P7"><text:span text:style-name="T4">Spring MVC support for RESTful applications</text:span></text:p>
                <text:list>
                  <text:list-item>
                    <text:p><text:span text:style-name="T4">Request/Response Processing</text:span></text:p>
                  </text:list-item>
                  <text:list-item>
                    <text:p><text:span text:style-name="T4">Using MessageConverters</text:span></text:p>
                  </text:list-item>
                  <text:list-item>
                    <text:p><text:span text:style-name="T4">Content Negotiation</text:span></text:p>
                  </text:list-item>
                  <text:list-item>
                    <text:p><text:span text:style-name="T5">Putting it all together</text:span></text:p>
                  </text:list-item>
                </text:list>
              </text:list-item>
              <text:list-item>
                <text:p text:style-name="P7"><text:span text:style-name="T4">RESTful clients with the RestTemplate</text:span></text:p>
              </text:list-item>
              <text:list-item>
                <text:p text:style-name="P7"><text:span text:style-name="T4">Summary</text:span></text:p>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2"/>
          <draw:frame presentation:style-name="pr6" draw:text-style-name="P6" draw:layer="layout" svg:width="14.904cm" svg:height="12.027cm" svg:x="2.708cm" svg:y="12.668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17.476cm" svg:height="2.719cm" svg:x="0.957cm" svg:y="0.242cm" presentation:class="title">
          <draw:text-box>
            <text:p>REST Introduction</text:p>
          </draw:text-box>
        </draw:frame>
        <draw:frame presentation:style-name="pr8" draw:layer="layout" svg:width="23.716cm" svg:height="12.774cm" svg:x="0.923cm" svg:y="3.757cm" presentation:class="outline" presentation:user-transformed="true">
          <draw:text-box>
            <text:list text:style-name="L4">
              <text:list-item>
                <text:p><text:span text:style-name="T6">Web applications are not just usable by browser based clients</text:span></text:p>
                <text:list>
                  <text:list-item>
                    <text:p><text:span text:style-name="T7">Programmatic clients can also request services using HTTP</text:span></text:p>
                  </text:list-item>
                </text:list>
              </text:list-item>
              <text:list-item>
                <text:p><text:span text:style-name="T6">REST is an architectural style that describes best practices for writing distributed applications that exploit the strengths of HTTP</text:span></text:p>
                <text:list>
                  <text:list-item>
                    <text:p><text:span text:style-name="T8">RE</text:span><text:span text:style-name="T7">presentational </text:span><text:span text:style-name="T8">S</text:span><text:span text:style-name="T7">tate </text:span><text:span text:style-name="T8">T</text:span><text:span text:style-name="T7">ransfer, term by Roy Fielding (one of the principal authors of the HTTP protocol)</text:span></text:p>
                    <text:list>
                      <text:list-item>
                        <text:p><text:span text:style-name="T9">"Representational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 </text:span></text:p>
                      </text:list-item>
                    </text:list>
                  </text:list-item>
                  <text:list-item>
                    <text:p><text:span text:style-name="T7">REST treats HTTP as an </text:span><text:span text:style-name="T10">application</text:span><text:span text:style-name="T7"> protocol, not just a transport protocol</text:span></text:p>
                    <text:list>
                      <text:list-item>
                        <text:p><text:span text:style-name="T9">WWW is an implementation of a RESTful system</text:span></text:p>
                      </text:list-item>
                    </text:list>
                  </text:list-item>
                  <text:list-item>
                    <text:p><text:span text:style-name="T7">Emphasizes scalability, performance and reusability</text:span></text:p>
                  </text:list-item>
                </text:list>
              </text:list-item>
              <text:list-item>
                <text:p><text:span text:style-name="T6">http://www.xfront.com/REST-Web-Services.html</text:span></text:p>
              </text:list-item>
            </text:list>
          </draw:text-box>
        </draw:frame>
        <presentation:notes draw:style-name="dp2">
          <draw:page-thumbnail draw:style-name="gr2" draw:layer="layout" svg:width="13.335cm" svg:height="10.002cm" svg:x="3.492cm" svg:y="2.001cm" draw:page-number="3" presentation:class="page"/>
          <draw:frame presentation:style-name="pr9" draw:text-style-name="P9" draw:layer="layout" svg:width="14.904cm" svg:height="11.75cm" svg:x="2.708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17.476cm" svg:height="2.719cm" svg:x="0.957cm" svg:y="0.242cm" presentation:class="title">
          <draw:text-box>
            <text:p>REST Principles (1)</text:p>
          </draw:text-box>
        </draw:frame>
        <draw:frame presentation:style-name="pr10" draw:layer="layout" svg:width="21.855cm" svg:height="12.323cm" svg:x="1.745cm" svg:y="3.757cm" presentation:class="outline" presentation:user-transformed="true">
          <draw:text-box>
            <text:list text:style-name="L4">
              <text:list-item>
                <text:p><text:span text:style-name="T11">Resource oriented, not Activity oriented</text:span></text:p>
                <text:list>
                  <text:list-item>
                    <text:p><text:span text:style-name="T6">Resources model nouns, not verbs</text:span></text:p>
                  </text:list-item>
                </text:list>
              </text:list-item>
              <text:list-item>
                <text:p><text:span text:style-name="T11">Resources exposed as URIs</text:span></text:p>
                <text:list>
                  <text:list-item>
                    <text:p><text:span text:style-name="T6">http://www.parts-depot.com/parts/00345</text:span></text:p>
                  </text:list-item>
                  <text:list-item>
                    <text:p><text:span text:style-name="T6">NOT</text:span></text:p>
                  </text:list-item>
                  <text:list-item>
                    <text:p><text:span text:style-name="T6">http://www.parts-depot.com/parts/getPart?id=00345</text:span></text:p>
                  </text:list-item>
                </text:list>
              </text:list-item>
              <text:list-item>
                <text:p><text:span text:style-name="T11">Resources support a limited, uniform set of operations (roughly analogous database operations)</text:span></text:p>
                <text:list>
                  <text:list-item>
                    <text:p><text:span text:style-name="T6">GET, PUT, POST, DELETE</text:span></text:p>
                  </text:list-item>
                  <text:list-item>
                    <text:p><text:span text:style-name="T6">All have well-defined semantics</text:span></text:p>
                  </text:list-item>
                </text:list>
              </text:list-item>
            </text:list>
          </draw:text-box>
        </draw:frame>
        <presentation:notes draw:style-name="dp2">
          <draw:page-thumbnail draw:style-name="gr2" draw:layer="layout" svg:width="13.335cm" svg:height="10.002cm" svg:x="3.492cm" svg:y="2.001cm" draw:page-number="4" presentation:class="page"/>
          <draw:frame presentation:style-name="pr9" draw:text-style-name="P9" draw:layer="layout" svg:width="14.904cm" svg:height="11.75cm" svg:x="2.708cm" svg:y="12.668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17.476cm" svg:height="2.719cm" svg:x="0.957cm" svg:y="0.242cm" presentation:class="title">
          <draw:text-box>
            <text:p>REST Principles (2)</text:p>
          </draw:text-box>
        </draw:frame>
        <draw:frame presentation:style-name="pr11" draw:layer="layout" svg:width="21.855cm" svg:height="13.311cm" svg:x="1.745cm" svg:y="4.057cm" presentation:class="outline" presentation:user-transformed="true">
          <draw:text-box>
            <text:list text:style-name="L4">
              <text:list-item>
                <text:p><text:span text:style-name="T11">Clients can request particular </text:span><text:span text:style-name="T12">representation of a resource</text:span></text:p>
                <text:list>
                  <text:list-item>
                    <text:p><text:span text:style-name="T6">Resources can support multiple representations</text:span></text:p>
                  </text:list-item>
                  <text:list-item>
                    <text:p><text:span text:style-name="T6">HTML, XML, JSON, …</text:span></text:p>
                  </text:list-item>
                </text:list>
              </text:list-item>
              <text:list-item>
                <text:p>Representations should link to other resources, rather than manipulating the data behind those resources directly</text:p>
                <text:list>
                  <text:list-item>
                    <text:p><text:span text:style-name="T6">Allows for extensions and discovery, like with web sites</text:span></text:p>
                  </text:list-item>
                  <text:list-item>
                    <text:p><text:span text:style-name="T6">Part of what makes REST performant / scalable</text:span></text:p>
                  </text:list-item>
                  <text:list-item>
                    <text:p><text:span text:style-name="T6">Makes clients keep track of state</text:span></text:p>
                  </text:list-item>
                  <text:list-item>
                    <text:p><text:span text:style-name="T6">MIME types contract for interacting with a resource</text:span></text:p>
                  </text:list-item>
                </text:list>
                <text:p/>
              </text:list-item>
            </text:list>
          </draw:text-box>
        </draw:frame>
        <presentation:notes draw:style-name="dp2">
          <draw:page-thumbnail draw:style-name="gr2" draw:layer="layout" svg:width="13.335cm" svg:height="10.002cm" svg:x="3.496cm" svg:y="2.001cm" draw:page-number="5" presentation:class="page"/>
          <draw:frame presentation:style-name="pr9" draw:layer="layout" svg:width="14.904cm" svg:height="11.75cm" svg:x="2.708cm" svg:y="12.66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17.476cm" svg:height="2.719cm" svg:x="0.958cm" svg:y="0.242cm" presentation:class="title" presentation:user-transformed="true">
          <draw:text-box>
            <text:p>REST Principles (3)</text:p>
          </draw:text-box>
        </draw:frame>
        <draw:frame presentation:style-name="pr10" draw:layer="layout" svg:width="21.855cm" svg:height="12.323cm" svg:x="1.746cm" svg:y="4.657cm" presentation:class="outline" presentation:user-transformed="true">
          <draw:text-box>
            <text:list text:style-name="L4">
              <text:list-item>
                <text:p>Stateless architecture</text:p>
                <text:list>
                  <text:list-item>
                    <text:p>No HttpSession</text:p>
                  </text:list-item>
                  <text:list-item>
                    <text:p>Part of what makes it scalable / performant</text:p>
                  </text:list-item>
                </text:list>
              </text:list-item>
              <text:list-item>
                <text:p>HTTP headers and status codes communicate result to clients</text:p>
                <text:list>
                  <text:list-item>
                    <text:p>All well-defined in the HTTP Specification</text:p>
                  </text:list-item>
                </text:list>
              </text:list-item>
            </text:list>
          </draw:text-box>
        </draw:frame>
        <presentation:notes draw:style-name="dp2">
          <draw:page-thumbnail draw:style-name="gr2" draw:layer="layout" svg:width="13.335cm" svg:height="10.002cm" svg:x="3.496cm" svg:y="2.001cm" draw:page-number="6" presentation:class="page"/>
          <draw:frame presentation:style-name="pr9" draw:layer="layout" svg:width="14.904cm" svg:height="11.75cm" svg:x="2.708cm" svg:y="12.668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17.476cm" svg:height="2.719cm" svg:x="0.958cm" svg:y="0.242cm" presentation:class="title" presentation:user-transformed="true">
          <draw:text-box>
            <text:p>REST Clients</text:p>
          </draw:text-box>
        </draw:frame>
        <draw:frame presentation:style-name="pr10" draw:layer="layout" svg:width="21.855cm" svg:height="12.323cm" svg:x="1.746cm" svg:y="4.657cm" presentation:class="outline" presentation:user-transformed="true">
          <draw:text-box>
            <text:list text:style-name="L4">
              <text:list-item>
                <text:p>One benefit of REST:</text:p>
                <text:list>
                  <text:list-item>
                    <text:p>Every platform/language supports HTTP</text:p>
                    <text:list>
                      <text:list-item>
                        <text:p>Unlike for example SOAP + WS-* specs</text:p>
                      </text:list-item>
                    </text:list>
                  </text:list-item>
                  <text:list-item>
                    <text:p>This makes it easy to support different types of clients</text:p>
                  </text:list-item>
                </text:list>
                <text:p/>
              </text:list-item>
            </text:list>
          </draw:text-box>
        </draw:frame>
        <presentation:notes draw:style-name="dp2">
          <draw:page-thumbnail draw:style-name="gr2" draw:layer="layout" svg:width="13.335cm" svg:height="10.002cm" svg:x="3.496cm" svg:y="2.001cm" draw:page-number="7" presentation:class="page"/>
          <draw:frame presentation:style-name="pr9" draw:layer="layout" svg:width="14.904cm" svg:height="11.75cm" svg:x="2.708cm" svg:y="12.668cm" presentation:class="notes" presentation:placeholder="true">
            <draw:text-box/>
          </draw:frame>
        </presentation:notes>
      </draw:page>
      <draw:page draw:name="page8" draw:style-name="dp1" draw:master-page-name="Default">
        <office:forms form:automatic-focus="false" form:apply-design-mode="false"/>
        <draw:frame presentation:style-name="pr4" draw:text-style-name="P2" draw:layer="layout" svg:width="17.476cm" svg:height="2.753cm" svg:x="0.958cm" svg:y="0.826cm" presentation:class="title" presentation:user-transformed="true">
          <draw:text-box>
            <text:p text:style-name="P6">Topics in this Session</text:p>
          </draw:text-box>
        </draw:frame>
        <draw:frame presentation:style-name="pr5" draw:text-style-name="P8" draw:layer="layout" svg:width="21.855cm" svg:height="11.219cm" svg:x="1.746cm" svg:y="4.658cm" presentation:class="outline" presentation:user-transformed="true">
          <draw:text-box>
            <text:list text:style-name="L4">
              <text:list-item>
                <text:p text:style-name="P7"><text:span text:style-name="T4">REST Introduction</text:span></text:p>
              </text:list-item>
              <text:list-item>
                <text:p text:style-name="P7"><text:span text:style-name="T3">REST and Java</text:span></text:p>
              </text:list-item>
              <text:list-item>
                <text:p text:style-name="P7"><text:span text:style-name="T4">Spring MVC support for RESTful applications</text:span></text:p>
                <text:list>
                  <text:list-item>
                    <text:p><text:span text:style-name="T4">Request/Response Processing</text:span></text:p>
                  </text:list-item>
                  <text:list-item>
                    <text:p><text:span text:style-name="T4">Using MessageConverters</text:span></text:p>
                  </text:list-item>
                  <text:list-item>
                    <text:p><text:span text:style-name="T4">Content Negotiation</text:span></text:p>
                  </text:list-item>
                  <text:list-item>
                    <text:p><text:span text:style-name="T5">Putting it all together</text:span></text:p>
                  </text:list-item>
                </text:list>
              </text:list-item>
              <text:list-item>
                <text:p text:style-name="P7"><text:span text:style-name="T4">RESTful clients with the RestTemplate</text:span></text:p>
              </text:list-item>
              <text:list-item>
                <text:p text:style-name="P7"><text:span text:style-name="T4">Summary</text:span></text:p>
              </text:list-item>
            </text:list>
          </draw:text-box>
        </draw:frame>
        <presentation:notes draw:style-name="dp2">
          <draw:custom-shape draw:name="Rectangle 7" draw:style-name="gr1" draw:text-style-name="P10"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8"/>
          <draw:frame presentation:style-name="pr6" draw:text-style-name="P11" draw:layer="layout" svg:width="14.904cm" svg:height="12.027cm" svg:x="2.708cm" svg:y="12.668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2" draw:layer="layout" svg:width="17.476cm" svg:height="2.97cm" svg:x="0.957cm" svg:y="0.117cm" presentation:class="title" presentation:user-transformed="true">
          <draw:text-box>
            <text:p>REST and Java: JAX-RS</text:p>
          </draw:text-box>
        </draw:frame>
        <draw:frame presentation:style-name="pr13" draw:layer="layout" svg:width="21.855cm" svg:height="13.877cm" svg:x="1.745cm" svg:y="3.957cm" presentation:class="outline" presentation:user-transformed="true">
          <draw:text-box>
            <text:list text:style-name="L4">
              <text:list-item>
                <text:p>JAX-RS is a Java EE 6 standard for building RESTful applications</text:p>
                <text:list>
                  <text:list-item>
                    <text:p>Focuses on programmatic clients, not browsers</text:p>
                  </text:list-item>
                </text:list>
              </text:list-item>
              <text:list-item>
                <text:p>Various implementations</text:p>
                <text:list>
                  <text:list-item>
                    <text:p>Jersey (RI), RESTEasy, Restlet, CXF</text:p>
                  </text:list-item>
                  <text:list-item>
                    <text:p>All implementations provide Spring support</text:p>
                  </text:list-item>
                </text:list>
              </text:list-item>
              <text:list-item>
                <text:p>Good option for full REST support using a standard</text:p>
                <text:list>
                  <text:list-item>
                    <text:p>Alternative to JAX-WS</text:p>
                  </text:list-item>
                </text:list>
              </text:list-item>
              <text:list-item>
                <text:p>No support for building clients in the standard</text:p>
                <text:list>
                  <text:list-item>
                    <text:p>JAX-RS is a server side specification</text:p>
                  </text:list-item>
                  <text:list-item>
                    <text:p>However, some JAX-RS implementations offer support for building JAX-RS clients</text:p>
                  </text:list-item>
                </text:list>
              </text:list-item>
            </text:list>
          </draw:text-box>
        </draw:frame>
        <presentation:notes draw:style-name="dp2">
          <draw:page-thumbnail draw:style-name="gr2" draw:layer="layout" svg:width="13.335cm" svg:height="10.002cm" svg:x="3.496cm" svg:y="2.001cm" draw:page-number="9" presentation:class="page"/>
          <draw:frame presentation:style-name="pr9" draw:layer="layout" svg:width="14.904cm" svg:height="11.75cm" svg:x="2.708cm" svg:y="12.668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7.476cm" svg:height="2.719cm" svg:x="0.957cm" svg:y="0.242cm" presentation:class="title">
          <draw:text-box>
            <text:p>REST and Java: Spring-MVC</text:p>
          </draw:text-box>
        </draw:frame>
        <draw:frame presentation:style-name="pr14" draw:layer="layout" svg:width="21.855cm" svg:height="13.041cm" svg:x="1.745cm" svg:y="4.157cm" presentation:class="outline" presentation:user-transformed="true">
          <draw:text-box>
            <text:list text:style-name="L4">
              <text:list-item>
                <text:p>Spring-MVC provides REST support as well</text:p>
                <text:list>
                  <text:list-item>
                    <text:p>Since version 3.0</text:p>
                  </text:list-item>
                  <text:list-item>
                    <text:p>An alternative to JAX-RS</text:p>
                  </text:list-item>
                </text:list>
              </text:list-item>
              <text:list-item>
                <text:p>Aimed at Spring-MVC developers who don't want to use another programming model just for REST</text:p>
                <text:list>
                  <text:list-item>
                    <text:p>There's no reason not to use a Spring-MVC controller to support a RESTful web service</text:p>
                  </text:list-item>
                </text:list>
              </text:list-item>
              <text:list-item>
                <text:p>Supports both programmatic (web service) or browser (web application) based clients</text:p>
              </text:list-item>
              <text:list-item>
                <text:p>Includes a RestTemplate for building clients</text:p>
              </text:list-item>
              <text:list-item>
                <text:p>The focus of this module</text:p>
              </text:list-item>
            </text:list>
          </draw:text-box>
        </draw:frame>
        <presentation:notes draw:style-name="dp2">
          <draw:page-thumbnail draw:style-name="gr2" draw:layer="layout" svg:width="13.335cm" svg:height="10.002cm" svg:x="3.496cm" svg:y="2.001cm" draw:page-number="10" presentation:class="page"/>
          <draw:frame presentation:style-name="pr9" draw:layer="layout" svg:width="14.904cm" svg:height="11.75cm" svg:x="2.708cm" svg:y="12.668cm" presentation:class="notes" presentation:placeholder="true">
            <draw:text-box/>
          </draw:frame>
        </presentation:notes>
      </draw:page>
      <draw:page draw:name="page11" draw:style-name="dp1" draw:master-page-name="Default">
        <office:forms form:automatic-focus="false" form:apply-design-mode="false"/>
        <draw:frame draw:style-name="gr3" draw:text-style-name="P12" draw:layer="layout" svg:width="22.532cm" svg:height="10.381cm" svg:x="1.496cm" svg:y="4.42cm">
          <draw:text-box>
            <text:list text:style-name="L4">
              <text:list-item>
                <text:p text:style-name="P7"><text:span text:style-name="T13">REST introduction</text:span></text:p>
              </text:list-item>
              <text:list-item>
                <text:p text:style-name="P7"><text:span text:style-name="T13">REST and Java</text:span></text:p>
              </text:list-item>
              <text:list-item>
                <text:p text:style-name="P7"><text:span text:style-name="T14">Spring MVC support for RESTful applications</text:span></text:p>
                <text:list>
                  <text:list-item>
                    <text:p><text:span text:style-name="T15">Request/Response Processing</text:span></text:p>
                  </text:list-item>
                  <text:list-item>
                    <text:p><text:span text:style-name="T15">Using MessageConverters</text:span></text:p>
                  </text:list-item>
                  <text:list-item>
                    <text:p><text:span text:style-name="T15">Content Negotiation</text:span></text:p>
                  </text:list-item>
                  <text:list-item>
                    <text:p><text:span text:style-name="T15">Putting it all together</text:span></text:p>
                  </text:list-item>
                </text:list>
              </text:list-item>
              <text:list-item>
                <text:p text:style-name="P7"><text:span text:style-name="T13">RESTful clients with the RestTemplate</text:span></text:p>
              </text:list-item>
              <text:list-item>
                <text:p text:style-name="P7"><text:span text:style-name="T13">Summary</text:span></text:p>
              </text:list-item>
            </text:list>
          </draw:text-box>
        </draw:frame>
        <draw:frame presentation:style-name="pr4" draw:text-style-name="P2" draw:layer="layout" svg:width="17.476cm" svg:height="2.753cm" svg:x="0.957cm" svg:y="0.826cm" presentation:class="title" presentation:user-transformed="true">
          <draw:text-box>
            <text:p text:style-name="P6">Topics in this Session</text:p>
          </draw:text-box>
        </draw:frame>
        <presentation:notes draw:style-name="dp2">
          <draw:custom-shape draw:name="Rectangle 7" draw:style-name="gr1" draw:text-style-name="P10"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11"/>
          <draw:frame presentation:style-name="pr6" draw:text-style-name="P11" draw:layer="layout" svg:width="14.904cm" svg:height="12.027cm" svg:x="2.708cm" svg:y="12.668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2" draw:layer="layout" svg:width="17.476cm" svg:height="2.97cm" svg:x="0.957cm" svg:y="0.117cm" presentation:class="title">
          <draw:text-box>
            <text:p>Spring-MVC REST Support</text:p>
          </draw:text-box>
        </draw:frame>
        <draw:frame presentation:style-name="pr15" draw:layer="layout" svg:width="21.855cm" svg:height="11.289cm" svg:x="1.745cm" svg:y="4.657cm" presentation:class="outline" presentation:user-transformed="true">
          <draw:text-box>
            <text:list text:style-name="L4">
              <text:list-item>
                <text:p><text:span text:style-name="T16">URI templates to parse RESTful URLs</text:span></text:p>
                <text:list>
                  <text:list-item>
                    <text:p><text:span text:style-name="T17">Embedding parameters a URI request mapping</text:span></text:p>
                    <text:list>
                      <text:list-item>
                        <text:p><text:span text:style-name="T18">/orders/{id}</text:span></text:p>
                      </text:list-item>
                    </text:list>
                  </text:list-item>
                </text:list>
              </text:list-item>
              <text:list-item>
                <text:p><text:span text:style-name="T16">Mapping requests based on HTTP methods</text:span></text:p>
                <text:list>
                  <text:list-item>
                    <text:p>GET &amp; POST, but also PUT &amp; DELETE</text:p>
                  </text:list-item>
                </text:list>
              </text:list-item>
              <text:list-item>
                <text:p><text:span text:style-name="T16">Views for multiple resource representations</text:span></text:p>
                <text:list>
                  <text:list-item>
                    <text:p>XML (incl. dedicated Atom &amp; RSS views)</text:p>
                  </text:list-item>
                  <text:list-item>
                    <text:p>JSON</text:p>
                  </text:list-item>
                  <text:list-item>
                    <text:p>HTML </text:p>
                  </text:list-item>
                </text:list>
              </text:list-item>
              <text:list-item>
                <text:p><text:span text:style-name="T16">This module will cover these, as well as other REST related features</text:span></text:p>
              </text:list-item>
            </text:list>
          </draw:text-box>
        </draw:frame>
        <presentation:notes draw:style-name="dp2">
          <draw:page-thumbnail draw:style-name="gr2" draw:layer="layout" svg:width="13.335cm" svg:height="10.002cm" svg:x="3.496cm" svg:y="2.001cm" draw:page-number="12" presentation:class="page"/>
          <draw:frame presentation:style-name="pr9" draw:layer="layout" svg:width="14.904cm" svg:height="11.75cm" svg:x="2.708cm" svg:y="12.668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2" draw:layer="layout" svg:width="17.476cm" svg:height="2.753cm" svg:x="0.957cm" svg:y="0.826cm" presentation:class="title" presentation:user-transformed="true">
          <draw:text-box>
            <text:p text:style-name="P6">Topics in this Session</text:p>
          </draw:text-box>
        </draw:frame>
        <draw:frame presentation:style-name="pr5" draw:text-style-name="P8" draw:layer="layout" svg:width="22.644cm" svg:height="11.219cm" svg:x="1.745cm" svg:y="4.658cm" presentation:class="outline" presentation:user-transformed="true">
          <draw:text-box>
            <text:list text:style-name="L4">
              <text:list-item>
                <text:p text:style-name="P7"><text:span text:style-name="T4">REST introduction</text:span></text:p>
              </text:list-item>
              <text:list-item>
                <text:p text:style-name="P7"><text:span text:style-name="T4">REST and Java</text:span></text:p>
              </text:list-item>
              <text:list-item>
                <text:p text:style-name="P7"><text:span text:style-name="T4">Spring MVC support for RESTful applications</text:span></text:p>
                <text:list>
                  <text:list-item>
                    <text:p><text:span text:style-name="T3">Request/Response Processing</text:span></text:p>
                  </text:list-item>
                  <text:list-item>
                    <text:p><text:span text:style-name="T4">Using MessageConverters</text:span></text:p>
                  </text:list-item>
                  <text:list-item>
                    <text:p><text:span text:style-name="T4">Content Negotiation</text:span></text:p>
                  </text:list-item>
                  <text:list-item>
                    <text:p><text:span text:style-name="T5">Putting it all together</text:span></text:p>
                  </text:list-item>
                </text:list>
              </text:list-item>
              <text:list-item>
                <text:p text:style-name="P7"><text:span text:style-name="T4">RESTful clients with the RestTemplate</text:span></text:p>
              </text:list-item>
              <text:list-item>
                <text:p text:style-name="P7"><text:span text:style-name="T4">Summary</text:span></text:p>
              </text:list-item>
            </text:list>
          </draw:text-box>
        </draw:frame>
        <presentation:notes draw:style-name="dp2">
          <draw:page-thumbnail draw:style-name="gr2" draw:layer="layout" svg:width="13.335cm" svg:height="10.002cm" svg:x="3.496cm" svg:y="2.001cm" draw:page-number="13" presentation:class="page"/>
          <draw:frame presentation:style-name="pr9" draw:layer="layout" svg:width="14.904cm" svg:height="11.75cm" svg:x="2.708cm" svg:y="12.668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6" draw:text-style-name="P13" draw:layer="layout" svg:width="17.476cm" svg:height="2.745cm" svg:x="0.958cm" svg:y="0.229cm" presentation:class="title" presentation:user-transformed="true">
          <draw:text-box>
            <text:p><text:span text:style-name="T19">Request Mapping Based on the HTTP Method</text:span></text:p>
          </draw:text-box>
        </draw:frame>
        <draw:frame presentation:style-name="pr10" draw:layer="layout" svg:width="22.932cm" svg:height="12.323cm" svg:x="1.246cm" svg:y="3.657cm" presentation:class="outline" presentation:user-transformed="true">
          <draw:text-box>
            <text:list text:style-name="L4">
              <text:list-item>
                <text:p>Can map HTTP requests based on method</text:p>
                <text:list>
                  <text:list-item>
                    <text:p>Allows same URL to be mapped to multiple methods</text:p>
                    <text:list>
                      <text:list-item>
                        <text:p>Analogous to the distinction between doGet / doPost</text:p>
                      </text:list-item>
                    </text:list>
                  </text:list-item>
                  <text:list-item>
                    <text:p>Often used for form-based controllers (GET &amp; POST)</text:p>
                  </text:list-item>
                  <text:list-item>
                    <text:p>It is essential to support RESTful resource URLs for any required operation</text:p>
                    <text:list>
                      <text:list-item>
                        <text:p>e.g. PUT and DELETE, not just GET and POST</text:p>
                      </text:list-item>
                    </text:list>
                  </text:list-item>
                </text:list>
              </text:list-item>
            </text:list>
          </draw:text-box>
        </draw:frame>
        <draw:custom-shape draw:name="Rectangle 4" draw:style-name="gr4" draw:text-style-name="P15" draw:layer="layout" svg:width="20.923cm" svg:height="3.422cm" svg:x="2.064cm" svg:y="14.753cm">
          <text:p text:style-name="P14"><text:span text:style-name="T20">@RequestMapping</text:span><text:span text:style-name="T21">(value=</text:span><text:span text:style-name="T22">"/orders"</text:span><text:span text:style-name="T21">, </text:span><text:span text:style-name="T23">method=RequestMethod.</text:span><text:span text:style-name="T24">POST</text:span><text:span text:style-name="T21">)</text:span></text:p>
          <text:p text:style-name="P14"><text:span text:style-name="T25">public</text:span><text:span text:style-name="T21"> </text:span><text:span text:style-name="T25">void</text:span><text:span text:style-name="T21"> createOrder(HttpServletRequest request, Model model) {</text:span></text:p>
          <text:p text:style-name="P14"><text:span text:style-name="T21"><text:s text:c="3"/></text:span><text:span text:style-name="T26">// Process the order data from the request</text:span></text:p>
          <text:p text:style-name="P14"><text:span text:style-name="T27">}</text:span></text:p>
          <draw:enhanced-geometry svg:viewBox="0 0 21600 21600" draw:type="rectangle" draw:enhanced-path="M 0 0 L 21600 0 21600 21600 0 21600 0 0 Z N"/>
        </draw:custom-shape>
        <draw:custom-shape draw:name="Rectangle 4" draw:style-name="gr4" draw:text-style-name="P15" draw:layer="layout" svg:width="20.923cm" svg:height="3.376cm" svg:x="2.065cm" svg:y="10.853cm">
          <text:p text:style-name="P14"><text:span text:style-name="T20">@RequestMapping</text:span><text:span text:style-name="T21">(value=</text:span><text:span text:style-name="T22">"/orders"</text:span><text:span text:style-name="T21">, </text:span><text:span text:style-name="T23">method=RequestMethod.</text:span><text:span text:style-name="T24">GET</text:span><text:span text:style-name="T21">)</text:span></text:p>
          <text:p text:style-name="P14"><text:span text:style-name="T25">public</text:span><text:span text:style-name="T21"> </text:span><text:span text:style-name="T25">void</text:span><text:span text:style-name="T21"> listOrders(Model model) {</text:span></text:p>
          <text:p text:style-name="P14"><text:span text:style-name="T21"><text:s text:c="3"/></text:span><text:span text:style-name="T26">// Find all Orders and add them to the model</text:span></text:p>
          <text:p text:style-name="P14"><text:span text:style-name="T27">}</text:span></text:p>
          <draw:enhanced-geometry svg:viewBox="0 0 21600 21600" draw:type="rectangle" draw:enhanced-path="M 0 0 L 21600 0 21600 21600 0 21600 0 0 Z N"/>
        </draw:custom-shape>
        <presentation:notes draw:style-name="dp2">
          <draw:page-thumbnail draw:style-name="gr2" draw:layer="layout" svg:width="13.335cm" svg:height="10.002cm" svg:x="3.496cm" svg:y="2.001cm" draw:page-number="14" presentation:class="page"/>
          <draw:frame presentation:style-name="pr9" draw:layer="layout" svg:width="14.904cm" svg:height="11.75cm" svg:x="2.708cm" svg:y="12.668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7.476cm" svg:height="2.719cm" svg:x="0.958cm" svg:y="0.242cm" presentation:class="title" presentation:user-transformed="true">
          <draw:text-box>
            <text:p>HTTP Status Code Support</text:p>
          </draw:text-box>
        </draw:frame>
        <draw:frame presentation:style-name="pr17" draw:layer="layout" svg:width="23.563cm" svg:height="13.639cm" svg:x="1.218cm" svg:y="3.857cm" presentation:class="outline" presentation:user-transformed="true">
          <draw:text-box>
            <text:list text:style-name="L4">
              <text:list-item>
                <text:p><text:span text:style-name="T16">Web applications generally use a few status codes</text:span></text:p>
                <text:list>
                  <text:list-item>
                    <text:p><text:span text:style-name="T17">200</text:span><text:span text:style-name="T17"><text:tab/></text:span><text:span text:style-name="T17">OK</text:span></text:p>
                  </text:list-item>
                  <text:list-item>
                    <text:p><text:span text:style-name="T17">404</text:span><text:span text:style-name="T17"><text:tab/></text:span><text:span text:style-name="T17">Not Found </text:span></text:p>
                  </text:list-item>
                  <text:list-item>
                    <text:p><text:span text:style-name="T17">302/303</text:span><text:span text:style-name="T17"><text:tab/></text:span><text:span text:style-name="T17">Redirect</text:span></text:p>
                  </text:list-item>
                  <text:list-item>
                    <text:p><text:span text:style-name="T17">500</text:span><text:span text:style-name="T17"><text:tab/></text:span><text:span text:style-name="T17">Internal Server Error (for unhandled Exceptions)</text:span></text:p>
                  </text:list-item>
                </text:list>
              </text:list-item>
              <text:list-item>
                <text:p><text:span text:style-name="T16">RESTful applications often use many other codes to communicate with their clients</text:span></text:p>
                <text:list>
                  <text:list-item>
                    <text:p><text:span text:style-name="T17">201</text:span><text:span text:style-name="T17"><text:tab/></text:span><text:span text:style-name="T17">Created</text:span></text:p>
                  </text:list-item>
                  <text:list-item>
                    <text:p><text:span text:style-name="T17">204</text:span><text:span text:style-name="T17"><text:tab/></text:span><text:span text:style-name="T17">No Content</text:span></text:p>
                  </text:list-item>
                  <text:list-item>
                    <text:p><text:span text:style-name="T17">405</text:span><text:span text:style-name="T17"><text:tab/></text:span><text:span text:style-name="T17">Method Not Allowed</text:span></text:p>
                  </text:list-item>
                  <text:list-item>
                    <text:p><text:span text:style-name="T17">409</text:span><text:span text:style-name="T17"><text:tab/></text:span><text:span text:style-name="T17">Conflict</text:span></text:p>
                  </text:list-item>
                </text:list>
              </text:list-item>
              <text:list-item>
                <text:p><text:span text:style-name="T16">Use </text:span><text:span text:style-name="T28">@ResponseStatus</text:span><text:span text:style-name="T16"> on your controller method so you don't have to set this programmatically on the </text:span><text:span text:style-name="T29">HttpServletResponse</text:span><text:span text:style-name="T16"> yourself</text:span></text:p>
              </text:list-item>
            </text:list>
          </draw:text-box>
        </draw:frame>
        <presentation:notes draw:style-name="dp2">
          <draw:page-thumbnail draw:style-name="gr2" draw:layer="layout" svg:width="13.335cm" svg:height="10.002cm" svg:x="3.496cm" svg:y="2.001cm" draw:page-number="15" presentation:class="page"/>
          <draw:frame presentation:style-name="pr9" draw:layer="layout" svg:width="14.904cm" svg:height="11.75cm" svg:x="2.708cm" svg:y="12.668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7.476cm" svg:height="2.719cm" svg:x="0.957cm" svg:y="0.242cm" presentation:class="title" presentation:user-transformed="true">
          <draw:text-box>
            <text:p>Common Response Codes</text:p>
          </draw:text-box>
        </draw:frame>
        <draw:frame presentation:style-name="pr10" draw:layer="layout" svg:width="22.018cm" svg:height="12.323cm" svg:x="1.745cm" svg:y="4.657cm" presentation:class="outline" presentation:user-transformed="true">
          <draw:text-box>
            <text:list text:style-name="L4">
              <text:list-item>
                <text:p>Some common HTTP response codes:</text:p>
                <text:list>
                  <text:list-item>
                    <text:p>200: after a successful GET where content is returned</text:p>
                  </text:list-item>
                  <text:list-item>
                    <text:p>201: when new resource was created on POST or PUT </text:p>
                    <text:list>
                      <text:list-item>
                        <text:p>Location header should contain URI of new resource</text:p>
                      </text:list-item>
                    </text:list>
                  </text:list-item>
                  <text:list-item>
                    <text:p>204: when the response is empty</text:p>
                    <text:list>
                      <text:list-item>
                        <text:p>e.g. after successful update with PUT or DELETE</text:p>
                      </text:list-item>
                    </text:list>
                  </text:list-item>
                  <text:list-item>
                    <text:p>404: when requested resource was not found</text:p>
                  </text:list-item>
                  <text:list-item>
                    <text:p>405: when HTTP method is not supported by resource</text:p>
                  </text:list-item>
                  <text:list-item>
                    <text:p>409: when a conflict occurs while making changes</text:p>
                    <text:list>
                      <text:list-item>
                        <text:p>e.g. when POSTing unique data that already exists</text:p>
                      </text:list-item>
                    </text:list>
                  </text:list-item>
                  <text:list-item>
                    <text:p>500: internal server error</text:p>
                  </text:list-item>
                </text:list>
              </text:list-item>
            </text:list>
          </draw:text-box>
        </draw:frame>
        <presentation:notes draw:style-name="dp2">
          <draw:page-thumbnail draw:style-name="gr2" draw:layer="layout" svg:width="13.335cm" svg:height="10.002cm" svg:x="3.496cm" svg:y="2.001cm" draw:page-number="16" presentation:class="page"/>
          <draw:frame presentation:style-name="pr9" draw:layer="layout" svg:width="14.904cm" svg:height="11.75cm" svg:x="2.708cm" svg:y="12.668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7.476cm" svg:height="2.719cm" svg:x="0.959cm" svg:y="0.242cm" presentation:class="title" presentation:user-transformed="true">
          <draw:text-box>
            <text:p>@ResponseStatus</text:p>
          </draw:text-box>
        </draw:frame>
        <draw:frame presentation:style-name="pr18" draw:layer="layout" svg:width="23.508cm" svg:height="6.625cm" svg:x="1.164cm" svg:y="10.786cm" presentation:class="outline" presentation:user-transformed="true">
          <draw:text-box>
            <text:list text:style-name="L4">
              <text:list-item>
                <text:p><text:span text:style-name="T16">When using @ResponseStatus, a void return no longer implies a default view name!</text:span></text:p>
                <text:list>
                  <text:list-item>
                    <text:p><text:span text:style-name="T17">There will be no view</text:span></text:p>
                  </text:list-item>
                  <text:list-item>
                    <text:p><text:span text:style-name="T17">The response will have an empty body</text:span></text:p>
                  </text:list-item>
                </text:list>
              </text:list-item>
            </text:list>
          </draw:text-box>
        </draw:frame>
        <draw:custom-shape draw:name="Rectangle 4" draw:style-name="gr4" draw:text-style-name="P15" draw:layer="layout" svg:width="20.923cm" svg:height="5.912cm" svg:x="1.891cm" svg:y="4.479cm">
          <text:p text:style-name="P14"><text:span text:style-name="T30">@RequestMapping</text:span><text:span text:style-name="T18">(value=</text:span><text:span text:style-name="T31">"/orders"</text:span><text:span text:style-name="T18">, method=</text:span><text:span text:style-name="T21">RequestMethod.</text:span><text:span text:style-name="T32">POST</text:span><text:span text:style-name="T18">)</text:span></text:p>
          <text:p text:style-name="P14"><text:span text:style-name="T30">@ResponseStatus</text:span><text:span text:style-name="T18">(HttpStatus.</text:span><text:span text:style-name="T32">CREATED</text:span><text:span text:style-name="T18">)</text:span><text:span text:style-name="T21"> <text:s/></text:span><text:span text:style-name="T26">// 201</text:span></text:p>
          <text:p text:style-name="P14"><text:span text:style-name="T33">public void</text:span><text:span text:style-name="T18"> createOrder(HttpServletRequest request,</text:span></text:p>
          <text:p text:style-name="P14"><text:span text:style-name="T18"><text:s text:c="40"/></text:span><text:span text:style-name="T18">HttpServletResponse response) {</text:span></text:p>
          <text:p text:style-name="P14"><text:span text:style-name="T21"><text:s text:c="3"/></text:span><text:span text:style-name="T21">Order order = createOrder(request);</text:span></text:p>
          <text:p text:style-name="P14"><text:span text:style-name="T26"><text:s text:c="3"/></text:span><text:span text:style-name="T26">// Determine full URI for newly created Order based on request</text:span></text:p>
          <text:p text:style-name="P14"><text:span text:style-name="T21"><text:s text:c="3"/></text:span><text:span text:style-name="T21">response.</text:span><text:span text:style-name="T34">addHeader(</text:span><text:span text:style-name="T35">"Location"</text:span><text:span text:style-name="T34">, </text:span><text:span text:style-name="T36">determineLocation(request, order));</text:span></text:p>
          <text:p text:style-name="P14"><text:span text:style-name="T27">}</text:span></text:p>
          <draw:enhanced-geometry svg:viewBox="0 0 21600 21600" draw:type="rectangle" draw:enhanced-path="M 0 0 L 21600 0 21600 21600 0 21600 0 0 Z N"/>
        </draw:custom-shape>
        <presentation:notes draw:style-name="dp2">
          <draw:page-thumbnail draw:style-name="gr2" draw:layer="layout" svg:width="13.335cm" svg:height="10.002cm" svg:x="3.496cm" svg:y="2.001cm" draw:page-number="17" presentation:class="page"/>
          <draw:frame presentation:style-name="pr9" draw:layer="layout" svg:width="14.904cm" svg:height="11.75cm" svg:x="2.708cm" svg:y="12.668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7.476cm" svg:height="2.719cm" svg:x="0.959cm" svg:y="0.242cm" presentation:class="title" presentation:user-transformed="true">
          <draw:text-box>
            <text:p>Determining Location Header</text:p>
          </draw:text-box>
        </draw:frame>
        <draw:frame presentation:style-name="pr10" draw:layer="layout" svg:width="22.445cm" svg:height="12.323cm" svg:x="1.747cm" svg:y="3.557cm" presentation:class="outline" presentation:user-transformed="true">
          <draw:text-box>
            <text:list text:style-name="L4">
              <text:list-item>
                <text:p>How do you generate the URI for a RESTful resource?</text:p>
                <text:list>
                  <text:list-item>
                    <text:p>Location header value must be full URL</text:p>
                  </text:list-item>
                  <text:list-item>
                    <text:p>Determine based on request URL</text:p>
                    <text:list>
                      <text:list-item>
                        <text:p>Controller shouldn't know host name or servlet path</text:p>
                      </text:list-item>
                    </text:list>
                  </text:list-item>
                  <text:list-item>
                    <text:p>URL of created child resource usually a sub-path</text:p>
                    <text:list>
                      <text:list-item>
                        <text:p><text:span text:style-name="T6">POST to </text:span><text:span text:style-name="T37">http://www.myshop.com/store/orders</text:span><text:span text:style-name="T6"><text:line-break/></text:span><text:span text:style-name="T6">gives </text:span><text:span text:style-name="T37">http://www.myshop.com/store/orders/123</text:span></text:p>
                      </text:list-item>
                      <text:list-item>
                        <text:p><text:span text:style-name="T37">Can use Spring's UriTemplate for encoding where needed</text:span></text:p>
                      </text:list-item>
                    </text:list>
                  </text:list-item>
                </text:list>
              </text:list-item>
            </text:list>
          </draw:text-box>
        </draw:frame>
        <draw:custom-shape draw:name="Rectangle 4" draw:style-name="gr4" draw:text-style-name="P16" draw:layer="layout" svg:width="20.923cm" svg:height="4.51cm" svg:x="2.027cm" svg:y="13.016cm">
          <text:p text:style-name="P14"><text:span text:style-name="T38">private</text:span><text:span text:style-name="T39"> String getLocationForChildResource(HttpServletRequest request, </text:span><text:span text:style-name="T39"><text:line-break/></text:span><text:span text:style-name="T39"><text:tab/></text:span><text:span text:style-name="T39"><text:tab/></text:span><text:span text:style-name="T39"><text:tab/></text:span><text:span text:style-name="T39"><text:tab/></text:span><text:span text:style-name="T39"> <text:s text:c="6"/>Object childIdentifier) {</text:span></text:p>
          <text:p text:style-name="P14"><text:span text:style-name="T39"><text:s text:c="3"/></text:span><text:span text:style-name="T39">StringBuffer url = request.getRequestURL();</text:span></text:p>
          <text:p text:style-name="P14"><text:span text:style-name="T39"><text:s text:c="3"/></text:span><text:span text:style-name="T39">UriTemplate template = </text:span><text:span text:style-name="T38">new</text:span><text:span text:style-name="T39"> UriTemplate(url.append(</text:span><text:span text:style-name="T40">"/{childId}"</text:span><text:span text:style-name="T39">).toString());</text:span></text:p>
          <text:p text:style-name="P14"><text:span text:style-name="T41"><text:s text:c="3"/></text:span><text:span text:style-name="T38">return</text:span><text:span text:style-name="T39"> template.expand(childIdentifier).toASCIIString();</text:span></text:p>
          <text:p text:style-name="P14"><text:span text:style-name="T39">}</text:span></text:p>
          <draw:enhanced-geometry svg:viewBox="0 0 21600 21600" draw:type="rectangle" draw:enhanced-path="M 0 0 L 21600 0 21600 21600 0 21600 0 0 Z N"/>
        </draw:custom-shape>
        <presentation:notes draw:style-name="dp2">
          <draw:page-thumbnail draw:style-name="gr2" draw:layer="layout" svg:width="13.335cm" svg:height="10.002cm" svg:x="3.496cm" svg:y="2.001cm" draw:page-number="18" presentation:class="page"/>
          <draw:frame presentation:style-name="pr9" draw:layer="layout" svg:width="14.904cm" svg:height="11.75cm" svg:x="2.708cm" svg:y="12.668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7.907cm" svg:height="2.719cm" svg:x="0.959cm" svg:y="0.242cm" presentation:class="title" presentation:user-transformed="true">
          <draw:text-box>
            <text:p>@ResponseStatus &amp; Exceptions</text:p>
          </draw:text-box>
        </draw:frame>
        <draw:frame presentation:style-name="pr19" draw:layer="layout" svg:width="21.855cm" svg:height="4.367cm" svg:x="1.747cm" svg:y="3.857cm" presentation:class="outline" presentation:user-transformed="true">
          <draw:text-box>
            <text:list text:style-name="L4">
              <text:list-item>
                <text:p><text:span text:style-name="T16">You can also annotate Exception classes with a status code</text:span></text:p>
                <text:list>
                  <text:list-item>
                    <text:p><text:span text:style-name="T17">The designated status code will be used whenever an instance of the annotated exception is thrown from the controller</text:span></text:p>
                  </text:list-item>
                </text:list>
              </text:list-item>
            </text:list>
          </draw:text-box>
        </draw:frame>
        <draw:custom-shape draw:name="Rectangle 4" draw:style-name="gr4" draw:text-style-name="P15" draw:layer="layout" svg:width="20.923cm" svg:height="3.392cm" svg:x="2.392cm" svg:y="8.679cm">
          <text:p text:style-name="P14"><text:span text:style-name="T42">@ResponseStatus</text:span><text:span text:style-name="T43">(HttpStatus.</text:span><text:span text:style-name="T44">NOT_FOUND</text:span><text:span text:style-name="T43">)</text:span><text:span text:style-name="T23"> <text:s/></text:span><text:span text:style-name="T45">// 404</text:span></text:p>
          <text:p text:style-name="P14"><text:span text:style-name="T33">public class</text:span><text:span text:style-name="T18"> </text:span><text:span text:style-name="T21">OrderNotFoundException </text:span><text:span text:style-name="T33">extends</text:span><text:span text:style-name="T21"> RuntimeException {</text:span></text:p>
          <text:p text:style-name="P14"><text:span text:style-name="T21"><text:s text:c="3"/>…</text:span></text:p>
          <text:p text:style-name="P14"><text:span text:style-name="T21">}</text:span></text:p>
          <draw:enhanced-geometry svg:viewBox="0 0 21600 21600" draw:type="rectangle" draw:enhanced-path="M 0 0 L 21600 0 21600 21600 0 21600 0 0 Z N"/>
        </draw:custom-shape>
        <draw:custom-shape draw:name="Rectangle 4" draw:style-name="gr4" draw:text-style-name="P15" draw:layer="layout" svg:width="20.923cm" svg:height="5.303cm" svg:x="2.367cm" svg:y="12.853cm">
          <text:p text:style-name="P14"><text:span text:style-name="T20">@RequestMapping</text:span><text:span text:style-name="T21">(value=</text:span><text:span text:style-name="T22">"/orders/{id}"</text:span><text:span text:style-name="T21">,</text:span><text:span text:style-name="T46"> method=</text:span><text:span text:style-name="T47">GET</text:span><text:span text:style-name="T21">)</text:span></text:p>
          <text:p text:style-name="P14"><text:span text:style-name="T25">public</text:span><text:span text:style-name="T21"> String showOrder(</text:span><text:span text:style-name="T20">@PathVariable</text:span><text:span text:style-name="T21"> </text:span><text:span text:style-name="T25">long</text:span><text:span text:style-name="T21"> id, Model model) {</text:span></text:p>
          <text:p text:style-name="P14"><text:span text:style-name="T21"><text:s text:c="3"/></text:span><text:span text:style-name="T21">Order order = orderRepository.findOrderById(id);</text:span></text:p>
          <text:p text:style-name="P14"><text:span text:style-name="T21"><text:s text:c="3"/></text:span><text:span text:style-name="T25">if</text:span><text:span text:style-name="T21"> (order == null) </text:span><text:span text:style-name="T25">throw new</text:span><text:span text:style-name="T21"> OrderNotFoundException(id);</text:span></text:p>
          <text:p text:style-name="P14"><text:span text:style-name="T21"><text:s text:c="3"/></text:span><text:span text:style-name="T21">model.addAttribute(order);</text:span></text:p>
          <text:p text:style-name="P14"><text:span text:style-name="T21"><text:s text:c="3"/></text:span><text:span text:style-name="T21">return </text:span><text:span text:style-name="T22">"orderDetail"</text:span><text:span text:style-name="T21">;</text:span></text:p>
          <text:p text:style-name="P14"><text:span text:style-name="T27">}</text:span></text:p>
          <draw:enhanced-geometry svg:viewBox="0 0 21600 21600" draw:type="rectangle" draw:enhanced-path="M 0 0 L 21600 0 21600 21600 0 21600 0 0 Z N"/>
        </draw:custom-shape>
        <presentation:notes draw:style-name="dp2">
          <draw:page-thumbnail draw:style-name="gr2" draw:layer="layout" svg:width="13.335cm" svg:height="10.002cm" svg:x="3.496cm" svg:y="2.001cm" draw:page-number="19" presentation:class="page"/>
          <draw:frame presentation:style-name="pr9" draw:layer="layout" svg:width="14.904cm" svg:height="11.75cm" svg:x="2.708cm" svg:y="12.668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7.476cm" svg:height="2.719cm" svg:x="0.958cm" svg:y="0.242cm" presentation:class="title" presentation:user-transformed="true">
          <draw:text-box>
            <text:p>@ExceptionHandler</text:p>
          </draw:text-box>
        </draw:frame>
        <draw:frame presentation:style-name="pr20" draw:layer="layout" svg:width="21.855cm" svg:height="5.926cm" svg:x="1.746cm" svg:y="4.657cm" presentation:class="outline" presentation:user-transformed="true">
          <draw:text-box>
            <text:list text:style-name="L4">
              <text:list-item>
                <text:p>For custom exception handling, you can write an Exception handling method in your controller, rather than an ExceptionHandling class</text:p>
                <text:list>
                  <text:list-item>
                    <text:p>Method signature similar to request handling method</text:p>
                  </text:list-item>
                  <text:list-item>
                    <text:p>Also supports @ResponseStatus</text:p>
                  </text:list-item>
                </text:list>
              </text:list-item>
            </text:list>
          </draw:text-box>
        </draw:frame>
        <draw:custom-shape draw:name="Rectangle 4" draw:style-name="gr4" draw:text-style-name="P17" draw:layer="layout" svg:width="20.923cm" svg:height="4.452cm" svg:x="2.367cm" svg:y="10.254cm">
          <text:p text:style-name="P14"><text:span text:style-name="T48">@ResponseStatus</text:span><text:span text:style-name="T49">(HttpStatus.</text:span><text:span text:style-name="T50">CONFLICT</text:span><text:span text:style-name="T49">)</text:span><text:span text:style-name="T51"> <text:s/></text:span><text:span text:style-name="T52">// 409</text:span></text:p>
          <text:p><text:span text:style-name="T53">@ExceptionHandler</text:span><text:span text:style-name="T54">({</text:span><text:span text:style-name="T55">DataIntegrityViolationException.</text:span><text:span text:style-name="T56">class</text:span><text:span text:style-name="T54">})</text:span></text:p>
          <text:p text:style-name="P14"><text:span text:style-name="T57">public void</text:span><text:span text:style-name="T54"> conflict() {</text:span></text:p>
          <text:p text:style-name="P14"><text:span text:style-name="T58"><text:s text:c="3"/></text:span><text:span text:style-name="T59">// Could add the exception, response, etc. as method params</text:span></text:p>
          <text:p text:style-name="P14"><text:span text:style-name="T60">}</text:span></text:p>
          <draw:enhanced-geometry svg:viewBox="0 0 21600 21600" draw:type="rectangle" draw:enhanced-path="M 0 0 L 21600 0 21600 21600 0 21600 0 0 Z N"/>
        </draw:custom-shape>
        <presentation:notes draw:style-name="dp2">
          <draw:page-thumbnail draw:style-name="gr2" draw:layer="layout" svg:width="13.335cm" svg:height="10.002cm" svg:x="3.496cm" svg:y="2.001cm" draw:page-number="20" presentation:class="page"/>
          <draw:frame presentation:style-name="pr9" draw:layer="layout" svg:width="14.904cm" svg:height="11.75cm" svg:x="2.708cm" svg:y="12.668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2" draw:layer="layout" svg:width="17.476cm" svg:height="2.753cm" svg:x="0.957cm" svg:y="0.826cm" presentation:class="title" presentation:user-transformed="true">
          <draw:text-box>
            <text:p text:style-name="P6">Topics in this Session</text:p>
          </draw:text-box>
        </draw:frame>
        <draw:frame presentation:style-name="pr5" draw:text-style-name="P8" draw:layer="layout" svg:width="22.644cm" svg:height="11.219cm" svg:x="1.745cm" svg:y="4.658cm" presentation:class="outline" presentation:user-transformed="true">
          <draw:text-box>
            <text:list text:style-name="L4">
              <text:list-item>
                <text:p text:style-name="P7"><text:span text:style-name="T4">REST introduction</text:span></text:p>
              </text:list-item>
              <text:list-item>
                <text:p text:style-name="P7"><text:span text:style-name="T4">REST and Java</text:span></text:p>
              </text:list-item>
              <text:list-item>
                <text:p text:style-name="P7"><text:span text:style-name="T4">Spring MVC support for RESTful applications</text:span></text:p>
                <text:list>
                  <text:list-item>
                    <text:p><text:span text:style-name="T4">Request/Response Processing</text:span></text:p>
                  </text:list-item>
                  <text:list-item>
                    <text:p><text:span text:style-name="T3">Using MessageConverters</text:span></text:p>
                  </text:list-item>
                  <text:list-item>
                    <text:p><text:span text:style-name="T4">Content Negotiation</text:span></text:p>
                  </text:list-item>
                  <text:list-item>
                    <text:p><text:span text:style-name="T5">Putting it all together</text:span></text:p>
                  </text:list-item>
                </text:list>
              </text:list-item>
              <text:list-item>
                <text:p text:style-name="P7"><text:span text:style-name="T4">RESTful clients with the RestTemplate</text:span></text:p>
              </text:list-item>
              <text:list-item>
                <text:p text:style-name="P7"><text:span text:style-name="T4">Summary</text:span></text:p>
              </text:list-item>
            </text:list>
          </draw:text-box>
        </draw:frame>
        <presentation:notes draw:style-name="dp2">
          <draw:page-thumbnail draw:style-name="gr2" draw:layer="layout" svg:width="13.335cm" svg:height="10.002cm" svg:x="3.496cm" svg:y="2.001cm" draw:page-number="21" presentation:class="page"/>
          <draw:frame presentation:style-name="pr9" draw:layer="layout" svg:width="14.904cm" svg:height="11.75cm" svg:x="2.708cm" svg:y="12.668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17.476cm" svg:height="2.719cm" svg:x="0.957cm" svg:y="0.242cm" presentation:class="title" presentation:user-transformed="true">
          <draw:text-box>
            <text:p>HttpMessageConverter</text:p>
          </draw:text-box>
        </draw:frame>
        <draw:frame presentation:style-name="pr21" draw:layer="layout" svg:width="21.855cm" svg:height="12.807cm" svg:x="9.294cm" svg:y="2.392cm" presentation:class="outline" presentation:user-transformed="true">
          <draw:text-box>
            <text:list text:style-name="L4">
              <text:list-item>
                <text:p><text:span text:style-name="T11">Converts between HTTP request/response and your Java objects</text:span></text:p>
                <text:list>
                  <text:list-item>
                    <text:p><text:span text:style-name="T6">Analogous to a PropertyEditor</text:span></text:p>
                  </text:list-item>
                </text:list>
              </text:list-item>
              <text:list-item>
                <text:p><text:span text:style-name="T11">Various implementations are registered by default when using </text:span><text:span text:style-name="T61">&lt;</text:span><text:span text:style-name="T62">mvc:annotation-driven/&gt;</text:span></text:p>
                <text:list>
                  <text:list-item>
                    <text:p>XML (using JAXP Source or JAXB2 mapped object*)</text:p>
                  </text:list-item>
                  <text:list-item>
                    <text:p>Feed data*, i.e. Atom/RSS</text:p>
                  </text:list-item>
                  <text:list-item>
                    <text:p>Form-based data (using a Spring MultiValueMap)</text:p>
                  </text:list-item>
                  <text:list-item>
                    <text:p>JSON*</text:p>
                  </text:list-item>
                  <text:list-item>
                    <text:p><text:span text:style-name="T63">Byte[], </text:span>String, BufferedImage</text:p>
                  </text:list-item>
                </text:list>
              </text:list-item>
              <text:list-item>
                <text:p><text:span text:style-name="T11">Define HandlerAdapter explicitly to register other HttpMessageConverters</text:span></text:p>
              </text:list-item>
            </text:list>
          </draw:text-box>
        </draw:frame>
        <draw:custom-shape draw:name="Text Box 6" draw:style-name="gr5" draw:text-style-name="P19" draw:layer="layout" svg:width="14.701cm" svg:height="1.075cm" svg:x="8.963cm" svg:y="17.252cm">
          <text:p text:style-name="P18"><text:span text:style-name="T64">*: Requires 3</text:span><text:span text:style-name="T65">rd</text:span><text:span text:style-name="T64"> party libraries on the classpath</text:span></text:p>
          <draw:enhanced-geometry svg:viewBox="0 0 21600 21600" draw:type="mso-spt202" draw:enhanced-path="M 0 0 L 21600 0 21600 21600 0 21600 0 0 Z N"/>
        </draw:custom-shape>
        <presentation:notes draw:style-name="dp2">
          <draw:page-thumbnail draw:style-name="gr2" draw:layer="layout" svg:width="13.335cm" svg:height="10.002cm" svg:x="3.496cm" svg:y="2.001cm" draw:page-number="22" presentation:class="page"/>
          <draw:frame presentation:style-name="pr9" draw:layer="layout" svg:width="14.904cm" svg:height="11.75cm" svg:x="2.708cm" svg:y="12.668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20" draw:layer="layout" svg:width="18.016cm" svg:height="2.719cm" svg:x="0.858cm" svg:y="0.243cm" presentation:class="title" presentation:user-transformed="true">
          <draw:text-box>
            <text:p><text:span text:style-name="T66">Why use HTTPMessageConverters (Input)</text:span></text:p>
          </draw:text-box>
        </draw:frame>
        <draw:frame presentation:style-name="pr10" draw:layer="layout" svg:width="22.955cm" svg:height="12.323cm" svg:x="1.384cm" svg:y="3.958cm" presentation:class="outline" presentation:user-transformed="true">
          <draw:text-box>
            <text:list text:style-name="L4">
              <text:list-item>
                <text:p>RESTful applications often process request content differently than regular web applications</text:p>
                <text:list>
                  <text:list-item>
                    <text:p>Processing a POST containing an XML or JSON document</text:p>
                  </text:list-item>
                  <text:list-item>
                    <text:p>Processing a request without referencing the HTTPServletRequest directly</text:p>
                  </text:list-item>
                  <text:list-item>
                    <text:p>We need a tool to map such requests to our RESTful method parameters</text:p>
                  </text:list-item>
                </text:list>
              </text:list-item>
            </text:list>
          </draw:text-box>
        </draw:frame>
        <presentation:notes draw:style-name="dp2">
          <draw:page-thumbnail draw:style-name="gr2" draw:layer="layout" svg:width="13.335cm" svg:height="10.002cm" svg:x="3.496cm" svg:y="2.001cm" draw:page-number="23" presentation:class="page"/>
          <draw:frame presentation:style-name="pr9" draw:layer="layout" svg:width="14.904cm" svg:height="11.75cm" svg:x="2.708cm" svg:y="12.668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text-style-name="P20" draw:layer="layout" svg:width="18.016cm" svg:height="2.719cm" svg:x="0.859cm" svg:y="0.243cm" presentation:class="title" presentation:user-transformed="true">
          <draw:text-box>
            <text:p><text:span text:style-name="T66">Why use HTTPMessageConverters (Output)</text:span></text:p>
          </draw:text-box>
        </draw:frame>
        <draw:frame presentation:style-name="pr10" draw:layer="layout" svg:width="22.955cm" svg:height="12.323cm" svg:x="1.385cm" svg:y="3.958cm" presentation:class="outline" presentation:user-transformed="true">
          <draw:text-box>
            <text:list text:style-name="L4">
              <text:list-item>
                <text:p>RESTful applications often generate response <text:s/>content differently than regular web applications</text:p>
                <text:list>
                  <text:list-item>
                    <text:p>Generating content in custom formats</text:p>
                  </text:list-item>
                  <text:list-item>
                    <text:p>Generating content without relying on a View component</text:p>
                  </text:list-item>
                  <text:list-item>
                    <text:p>Processing a response without referencing the HTTPServletResponse directly</text:p>
                  </text:list-item>
                  <text:list-item>
                    <text:p>We need a tool to map such responses to our RESTful return value</text:p>
                  </text:list-item>
                </text:list>
              </text:list-item>
            </text:list>
          </draw:text-box>
        </draw:frame>
        <presentation:notes draw:style-name="dp2">
          <draw:page-thumbnail draw:style-name="gr2" draw:layer="layout" svg:width="13.335cm" svg:height="10.002cm" svg:x="3.496cm" svg:y="2.001cm" draw:page-number="24" presentation:class="page"/>
          <draw:frame presentation:style-name="pr9" draw:layer="layout" svg:width="14.904cm" svg:height="11.75cm" svg:x="2.708cm" svg:y="12.668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17.476cm" svg:height="2.719cm" svg:x="0.958cm" svg:y="0.243cm" presentation:class="title" presentation:user-transformed="true">
          <draw:text-box>
            <text:p>@RequestBody</text:p>
          </draw:text-box>
        </draw:frame>
        <draw:frame presentation:style-name="pr22" draw:text-style-name="P21" draw:layer="layout" svg:width="22.719cm" svg:height="3.088cm" svg:x="1.756cm" svg:y="3.708cm" presentation:class="outline" presentation:user-transformed="true">
          <draw:text-box>
            <text:list text:style-name="L4">
              <text:list-item>
                <text:p><text:span text:style-name="T11">You can use HttpMessageConverters for request data by annotating the corresponding method parameter with </text:span><text:span text:style-name="T67">@RequestBody</text:span></text:p>
              </text:list-item>
            </text:list>
          </draw:text-box>
        </draw:frame>
        <draw:custom-shape draw:name="Rectangle 4" draw:style-name="gr4" draw:text-style-name="P15" draw:layer="layout" svg:width="20.923cm" svg:height="5.368cm" svg:x="2.063cm" svg:y="7.154cm">
          <text:p text:style-name="P14"><text:span text:style-name="T20">@RequestMapping</text:span><text:span text:style-name="T21">(value=</text:span><text:span text:style-name="T22">"/orders/{id}"</text:span><text:span text:style-name="T21">, method=RequestMethod.</text:span><text:span text:style-name="T68">PUT</text:span><text:span text:style-name="T21">)</text:span></text:p>
          <text:p text:style-name="P14"><text:span text:style-name="T20">@ResponseStatus</text:span><text:span text:style-name="T21">(HttpStatus.</text:span><text:span text:style-name="T68">NO_CONTENT</text:span><text:span text:style-name="T21">) <text:s/></text:span><text:span text:style-name="T26">// 204</text:span></text:p>
          <text:p text:style-name="P14"><text:span text:style-name="T25">public</text:span><text:span text:style-name="T21"> </text:span><text:span text:style-name="T25">void</text:span><text:span text:style-name="T21"> updateOrder(</text:span><text:span text:style-name="T69">@RequestBody</text:span><text:span text:style-name="T23"> Order updatedOrder</text:span><text:span text:style-name="T21">, </text:span></text:p>
          <text:p text:style-name="P14"><text:span text:style-name="T21"><text:s text:c="41"/></text:span><text:span text:style-name="T20">@PathVariable</text:span><text:span text:style-name="T21"> </text:span><text:span text:style-name="T25">long</text:span><text:span text:style-name="T21"> id) {</text:span></text:p>
          <text:p text:style-name="P14"><text:span text:style-name="T21"><text:s text:c="3"/></text:span><text:span text:style-name="T26">// Process updated order data and return empty response</text:span></text:p>
          <text:p text:style-name="P14"><text:span text:style-name="T21"><text:s text:c="3"/></text:span><text:span text:style-name="T21">orderManager.updateOrder(id, updatedOrder);</text:span></text:p>
          <text:p text:style-name="P14"><text:span text:style-name="T27">}</text:span></text:p>
          <draw:enhanced-geometry svg:viewBox="0 0 21600 21600" draw:type="rectangle" draw:enhanced-path="M 0 0 L 21600 0 21600 21600 0 21600 0 0 Z N"/>
        </draw:custom-shape>
        <draw:frame presentation:style-name="pr23" draw:text-style-name="P22" draw:layer="layout" svg:width="21.855cm" svg:height="3.959cm" svg:x="1.757cm" svg:y="12.709cm" presentation:class="outline" presentation:user-transformed="true">
          <draw:text-box>
            <text:list text:style-name="L4">
              <text:list-item>
                <text:p><text:span text:style-name="T11">The right converter will be chosen automatically</text:span></text:p>
                <text:list>
                  <text:list-item>
                    <text:p><text:span text:style-name="T6">Based on content type of request</text:span></text:p>
                  </text:list-item>
                  <text:list-item>
                    <text:p><text:span text:style-name="T6">e.g. Order could be mapped from XML with JAXB2 or from JSON with Jackson</text:span></text:p>
                  </text:list-item>
                </text:list>
              </text:list-item>
            </text:list>
          </draw:text-box>
        </draw:frame>
        <presentation:notes draw:style-name="dp2">
          <draw:page-thumbnail draw:style-name="gr2" draw:layer="layout" svg:width="13.335cm" svg:height="10.002cm" svg:x="3.496cm" svg:y="2.001cm" draw:page-number="25" presentation:class="page"/>
          <draw:frame presentation:style-name="pr9" draw:layer="layout" svg:width="14.904cm" svg:height="11.75cm" svg:x="2.708cm" svg:y="12.668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17.476cm" svg:height="2.719cm" svg:x="0.957cm" svg:y="0.243cm" presentation:class="title" presentation:user-transformed="true">
          <draw:text-box>
            <text:p>@ResponseBody</text:p>
          </draw:text-box>
        </draw:frame>
        <draw:frame presentation:style-name="pr24" draw:text-style-name="P21" draw:layer="layout" svg:width="21.855cm" svg:height="3.003cm" svg:x="1.745cm" svg:y="3.658cm" presentation:class="outline" presentation:user-transformed="true">
          <draw:text-box>
            <text:list text:style-name="L4">
              <text:list-item>
                <text:p><text:span text:style-name="T11">You can use HttpMessageConverters for response data by annotating method with </text:span><text:span text:style-name="T67">@ResponseBody</text:span></text:p>
              </text:list-item>
            </text:list>
          </draw:text-box>
        </draw:frame>
        <draw:custom-shape draw:name="Rectangle 4" draw:style-name="gr4" draw:text-style-name="P15" draw:layer="layout" svg:width="20.923cm" svg:height="6.436cm" svg:x="2.089cm" svg:y="6.98cm">
          <text:p text:style-name="P14"><text:span text:style-name="T30">@RequestMapping</text:span><text:span text:style-name="T18">(value=</text:span><text:span text:style-name="T31">"/orders/{id}"</text:span><text:span text:style-name="T18">, method=</text:span><text:span text:style-name="T21">RequestMethod.</text:span><text:span text:style-name="T32">GET</text:span><text:span text:style-name="T18">)</text:span></text:p>
          <text:p text:style-name="P14"><text:span text:style-name="T30">@ResponseStatus</text:span><text:span text:style-name="T18">(HttpStatus.</text:span><text:span text:style-name="T32">OK</text:span><text:span text:style-name="T18">)</text:span><text:span text:style-name="T21"> <text:s/></text:span><text:span text:style-name="T26">// 200</text:span></text:p>
          <text:p text:style-name="P14"><text:span text:style-name="T33">public</text:span><text:span text:style-name="T18"> </text:span><text:span text:style-name="T42">@ResponseBody</text:span><text:span text:style-name="T43"> Order</text:span><text:span text:style-name="T18"> getOrder(</text:span><text:span text:style-name="T30">@PathVariable</text:span><text:span text:style-name="T18"> long id) {</text:span></text:p>
          <text:p text:style-name="P14"><text:span text:style-name="T21"><text:s text:c="3"/></text:span><text:span text:style-name="T26">// Order class is annotated with JAXB2's @XmlRootElement</text:span></text:p>
          <text:p text:style-name="P14"><text:span text:style-name="T46"><text:s text:c="3"/></text:span><text:span text:style-name="T46">Order order= orderRepository.findOrderById(id);</text:span></text:p>
          <text:p text:style-name="P14"><text:span text:style-name="T70"><text:s text:c="3"/></text:span><text:span text:style-name="T70">// Results in XML response containing marshalled order:</text:span></text:p>
          <text:p text:style-name="P14"><text:span text:style-name="T43"><text:s text:c="3"/></text:span><text:span text:style-name="T33">return</text:span><text:span text:style-name="T18"> order;</text:span></text:p>
          <text:p text:style-name="P14"><text:span text:style-name="T21">}</text:span></text:p>
          <draw:enhanced-geometry svg:viewBox="0 0 21600 21600" draw:type="rectangle" draw:enhanced-path="M 0 0 L 21600 0 21600 21600 0 21600 0 0 Z N"/>
        </draw:custom-shape>
        <draw:frame presentation:style-name="pr25" draw:layer="layout" svg:width="21.855cm" svg:height="3.094cm" svg:x="1.746cm" svg:y="13.659cm" presentation:class="outline" presentation:user-transformed="true">
          <draw:text-box>
            <text:list text:style-name="L4">
              <text:list-item>
                <text:p><text:span text:style-name="T11">The converter handles rendering the model (order) to the response</text:span></text:p>
                <text:list>
                  <text:list-item>
                    <text:p><text:span text:style-name="T6">No ViewResolver and View involved anymore!</text:span></text:p>
                  </text:list-item>
                </text:list>
              </text:list-item>
            </text:list>
          </draw:text-box>
        </draw:frame>
        <presentation:notes draw:style-name="dp2">
          <draw:page-thumbnail draw:style-name="gr2" draw:layer="layout" svg:width="13.335cm" svg:height="10.002cm" svg:x="3.496cm" svg:y="2.001cm" draw:page-number="26" presentation:class="page"/>
          <draw:frame presentation:style-name="pr9" draw:layer="layout" svg:width="14.904cm" svg:height="11.75cm" svg:x="2.708cm" svg:y="12.668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2" draw:layer="layout" svg:width="17.476cm" svg:height="2.753cm" svg:x="0.957cm" svg:y="0.826cm" presentation:class="title" presentation:user-transformed="true">
          <draw:text-box>
            <text:p text:style-name="P6">Topics in this Session</text:p>
          </draw:text-box>
        </draw:frame>
        <draw:frame presentation:style-name="pr5" draw:text-style-name="P8" draw:layer="layout" svg:width="22.644cm" svg:height="11.219cm" svg:x="1.745cm" svg:y="4.658cm" presentation:class="outline" presentation:user-transformed="true">
          <draw:text-box>
            <text:list text:style-name="L4">
              <text:list-item>
                <text:p text:style-name="P7"><text:span text:style-name="T4">REST introduction</text:span></text:p>
              </text:list-item>
              <text:list-item>
                <text:p text:style-name="P7"><text:span text:style-name="T4">REST and Java</text:span></text:p>
              </text:list-item>
              <text:list-item>
                <text:p text:style-name="P7"><text:span text:style-name="T4">Spring MVC support for RESTful applications</text:span></text:p>
                <text:list>
                  <text:list-item>
                    <text:p><text:span text:style-name="T4">Request/Response Processing</text:span></text:p>
                  </text:list-item>
                  <text:list-item>
                    <text:p><text:span text:style-name="T4">Using MessageConverters</text:span></text:p>
                  </text:list-item>
                  <text:list-item>
                    <text:p><text:span text:style-name="T3">Content Negotiation</text:span></text:p>
                  </text:list-item>
                  <text:list-item>
                    <text:p><text:span text:style-name="T5">Putting it all together</text:span></text:p>
                  </text:list-item>
                </text:list>
              </text:list-item>
              <text:list-item>
                <text:p text:style-name="P7"><text:span text:style-name="T4">RESTful clients with the RestTemplate</text:span></text:p>
              </text:list-item>
              <text:list-item>
                <text:p text:style-name="P7"><text:span text:style-name="T4">Summary</text:span></text:p>
              </text:list-item>
            </text:list>
          </draw:text-box>
        </draw:frame>
        <presentation:notes draw:style-name="dp2">
          <draw:page-thumbnail draw:style-name="gr2" draw:layer="layout" svg:width="13.335cm" svg:height="10.002cm" svg:x="3.496cm" svg:y="2.001cm" draw:page-number="27" presentation:class="page"/>
          <draw:frame presentation:style-name="pr9" draw:layer="layout" svg:width="14.904cm" svg:height="11.75cm" svg:x="2.708cm" svg:y="12.668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17.476cm" svg:height="2.719cm" svg:x="0.957cm" svg:y="0.242cm" presentation:class="title">
          <draw:text-box>
            <text:p>Content Negotiation (1)</text:p>
          </draw:text-box>
        </draw:frame>
        <draw:frame presentation:style-name="pr10" draw:layer="layout" svg:width="21.855cm" svg:height="12.323cm" svg:x="1.745cm" svg:y="4.657cm" presentation:class="outline">
          <draw:text-box>
            <text:list text:style-name="L4">
              <text:list-item>
                <text:p><text:span text:style-name="T71">Who is responsible for view selection?</text:span></text:p>
                <text:list>
                  <text:list-item>
                    <text:p><text:span text:style-name="T72">For web applications it is common for the controller to choose the view representation</text:span></text:p>
                  </text:list-item>
                  <text:list-item>
                    <text:p><text:span text:style-name="T72">For RESTful web services it is more common to allow the client to choose the view representation</text:span></text:p>
                  </text:list-item>
                </text:list>
              </text:list-item>
            </text:list>
          </draw:text-box>
        </draw:frame>
        <presentation:notes draw:style-name="dp2">
          <draw:page-thumbnail draw:style-name="gr2" draw:layer="layout" svg:width="13.335cm" svg:height="10.002cm" svg:x="3.496cm" svg:y="2.001cm" draw:page-number="28" presentation:class="page"/>
          <draw:frame presentation:style-name="pr9" draw:layer="layout" svg:width="14.904cm" svg:height="11.75cm" svg:x="2.708cm" svg:y="12.668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17.476cm" svg:height="2.719cm" svg:x="0.957cm" svg:y="0.242cm" presentation:class="title">
          <draw:text-box>
            <text:p>Content Negotiation (2)</text:p>
          </draw:text-box>
        </draw:frame>
        <draw:frame presentation:style-name="pr26" draw:layer="layout" svg:width="22.137cm" svg:height="7.924cm" svg:x="1.489cm" svg:y="3.957cm" presentation:class="outline" presentation:user-transformed="true">
          <draw:text-box>
            <text:list text:style-name="L4">
              <text:list-item>
                <text:p><text:span text:style-name="T16">Clients can request a resource representation using media / MIME types</text:span></text:p>
                <text:list>
                  <text:list-item>
                    <text:p><text:span text:style-name="T17">Using an HTTP Accept header (non-browsers)</text:span></text:p>
                    <text:list>
                      <text:list-item>
                        <text:p><text:span text:style-name="T73">Accept: text/html,application/xhtml+xml,application/xml;q=0.9,*/*;q=0.8</text:span></text:p>
                      </text:list-item>
                    </text:list>
                  </text:list-item>
                  <text:list-item>
                    <text:p><text:span text:style-name="T74">The best available representation will be returned</text:span></text:p>
                  </text:list-item>
                </text:list>
              </text:list-item>
              <text:list-item>
                <text:p><text:span text:style-name="T29">Java object(s) backing the resource typically won't change</text:span></text:p>
                <text:list>
                  <text:list-item>
                    <text:p><text:span text:style-name="T74">Only the representation of the model changes</text:span></text:p>
                  </text:list-item>
                </text:list>
              </text:list-item>
            </text:list>
          </draw:text-box>
        </draw:frame>
        <presentation:notes draw:style-name="dp2">
          <draw:page-thumbnail draw:style-name="gr2" draw:layer="layout" svg:width="13.335cm" svg:height="10.002cm" svg:x="3.496cm" svg:y="2.001cm" draw:page-number="29" presentation:class="page"/>
          <draw:frame presentation:style-name="pr9" draw:layer="layout" svg:width="14.904cm" svg:height="11.75cm" svg:x="2.708cm" svg:y="12.668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6" draw:layer="layout" svg:width="17.476cm" svg:height="2.745cm" svg:x="0.957cm" svg:y="0.229cm" presentation:class="title" presentation:user-transformed="true">
          <draw:text-box>
            <text:p>Content Negotiation &amp; @ResponseBody</text:p>
          </draw:text-box>
        </draw:frame>
        <draw:frame presentation:style-name="pr10" draw:text-style-name="P23" draw:layer="layout" svg:width="21.855cm" svg:height="12.323cm" svg:x="1.745cm" svg:y="4.657cm" presentation:class="outline" presentation:user-transformed="true">
          <draw:text-box>
            <text:list text:style-name="L4">
              <text:list-item>
                <text:p><text:span text:style-name="T75">A method annotated with @ResponseBody <text:s/>returns just the model</text:span></text:p>
                <text:list>
                  <text:list-item>
                    <text:p><text:span text:style-name="T75">No view</text:span></text:p>
                  </text:list-item>
                </text:list>
              </text:list-item>
              <text:list-item>
                <text:p><text:span text:style-name="T75">So how does Spring choose the correct HttpMessageConverter to convert the model to the form expected by the client?</text:span></text:p>
                <text:list>
                  <text:list-item>
                    <text:p><text:span text:style-name="T75">Not controller's responsibility</text:span></text:p>
                  </text:list-item>
                  <text:list-item>
                    <text:p><text:span text:style-name="T75">No ViewResolver involved either</text:span></text:p>
                  </text:list-item>
                </text:list>
              </text:list-item>
            </text:list>
          </draw:text-box>
        </draw:frame>
        <draw:g>
          <draw:custom-shape draw:style-name="gr6" draw:text-style-name="P24" draw:layer="layout" svg:width="23.459cm" svg:height="1.976cm" svg:x="0.947cm" svg:y="14.4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24" draw:layer="layout" svg:width="1.201cm" svg:height="1.199cm" svg:x="2.258cm" svg:y="14.747cm">
            <draw:image xlink:href="Pictures/100002010000002000000020B0D185F4.png" xlink:type="simple" xlink:show="embed" xlink:actuate="onLoad">
              <text:p/>
            </draw:image>
          </draw:frame>
          <draw:frame draw:style-name="gr8" draw:text-style-name="P25" draw:layer="layout" svg:width="23.978cm" svg:height="2.506cm" svg:x="0.782cm" svg:y="14.539cm">
            <draw:text-box>
              <text:p text:style-name="P25"><text:span text:style-name="T76"><text:tab/></text:span><text:span text:style-name="T76"> <text:s text:c="3"/></text:span><text:span text:style-name="T76"><text:tab/></text:span><text:span text:style-name="T76">Remember to </text:span><text:span text:style-name="T77">use </text:span><text:span text:style-name="T78">&lt;</text:span><text:span text:style-name="T79">mvc:annotation-driven/&gt;</text:span><text:span text:style-name="T77"> or to register custom </text:span><text:span text:style-name="T77"><text:line-break/></text:span><text:span text:style-name="T77"><text:tab/></text:span><text:span text:style-name="T77">converters to have HttpMessageConverters defined at all!</text:span></text:p>
              <text:p text:style-name="P25"><text:span text:style-name="T80"/></text:p>
            </draw:text-box>
          </draw:frame>
        </draw:g>
        <presentation:notes draw:style-name="dp2">
          <draw:page-thumbnail draw:style-name="gr2" draw:layer="layout" svg:width="13.335cm" svg:height="10.002cm" svg:x="3.496cm" svg:y="2.001cm" draw:page-number="30" presentation:class="page"/>
          <draw:frame presentation:style-name="pr9" draw:layer="layout" svg:width="14.904cm" svg:height="11.75cm" svg:x="2.708cm" svg:y="12.668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6" draw:layer="layout" svg:width="17.476cm" svg:height="2.745cm" svg:x="0.958cm" svg:y="0.23cm" presentation:class="title" presentation:user-transformed="true">
          <draw:text-box>
            <text:p>Automatic Content Negotiation</text:p>
          </draw:text-box>
        </draw:frame>
        <draw:frame presentation:style-name="pr10" draw:layer="layout" svg:width="21.855cm" svg:height="12.323cm" svg:x="1.746cm" svg:y="4.658cm" presentation:class="outline" presentation:user-transformed="true">
          <draw:text-box>
            <text:list text:style-name="L4">
              <text:list-item>
                <text:p>The HttpMessageConverter is selected automatically for methods annotated with @ResponseBody</text:p>
                <text:list>
                  <text:list-item>
                    <text:p>Based on Accept header in request</text:p>
                  </text:list-item>
                  <text:list-item>
                    <text:p>Each converter has list of supported media types</text:p>
                  </text:list-item>
                </text:list>
              </text:list-item>
              <text:list-item>
                <text:p>Allows multiple representations for a single controller method</text:p>
                <text:list>
                  <text:list-item>
                    <text:p>Without affecting the controller implementation</text:p>
                    <text:p/>
                  </text:list-item>
                </text:list>
              </text:list-item>
            </text:list>
          </draw:text-box>
        </draw:frame>
        <presentation:notes draw:style-name="dp2">
          <draw:page-thumbnail draw:style-name="gr2" draw:layer="layout" svg:width="13.335cm" svg:height="10.002cm" svg:x="3.496cm" svg:y="2.001cm" draw:page-number="31" presentation:class="page"/>
          <draw:frame presentation:style-name="pr9" draw:layer="layout" svg:width="14.904cm" svg:height="11.75cm" svg:x="2.708cm" svg:y="12.668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17.476cm" svg:height="2.719cm" svg:x="0.957cm" svg:y="0.242cm" presentation:class="title" presentation:user-transformed="true">
          <draw:text-box>
            <text:p>Content Negotiation Sample</text:p>
          </draw:text-box>
        </draw:frame>
        <draw:custom-shape draw:name="Rectangle 4" draw:style-name="gr4" draw:text-style-name="P16" draw:layer="layout" svg:width="20.923cm" svg:height="3.517cm" svg:x="2.09cm" svg:y="3.679cm">
          <text:p text:style-name="P14"><text:span text:style-name="T81">@RequestMapping</text:span><text:span text:style-name="T82">(value=</text:span><text:span text:style-name="T83">"/orders/{id}"</text:span><text:span text:style-name="T82">, method=</text:span><text:span text:style-name="T39">RequestMethod.</text:span><text:span text:style-name="T84">GET</text:span><text:span text:style-name="T82">)</text:span></text:p>
          <text:p text:style-name="P14"><text:span text:style-name="T81">@ResponseStatus</text:span><text:span text:style-name="T82">(HttpStatus.</text:span><text:span text:style-name="T84">OK</text:span><text:span text:style-name="T82">)</text:span><text:span text:style-name="T39"> <text:s/></text:span><text:span text:style-name="T85">// 200</text:span></text:p>
          <text:p text:style-name="P14"><text:span text:style-name="T86">public</text:span><text:span text:style-name="T82"> </text:span><text:span text:style-name="T87">@ResponseBody</text:span><text:span text:style-name="T88"> Order</text:span><text:span text:style-name="T82"> getOrder(</text:span><text:span text:style-name="T81">@PathVariable</text:span><text:span text:style-name="T82"> long id) {</text:span></text:p>
          <text:p text:style-name="P14"><text:span text:style-name="T39"><text:s text:c="3"/></text:span><text:span text:style-name="T86">return</text:span><text:span text:style-name="T89"> orderRepository.findOrderById(id);</text:span></text:p>
          <text:p text:style-name="P14"><text:span text:style-name="T39">}</text:span></text:p>
          <draw:enhanced-geometry svg:viewBox="0 0 21600 21600" draw:type="rectangle" draw:enhanced-path="M 0 0 L 21600 0 21600 21600 0 21600 0 0 Z N"/>
        </draw:custom-shape>
        <draw:custom-shape draw:style-name="gr9" draw:text-style-name="P27" draw:layer="layout" svg:width="12.885cm" svg:height="4.701cm" svg:x="10.899cm" svg:y="8.644cm">
          <text:p text:style-name="P26"><text:span text:style-name="T90">HTTP/1.1 200 OK</text:span></text:p>
          <text:p text:style-name="P26"><text:span text:style-name="T90">Date: …</text:span></text:p>
          <text:p text:style-name="P26"><text:span text:style-name="T90">Content-Length: 1456</text:span></text:p>
          <text:p text:style-name="P26"><text:span text:style-name="T91">Content-Type: application/xml</text:span></text:p>
          <text:p text:style-name="P26"><text:span text:style-name="T90"/></text:p>
          <text:p text:style-name="P26"><text:span text:style-name="T90">&lt;order id=”123”&gt;</text:span></text:p>
          <text:p text:style-name="P26"><text:span text:style-name="T90">…</text:span></text:p>
          <text:p text:style-name="P26"><text:span text:style-name="T90">&lt;/order&gt;</text:span></text:p>
          <draw:enhanced-geometry svg:viewBox="0 0 21600 21600" draw:type="rectangle" draw:enhanced-path="M 0 0 L 21600 0 21600 21600 0 21600 0 0 Z N"/>
        </draw:custom-shape>
        <draw:custom-shape draw:style-name="gr10" draw:text-style-name="P29" draw:layer="layout" svg:width="9.94cm" svg:height="3.005cm" svg:x="0.9cm" svg:y="9.626cm">
          <text:p text:style-name="P28"><text:span text:style-name="T92">GET /store/orders/123</text:span></text:p>
          <text:p><text:span text:style-name="T92">Host: www.myshop.com</text:span></text:p>
          <text:p text:style-name="P26"><text:span text:style-name="T93">Accept: application/xml</text:span><text:span text:style-name="T92">, ...</text:span></text:p>
          <text:p text:style-name="P26"><text:span text:style-name="T92">…</text:span></text:p>
          <draw:enhanced-geometry svg:viewBox="0 0 21600 21600" draw:text-areas="0 0 ?f0 21600" draw:type="right-arrow-callout" draw:modifiers="18725.0647908182 5623 19528 75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9" draw:text-style-name="P27" draw:layer="layout" svg:width="12.885cm" svg:height="4.701cm" svg:x="10.899cm" svg:y="13.915cm">
          <text:p text:style-name="P26"><text:span text:style-name="T90">HTTP/1.1 200 OK</text:span></text:p>
          <text:p text:style-name="P26"><text:span text:style-name="T90">Date: …</text:span></text:p>
          <text:p text:style-name="P26"><text:span text:style-name="T90">Content-Length: 756</text:span></text:p>
          <text:p text:style-name="P26"><text:span text:style-name="T91">Content-Type: application/json</text:span></text:p>
          <text:p text:style-name="P26"><text:span text:style-name="T90"/></text:p>
          <text:p text:style-name="P26"><text:span text:style-name="T90">{</text:span></text:p>
          <text:p text:style-name="P26"><text:span text:style-name="T94"><text:s text:c="3"/></text:span><text:span text:style-name="T95">"</text:span><text:span text:style-name="T90">order</text:span><text:span text:style-name="T95">"</text:span><text:span text:style-name="T90">: {</text:span><text:span text:style-name="T95">"id": 123, "items": [ … ], … }</text:span></text:p>
          <text:p text:style-name="P26"><text:span text:style-name="T95">}</text:span></text:p>
          <draw:enhanced-geometry svg:viewBox="0 0 21600 21600" draw:type="rectangle" draw:enhanced-path="M 0 0 L 21600 0 21600 21600 0 21600 0 0 Z N"/>
        </draw:custom-shape>
        <draw:custom-shape draw:style-name="gr10" draw:text-style-name="P29" draw:layer="layout" svg:width="9.94cm" svg:height="3.005cm" svg:x="0.9cm" svg:y="14.826cm">
          <text:p text:style-name="P28"><text:span text:style-name="T92">GET /store/orders/123</text:span></text:p>
          <text:p><text:span text:style-name="T92">Host: www.myshop.com</text:span></text:p>
          <text:p text:style-name="P26"><text:span text:style-name="T93">Accept: application/json</text:span><text:span text:style-name="T92">, ...</text:span></text:p>
          <text:p text:style-name="P26"><text:span text:style-name="T92">…</text:span></text:p>
          <draw:enhanced-geometry svg:viewBox="0 0 21600 21600" draw:text-areas="0 0 ?f0 21600" draw:type="right-arrow-callout" draw:modifiers="18823.02850796 5623 19528 75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11" draw:text-style-name="P23" draw:layer="layout" svg:width="19.218cm" svg:height="1.28cm" svg:x="2.884cm" svg:y="7.218cm">
          <draw:text-box>
            <text:p><text:span text:style-name="T75">Requests</text:span><text:span text:style-name="T75"><text:tab/></text:span><text:span text:style-name="T75"><text:tab/></text:span><text:span text:style-name="T75"><text:tab/></text:span><text:span text:style-name="T75"><text:tab/></text:span><text:span text:style-name="T75">Responses</text:span></text:p>
          </draw:text-box>
        </draw:frame>
        <presentation:notes draw:style-name="dp2">
          <draw:page-thumbnail draw:style-name="gr2" draw:layer="layout" svg:width="13.335cm" svg:height="10.002cm" svg:x="3.496cm" svg:y="2.001cm" draw:page-number="32" presentation:class="page"/>
          <draw:frame presentation:style-name="pr9" draw:layer="layout" svg:width="14.904cm" svg:height="11.75cm" svg:x="2.708cm" svg:y="12.668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2" draw:layer="layout" svg:width="17.476cm" svg:height="2.753cm" svg:x="0.957cm" svg:y="0.826cm" presentation:class="title" presentation:user-transformed="true">
          <draw:text-box>
            <text:p text:style-name="P6">Topics in this Session</text:p>
          </draw:text-box>
        </draw:frame>
        <draw:frame presentation:style-name="pr5" draw:text-style-name="P8" draw:layer="layout" svg:width="22.644cm" svg:height="11.219cm" svg:x="1.745cm" svg:y="4.658cm" presentation:class="outline" presentation:user-transformed="true">
          <draw:text-box>
            <text:list text:style-name="L4">
              <text:list-item>
                <text:p text:style-name="P7"><text:span text:style-name="T4">REST introduction</text:span></text:p>
              </text:list-item>
              <text:list-item>
                <text:p text:style-name="P7"><text:span text:style-name="T4">REST and Java</text:span></text:p>
              </text:list-item>
              <text:list-item>
                <text:p text:style-name="P7"><text:span text:style-name="T4">Spring MVC support for RESTful applications</text:span></text:p>
                <text:list>
                  <text:list-item>
                    <text:p><text:span text:style-name="T4">Request/Response Processing</text:span></text:p>
                  </text:list-item>
                  <text:list-item>
                    <text:p><text:span text:style-name="T4">Using MessageConverters</text:span></text:p>
                  </text:list-item>
                  <text:list-item>
                    <text:p><text:span text:style-name="T4">Content Negotiation</text:span></text:p>
                  </text:list-item>
                  <text:list-item>
                    <text:p><text:span text:style-name="T96">Putting it all together</text:span></text:p>
                  </text:list-item>
                </text:list>
              </text:list-item>
              <text:list-item>
                <text:p text:style-name="P7"><text:span text:style-name="T4">RESTful clients with the RestTemplate</text:span></text:p>
              </text:list-item>
              <text:list-item>
                <text:p text:style-name="P7"><text:span text:style-name="T4">Summary</text:span></text:p>
              </text:list-item>
            </text:list>
          </draw:text-box>
        </draw:frame>
        <presentation:notes draw:style-name="dp2">
          <draw:page-thumbnail draw:style-name="gr2" draw:layer="layout" svg:width="13.335cm" svg:height="10.002cm" svg:x="3.496cm" svg:y="2.001cm" draw:page-number="33" presentation:class="page"/>
          <draw:frame presentation:style-name="pr9" draw:layer="layout" svg:width="14.904cm" svg:height="11.75cm" svg:x="2.708cm" svg:y="12.668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6" draw:layer="layout" svg:width="17.476cm" svg:height="2.745cm" svg:x="0.957cm" svg:y="0.23cm" presentation:class="title" presentation:user-transformed="true">
          <draw:text-box>
            <text:p>Retrieving a Representation: GET</text:p>
          </draw:text-box>
        </draw:frame>
        <draw:custom-shape draw:style-name="gr10" draw:text-style-name="P30" draw:layer="layout" svg:width="10.803cm" svg:height="3.128cm" svg:x="0.835cm" svg:y="6.549cm">
          <text:p text:style-name="P28"><text:span text:style-name="T97">GET /store/orders/123</text:span></text:p>
          <text:p text:style-name="P26"><text:span text:style-name="T97">Host: </text:span><text:span text:style-name="T97"><text:a xlink:href="http://www.myshop.com/">www.myshop.com</text:a></text:span></text:p>
          <text:p text:style-name="P26"><text:span text:style-name="T97">Accept: application/xml, ...</text:span></text:p>
          <text:p text:style-name="P26"><text:span text:style-name="T97">…</text:span></text:p>
          <draw:enhanced-geometry svg:viewBox="0 0 21600 21600" draw:text-areas="0 0 ?f0 21600" draw:type="right-arrow-callout" draw:modifiers="18725.0647908182 5623 19528 75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name="Rectangle 4" draw:style-name="gr4" draw:text-style-name="P16" draw:layer="layout" svg:width="20.923cm" svg:height="3.517cm" svg:x="2.024cm" svg:y="11.716cm">
          <text:p text:style-name="P14"><text:span text:style-name="T81">@RequestMapping</text:span><text:span text:style-name="T82">(value=</text:span><text:span text:style-name="T83">"/orders/{id}"</text:span><text:span text:style-name="T82">, method=</text:span><text:span text:style-name="T39">RequestMethod.</text:span><text:span text:style-name="T84">GET</text:span><text:span text:style-name="T82">)</text:span></text:p>
          <text:p text:style-name="P14"><text:span text:style-name="T81">@ResponseStatus</text:span><text:span text:style-name="T82">(HttpStatus.</text:span><text:span text:style-name="T84">OK</text:span><text:span text:style-name="T82">)</text:span><text:span text:style-name="T39"> <text:s/></text:span><text:span text:style-name="T85">// 200: this is the default</text:span></text:p>
          <text:p text:style-name="P14"><text:span text:style-name="T86">public</text:span><text:span text:style-name="T82"> </text:span><text:span text:style-name="T87">@ResponseBody</text:span><text:span text:style-name="T88"> Order</text:span><text:span text:style-name="T82"> getOrder(</text:span><text:span text:style-name="T81">@PathVariable</text:span><text:span text:style-name="T82"> long id) {</text:span></text:p>
          <text:p text:style-name="P14"><text:span text:style-name="T39"><text:s text:c="3"/></text:span><text:span text:style-name="T86">return</text:span><text:span text:style-name="T89"> orderRepository.findOrderById(id);</text:span></text:p>
          <text:p text:style-name="P14"><text:span text:style-name="T39">}</text:span></text:p>
          <draw:enhanced-geometry svg:viewBox="0 0 21600 21600" draw:type="rectangle" draw:enhanced-path="M 0 0 L 21600 0 21600 21600 0 21600 0 0 Z N"/>
        </draw:custom-shape>
        <draw:custom-shape draw:style-name="gr9" draw:text-style-name="P31" draw:layer="layout" svg:width="12.885cm" svg:height="4.916cm" svg:x="11.668cm" svg:y="5.641cm">
          <text:p text:style-name="P26"><text:span text:style-name="T98">HTTP/1.1 200 OK</text:span></text:p>
          <text:p text:style-name="P26"><text:span text:style-name="T98">Date: …</text:span></text:p>
          <text:p text:style-name="P26"><text:span text:style-name="T98">Content-Length: 1456</text:span></text:p>
          <text:p text:style-name="P26"><text:span text:style-name="T98">Content-Type: application/xml</text:span></text:p>
          <text:p text:style-name="P26"><text:span text:style-name="T99"/></text:p>
          <text:p text:style-name="P26"><text:span text:style-name="T98">&lt;order id=”123”&gt;</text:span></text:p>
          <text:p text:style-name="P26"><text:span text:style-name="T98">…</text:span></text:p>
          <text:p text:style-name="P26"><text:span text:style-name="T98">&lt;/order&gt;</text:span></text:p>
          <draw:enhanced-geometry svg:viewBox="0 0 21600 21600" draw:type="rectangle" draw:enhanced-path="M 0 0 L 21600 0 21600 21600 0 21600 0 0 Z N"/>
        </draw:custom-shape>
        <draw:frame draw:style-name="gr11" draw:text-style-name="P23" draw:layer="layout" svg:width="19.218cm" svg:height="1.28cm" svg:x="2.884cm" svg:y="3.818cm">
          <draw:text-box>
            <text:p><text:span text:style-name="T75">Request</text:span><text:span text:style-name="T75"><text:tab/></text:span><text:span text:style-name="T75"><text:tab/></text:span><text:span text:style-name="T75"><text:tab/></text:span><text:span text:style-name="T75"><text:tab/></text:span><text:span text:style-name="T75">Response</text:span></text:p>
          </draw:text-box>
        </draw:frame>
        <presentation:notes draw:style-name="dp2">
          <draw:page-thumbnail draw:style-name="gr2" draw:layer="layout" svg:width="13.335cm" svg:height="10.002cm" svg:x="3.496cm" svg:y="2.001cm" draw:page-number="34" presentation:class="page"/>
          <draw:frame presentation:style-name="pr9" draw:layer="layout" svg:width="14.904cm" svg:height="11.75cm" svg:x="2.708cm" svg:y="12.668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6" draw:layer="layout" svg:width="17.476cm" svg:height="2.745cm" svg:x="0.958cm" svg:y="0.23cm" presentation:class="title" presentation:user-transformed="true">
          <draw:text-box>
            <text:p>Creating a New Resource: POST</text:p>
          </draw:text-box>
        </draw:frame>
        <draw:custom-shape draw:style-name="gr10" draw:text-style-name="P30" draw:layer="layout" svg:width="10.541cm" svg:height="4.19cm" svg:x="0.836cm" svg:y="5.849cm">
          <text:p text:style-name="P28"><text:span text:style-name="T97">POST /store/orders/123/items</text:span></text:p>
          <text:p text:style-name="P26"><text:span text:style-name="T97">Host: </text:span><text:span text:style-name="T97"><text:a xlink:href="http://www.myshop.com/">www.myshop.com</text:a></text:span></text:p>
          <text:p text:style-name="P26"><text:span text:style-name="T97">Content-Type: application/xml</text:span></text:p>
          <text:p text:style-name="P26"><text:span text:style-name="T97">&lt;item&gt;</text:span></text:p>
          <text:p text:style-name="P26"><text:span text:style-name="T98">…</text:span></text:p>
          <text:p text:style-name="P26"><text:span text:style-name="T98">&lt;/item&gt;</text:span></text:p>
          <draw:enhanced-geometry svg:viewBox="0 0 21600 21600" draw:text-areas="0 0 ?f0 21600" draw:type="right-arrow-callout" draw:modifiers="18725.0647908182 5623 19528 75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name="Rectangle 4" draw:style-name="gr4" draw:text-style-name="P16" draw:layer="layout" svg:width="20.923cm" svg:height="7.183cm" svg:x="2.025cm" svg:y="11.206cm">
          <text:p text:style-name="P14"><text:span text:style-name="T81">@RequestMapping</text:span><text:span text:style-name="T82">(value=</text:span><text:span text:style-name="T83">"/orders/{id}/items"</text:span><text:span text:style-name="T82">, method=</text:span><text:span text:style-name="T39">RequestMethod.</text:span><text:span text:style-name="T84">POST</text:span><text:span text:style-name="T82">)</text:span></text:p>
          <text:p text:style-name="P14"><text:span text:style-name="T81">@ResponseStatus</text:span><text:span text:style-name="T82">(HttpStatus.</text:span><text:span text:style-name="T84">CREATED</text:span><text:span text:style-name="T82">)</text:span><text:span text:style-name="T39"> <text:s/></text:span><text:span text:style-name="T85">// 201</text:span></text:p>
          <text:p text:style-name="P14"><text:span text:style-name="T86">public void</text:span><text:span text:style-name="T82"> createItem(</text:span><text:span text:style-name="T81">@PathVariable(</text:span><text:span text:style-name="T83">"id"</text:span><text:span text:style-name="T81">)</text:span><text:span text:style-name="T82"> long orderId,</text:span></text:p>
          <text:p text:style-name="P14"><text:span text:style-name="T82"><text:s text:c="38"/></text:span><text:span text:style-name="T81">@RequestBody </text:span><text:span text:style-name="T82">Item newItem,</text:span></text:p>
          <text:p text:style-name="P14"><text:span text:style-name="T82"><text:tab/></text:span><text:span text:style-name="T82"><text:tab/></text:span><text:span text:style-name="T82"> <text:s text:c="5"/></text:span><text:span text:style-name="T82">HttpServletRequest request,</text:span></text:p>
          <text:p text:style-name="P14"><text:span text:style-name="T82"><text:tab/></text:span><text:span text:style-name="T82"><text:tab/></text:span><text:span text:style-name="T82"> <text:s text:c="5"/></text:span><text:span text:style-name="T82">HttpServletResponse response) {</text:span></text:p>
          <text:p text:style-name="P14"><text:span text:style-name="T39"><text:s text:c="3"/></text:span><text:span text:style-name="T89">orderRepository.findOrderById(id).addItem(newItem); <text:s/></text:span><text:span text:style-name="T100">// adds id to Item</text:span></text:p>
          <text:p text:style-name="P14"><text:span text:style-name="T100"><text:s text:c="3"/></text:span><text:span text:style-name="T89">response.</text:span><text:span text:style-name="T101">addHeader(</text:span><text:span text:style-name="T102">"Location"</text:span><text:span text:style-name="T101">, </text:span></text:p>
          <text:p text:style-name="P14"><text:span text:style-name="T101"><text:tab/></text:span><text:span text:style-name="T101">get</text:span><text:span text:style-name="T103">LocationForChildResource(request, newItem.getId()));</text:span></text:p>
          <text:p text:style-name="P14"><text:span text:style-name="T39">}</text:span></text:p>
          <draw:enhanced-geometry svg:viewBox="0 0 21600 21600" draw:type="rectangle" draw:enhanced-path="M 0 0 L 21600 0 21600 21600 0 21600 0 0 Z N"/>
        </draw:custom-shape>
        <draw:custom-shape draw:style-name="gr9" draw:text-style-name="P31" draw:layer="layout" svg:width="13.337cm" svg:height="3.416cm" svg:x="11.438cm" svg:y="6.091cm">
          <text:p text:style-name="P26"><text:span text:style-name="T98">HTTP/1.1 201 Created</text:span></text:p>
          <text:p text:style-name="P26"><text:span text:style-name="T98">Date: …</text:span></text:p>
          <text:p text:style-name="P26"><text:span text:style-name="T98">Content-Length: 0</text:span></text:p>
          <text:p text:style-name="P26"><text:span text:style-name="T98">Location: http://www.myshop.com/store/orders/123/items/abc</text:span></text:p>
          <draw:enhanced-geometry svg:viewBox="0 0 21600 21600" draw:type="rectangle" draw:enhanced-path="M 0 0 L 21600 0 21600 21600 0 21600 0 0 Z N"/>
        </draw:custom-shape>
        <draw:frame draw:style-name="gr11" draw:text-style-name="P23" draw:layer="layout" svg:width="19.218cm" svg:height="1.28cm" svg:x="2.884cm" svg:y="3.618cm">
          <draw:text-box>
            <text:p><text:span text:style-name="T75">Request</text:span><text:span text:style-name="T75"><text:tab/></text:span><text:span text:style-name="T75"><text:tab/></text:span><text:span text:style-name="T75"><text:tab/></text:span><text:span text:style-name="T75"><text:tab/></text:span><text:span text:style-name="T75">Response</text:span></text:p>
          </draw:text-box>
        </draw:frame>
        <presentation:notes draw:style-name="dp2">
          <draw:page-thumbnail draw:style-name="gr2" draw:layer="layout" svg:width="13.335cm" svg:height="10.002cm" svg:x="3.496cm" svg:y="2.001cm" draw:page-number="35" presentation:class="page"/>
          <draw:frame presentation:style-name="pr9" draw:layer="layout" svg:width="14.904cm" svg:height="11.75cm" svg:x="2.708cm" svg:y="12.668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6" draw:layer="layout" svg:width="17.476cm" svg:height="2.745cm" svg:x="0.957cm" svg:y="0.229cm" presentation:class="title" presentation:user-transformed="true">
          <draw:text-box>
            <text:p>Updating an Existing Resource: PUT</text:p>
          </draw:text-box>
        </draw:frame>
        <draw:custom-shape draw:style-name="gr10" draw:text-style-name="P30" draw:layer="layout" svg:width="10.803cm" svg:height="4.19cm" svg:x="0.935cm" svg:y="5.648cm">
          <text:p text:style-name="P28"><text:span text:style-name="T97">PUT /store/orders/123/items/abc</text:span></text:p>
          <text:p text:style-name="P26"><text:span text:style-name="T97">Host: </text:span><text:span text:style-name="T97"><text:a xlink:href="http://www.myshop.com/">www.myshop.com</text:a></text:span></text:p>
          <text:p text:style-name="P26"><text:span text:style-name="T97">Content-Type: application/xml</text:span></text:p>
          <text:p text:style-name="P26"><text:span text:style-name="T97">&lt;item&gt;</text:span></text:p>
          <text:p text:style-name="P26"><text:span text:style-name="T98">…</text:span></text:p>
          <text:p text:style-name="P26"><text:span text:style-name="T98">&lt;/item&gt;</text:span></text:p>
          <draw:enhanced-geometry svg:viewBox="0 0 21600 21600" draw:text-areas="0 0 ?f0 21600" draw:type="right-arrow-callout" draw:modifiers="18725.0647908182 5623 19528 75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name="Rectangle 4" draw:style-name="gr4" draw:text-style-name="P16" draw:layer="layout" svg:width="20.923cm" svg:height="6.67cm" svg:x="2.024cm" svg:y="10.805cm">
          <text:p text:style-name="P14"><text:span text:style-name="T81">@RequestMapping</text:span><text:span text:style-name="T82">(value=</text:span><text:span text:style-name="T83">"/orders/{orderId}/items/{itemId}"</text:span><text:span text:style-name="T82">, </text:span><text:span text:style-name="T82"><text:line-break/></text:span><text:span text:style-name="T82"><text:tab/></text:span><text:span text:style-name="T82"><text:tab/></text:span><text:span text:style-name="T82">method=</text:span><text:span text:style-name="T39">RequestMethod.</text:span><text:span text:style-name="T84">PUT</text:span><text:span text:style-name="T82">)</text:span></text:p>
          <text:p text:style-name="P14"><text:span text:style-name="T81">@ResponseStatus</text:span><text:span text:style-name="T82">(HttpStatus.</text:span><text:span text:style-name="T84">NO_CONTENT</text:span><text:span text:style-name="T82">)</text:span><text:span text:style-name="T39"> <text:s/></text:span><text:span text:style-name="T85">// 204</text:span></text:p>
          <text:p text:style-name="P14"><text:span text:style-name="T86">public void</text:span><text:span text:style-name="T82"> updateItem(</text:span><text:span text:style-name="T81">@PathVariable(</text:span><text:span text:style-name="T83">"orderId"</text:span><text:span text:style-name="T81">)</text:span><text:span text:style-name="T82"> long orderId,</text:span></text:p>
          <text:p text:style-name="P14"><text:span text:style-name="T81"><text:tab/></text:span><text:span text:style-name="T81"><text:tab/></text:span><text:span text:style-name="T81"> <text:s text:c="6"/></text:span><text:span text:style-name="T81">@PathVariable(</text:span><text:span text:style-name="T83">"itemId"</text:span><text:span text:style-name="T81">)</text:span><text:span text:style-name="T82"> String itemId</text:span></text:p>
          <text:p text:style-name="P14"><text:span text:style-name="T82"><text:s text:c="39"/></text:span><text:span text:style-name="T81">@RequestBody </text:span><text:span text:style-name="T82">Item item) {</text:span></text:p>
          <text:p text:style-name="P14"><text:span text:style-name="T39"><text:s text:c="3"/></text:span><text:span text:style-name="T89">orderRepository.findOrderById(id).updateItem(itemId, item);</text:span></text:p>
          <text:p text:style-name="P14"><text:span text:style-name="T39">}</text:span></text:p>
          <draw:enhanced-geometry svg:viewBox="0 0 21600 21600" draw:type="rectangle" draw:enhanced-path="M 0 0 L 21600 0 21600 21600 0 21600 0 0 Z N"/>
        </draw:custom-shape>
        <draw:custom-shape draw:style-name="gr9" draw:text-style-name="P31" draw:layer="layout" svg:width="12.885cm" svg:height="2.785cm" svg:x="11.768cm" svg:y="6.361cm">
          <text:p text:style-name="P26"><text:span text:style-name="T98">HTTP/1.1 204 No Content</text:span></text:p>
          <text:p text:style-name="P26"><text:span text:style-name="T98">Date: …</text:span></text:p>
          <text:p text:style-name="P26"><text:span text:style-name="T98">Content-Length: 0</text:span></text:p>
          <text:p text:style-name="P26"><text:span text:style-name="T98"/></text:p>
          <draw:enhanced-geometry svg:viewBox="0 0 21600 21600" draw:type="rectangle" draw:enhanced-path="M 0 0 L 21600 0 21600 21600 0 21600 0 0 Z N"/>
        </draw:custom-shape>
        <draw:frame draw:style-name="gr11" draw:text-style-name="P23" draw:layer="layout" svg:width="19.218cm" svg:height="1.28cm" svg:x="2.884cm" svg:y="3.918cm">
          <draw:text-box>
            <text:p><text:span text:style-name="T75">Request</text:span><text:span text:style-name="T75"><text:tab/></text:span><text:span text:style-name="T75"><text:tab/></text:span><text:span text:style-name="T75"><text:tab/></text:span><text:span text:style-name="T75"><text:tab/></text:span><text:span text:style-name="T75">Response</text:span></text:p>
          </draw:text-box>
        </draw:frame>
        <presentation:notes draw:style-name="dp2">
          <draw:page-thumbnail draw:style-name="gr2" draw:layer="layout" svg:width="13.335cm" svg:height="10.002cm" svg:x="3.496cm" svg:y="2.001cm" draw:page-number="36" presentation:class="page"/>
          <draw:frame presentation:style-name="pr9" draw:layer="layout" svg:width="14.904cm" svg:height="11.75cm" svg:x="2.708cm" svg:y="12.668cm" presentation:class="notes" presentation:placeholder="true">
            <draw:text-box/>
          </draw:frame>
        </presentation:notes>
      </draw:page>
      <draw:page draw:name="page37" draw:style-name="dp1" draw:master-page-name="Default" presentation:presentation-page-layout-name="AL2T1">
        <draw:frame presentation:style-name="pr16" draw:layer="layout" svg:width="17.986cm" svg:height="2.745cm" svg:x="0.957cm" svg:y="0.23cm" presentation:class="title" presentation:user-transformed="true">
          <draw:text-box>
            <text:p>Deleting a Resource: <text:line-break/>DELETE</text:p>
          </draw:text-box>
        </draw:frame>
        <draw:custom-shape draw:style-name="gr10" draw:text-style-name="P30" draw:layer="layout" svg:width="11.225cm" svg:height="2.667cm" svg:x="0.513cm" svg:y="6.249cm">
          <text:p text:style-name="P28"><text:span text:style-name="T97">DELETE /store/orders/123/items/abc</text:span></text:p>
          <text:p text:style-name="P26"><text:span text:style-name="T97">Host: </text:span><text:span text:style-name="T97"><text:a xlink:href="http://www.myshop.com/">www.myshop.com</text:a></text:span></text:p>
          <text:p text:style-name="P26"><text:span text:style-name="T97">...</text:span></text:p>
          <draw:enhanced-geometry svg:viewBox="0 0 21600 21600" draw:text-areas="0 0 ?f0 21600" draw:type="right-arrow-callout" draw:modifiers="18725.0647908182 5623 19528 75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name="Rectangle 4" draw:style-name="gr4" draw:text-style-name="P16" draw:layer="layout" svg:width="20.923cm" svg:height="5.181cm" svg:x="2.024cm" svg:y="10.706cm">
          <text:p text:style-name="P14"><text:span text:style-name="T81">@RequestMapping</text:span><text:span text:style-name="T82">(value=</text:span><text:span text:style-name="T83">"/orders/{orderId}/items/{itemId}"</text:span><text:span text:style-name="T82">, </text:span><text:span text:style-name="T82"><text:line-break/></text:span><text:span text:style-name="T82"><text:tab/></text:span><text:span text:style-name="T82"><text:tab/></text:span><text:span text:style-name="T82">method=</text:span><text:span text:style-name="T39">RequestMethod.</text:span><text:span text:style-name="T104">DELETE</text:span><text:span text:style-name="T82">)</text:span></text:p>
          <text:p text:style-name="P14"><text:span text:style-name="T81">@ResponseStatus</text:span><text:span text:style-name="T82">(HttpStatus.</text:span><text:span text:style-name="T84">NO_CONTENT</text:span><text:span text:style-name="T82">)</text:span><text:span text:style-name="T39"> <text:s/></text:span><text:span text:style-name="T85">// 204</text:span></text:p>
          <text:p text:style-name="P14"><text:span text:style-name="T86">public void</text:span><text:span text:style-name="T82"> deleteItem(</text:span><text:span text:style-name="T81">@PathVariable(</text:span><text:span text:style-name="T83">"orderId"</text:span><text:span text:style-name="T81">)</text:span><text:span text:style-name="T82"> long orderId,</text:span></text:p>
          <text:p text:style-name="P14"><text:span text:style-name="T81"><text:tab/></text:span><text:span text:style-name="T81"><text:tab/></text:span><text:span text:style-name="T81"> <text:s text:c="5"/></text:span><text:span text:style-name="T81">@PathVariable(</text:span><text:span text:style-name="T83">"itemId"</text:span><text:span text:style-name="T81">)</text:span><text:span text:style-name="T82"> String itemId) {</text:span></text:p>
          <text:p text:style-name="P14"><text:span text:style-name="T39"><text:s text:c="3"/></text:span><text:span text:style-name="T89">orderRepository.findOrderById(id).deleteItem(itemId);</text:span></text:p>
          <text:p text:style-name="P14"><text:span text:style-name="T39">}</text:span></text:p>
          <draw:enhanced-geometry svg:viewBox="0 0 21600 21600" draw:type="rectangle" draw:enhanced-path="M 0 0 L 21600 0 21600 21600 0 21600 0 0 Z N"/>
        </draw:custom-shape>
        <draw:custom-shape draw:style-name="gr9" draw:text-style-name="P31" draw:layer="layout" svg:width="12.885cm" svg:height="2.785cm" svg:x="11.768cm" svg:y="6.262cm">
          <text:p text:style-name="P26"><text:span text:style-name="T98">HTTP/1.1 204 No Content</text:span></text:p>
          <text:p text:style-name="P26"><text:span text:style-name="T98">Date: …</text:span></text:p>
          <text:p text:style-name="P26"><text:span text:style-name="T98">Content-Length: 0</text:span></text:p>
          <text:p text:style-name="P26"><text:span text:style-name="T98"/></text:p>
          <draw:enhanced-geometry svg:viewBox="0 0 21600 21600" draw:type="rectangle" draw:enhanced-path="M 0 0 L 21600 0 21600 21600 0 21600 0 0 Z N"/>
        </draw:custom-shape>
        <draw:frame draw:style-name="gr11" draw:text-style-name="P23" draw:layer="layout" svg:width="19.218cm" svg:height="1.28cm" svg:x="2.884cm" svg:y="3.918cm">
          <draw:text-box>
            <text:p><text:span text:style-name="T75">Request</text:span><text:span text:style-name="T75"><text:tab/></text:span><text:span text:style-name="T75"><text:tab/></text:span><text:span text:style-name="T75"><text:tab/></text:span><text:span text:style-name="T75"><text:tab/></text:span><text:span text:style-name="T75">Response</text:span></text:p>
          </draw:text-box>
        </draw:frame>
        <presentation:notes draw:style-name="dp2">
          <draw:page-thumbnail draw:style-name="gr2" draw:layer="layout" svg:width="13.335cm" svg:height="10.002cm" svg:x="3.496cm" svg:y="2.001cm" draw:page-number="37" presentation:class="page"/>
          <draw:frame presentation:style-name="pr9" draw:layer="layout" svg:width="14.904cm" svg:height="11.75cm" svg:x="2.708cm" svg:y="12.668cm" presentation:class="notes" presentation:placeholder="true">
            <draw:text-box/>
          </draw:frame>
        </presentation:notes>
      </draw:page>
      <draw:page draw:name="page38" draw:style-name="dp1" draw:master-page-name="Default">
        <draw:frame presentation:style-name="pr4" draw:text-style-name="P2" draw:layer="layout" svg:width="17.476cm" svg:height="2.753cm" svg:x="0.957cm" svg:y="0.826cm" presentation:class="title" presentation:user-transformed="true">
          <draw:text-box>
            <text:p text:style-name="P6">Topics in this Session</text:p>
          </draw:text-box>
        </draw:frame>
        <draw:frame presentation:style-name="pr5" draw:text-style-name="P8" draw:layer="layout" svg:width="22.644cm" svg:height="11.219cm" svg:x="1.745cm" svg:y="4.658cm" presentation:class="outline" presentation:user-transformed="true">
          <draw:text-box>
            <text:list text:style-name="L4">
              <text:list-item>
                <text:p text:style-name="P7"><text:span text:style-name="T4">REST introduction</text:span></text:p>
              </text:list-item>
              <text:list-item>
                <text:p text:style-name="P7"><text:span text:style-name="T4">REST and Java</text:span></text:p>
              </text:list-item>
              <text:list-item>
                <text:p text:style-name="P7"><text:span text:style-name="T4">Spring MVC support for RESTful applications</text:span></text:p>
                <text:list>
                  <text:list-item>
                    <text:p><text:span text:style-name="T4">Request/Response Processing</text:span></text:p>
                  </text:list-item>
                  <text:list-item>
                    <text:p><text:span text:style-name="T4">Using MessageConverters</text:span></text:p>
                  </text:list-item>
                  <text:list-item>
                    <text:p><text:span text:style-name="T4">Content Negotiation</text:span></text:p>
                  </text:list-item>
                  <text:list-item>
                    <text:p><text:span text:style-name="T5">Putting it all together</text:span></text:p>
                  </text:list-item>
                </text:list>
              </text:list-item>
              <text:list-item>
                <text:p text:style-name="P7"><text:span text:style-name="T3">RESTful clients with the RestTemplate</text:span></text:p>
              </text:list-item>
              <text:list-item>
                <text:p text:style-name="P7"><text:span text:style-name="T4">Summary</text:span></text:p>
              </text:list-item>
            </text:list>
          </draw:text-box>
        </draw:frame>
        <presentation:notes draw:style-name="dp2">
          <draw:custom-shape draw:name="Rectangle 7" draw:style-name="gr1" draw:text-style-name="P10"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38"/>
          <draw:frame presentation:style-name="pr6" draw:text-style-name="P11" draw:layer="layout" svg:width="14.904cm" svg:height="12.027cm" svg:x="2.708cm" svg:y="12.668cm" presentation:class="notes" presentation:placeholder="true">
            <draw:text-box/>
          </draw:frame>
        </presentation:notes>
      </draw:page>
      <draw:page draw:name="page39" draw:style-name="dp1" draw:master-page-name="Default" presentation:presentation-page-layout-name="AL2T1">
        <draw:frame presentation:style-name="pr27" draw:text-style-name="P32" draw:layer="layout" svg:width="22.256cm" svg:height="4.864cm" svg:x="1.344cm" svg:y="3.357cm" presentation:class="outline" presentation:user-transformed="true">
          <draw:text-box>
            <text:list text:style-name="L4">
              <text:list-item>
                <text:p><text:span text:style-name="T72">Provides RESTful services to programmatic clients</text:span></text:p>
              </text:list-item>
              <text:list-item>
                <text:p><text:span text:style-name="T72">Supports URI templates, HttpMessageConverters and custom execute() with callbacks</text:span></text:p>
              </text:list-item>
              <text:list-item>
                <text:p><text:span text:style-name="T72">Accepts java.net.URI or String for url, and a Map or String... (variable length argument list) for urlVariables</text:span></text:p>
              </text:list-item>
            </text:list>
          </draw:text-box>
        </draw:frame>
        <draw:frame presentation:style-name="pr7" draw:layer="layout" svg:width="17.476cm" svg:height="2.719cm" svg:x="0.957cm" svg:y="0.242cm" presentation:class="title" presentation:user-transformed="true">
          <draw:text-box>
            <text:p>RestTemplate Introduction</text:p>
          </draw:text-box>
        </draw:frame>
        <draw:frame draw:style-name="standard" draw:layer="layout" svg:width="23.054cm" svg:height="9.657cm" svg:x="1.291cm" svg:y="8.528cm">
          <table:table table:template-name="green" table:use-first-row-styles="true" table:use-banding-rows-styles="true">
            <table:table-column table:style-name="co1"/>
            <table:table-column table:style-name="co2"/>
            <table:table-row table:style-name="ro1" table:default-cell-style-name="ce1">
              <table:table-cell>
                <text:p><text:span text:style-name="T105">HTTP Method</text:span></text:p>
              </table:table-cell>
              <table:table-cell>
                <text:p><text:span text:style-name="T105">RestTemplate Method</text:span></text:p>
              </table:table-cell>
            </table:table-row>
            <table:table-row table:style-name="ro1" table:default-cell-style-name="ce2">
              <table:table-cell>
                <text:p><text:span text:style-name="T73">DELETE</text:span></text:p>
              </table:table-cell>
              <table:table-cell>
                <text:p><text:span text:style-name="T73">delete(String url, String… urlVariables)</text:span></text:p>
              </table:table-cell>
            </table:table-row>
            <table:table-row table:style-name="ro1" table:default-cell-style-name="ce2">
              <table:table-cell>
                <text:p><text:span text:style-name="T73">GET</text:span></text:p>
              </table:table-cell>
              <table:table-cell>
                <text:p><text:span text:style-name="T73">getForObject(String url, Class&lt;T&gt; responseType, String… urlVariables)</text:span></text:p>
              </table:table-cell>
            </table:table-row>
            <table:table-row table:style-name="ro1" table:default-cell-style-name="ce2">
              <table:table-cell>
                <text:p><text:span text:style-name="T73">HEAD</text:span></text:p>
              </table:table-cell>
              <table:table-cell>
                <text:p><text:span text:style-name="T73">headForHeaders(String url, String… urlVariables)</text:span></text:p>
              </table:table-cell>
            </table:table-row>
            <table:table-row table:style-name="ro1" table:default-cell-style-name="ce2">
              <table:table-cell>
                <text:p><text:span text:style-name="T73">OPTIONS</text:span></text:p>
              </table:table-cell>
              <table:table-cell>
                <text:p><text:span text:style-name="T73">optionsForAllow(String url, String… urlVariables)</text:span></text:p>
              </table:table-cell>
            </table:table-row>
            <table:table-row table:style-name="ro2" table:default-cell-style-name="ce2">
              <table:table-cell>
                <text:p><text:span text:style-name="T73">POST</text:span></text:p>
              </table:table-cell>
              <table:table-cell>
                <text:p><text:span text:style-name="T73">postForLocation(String url, Object request, String… urlVariables)</text:span></text:p>
              </table:table-cell>
            </table:table-row>
            <table:table-row table:style-name="ro3" table:default-cell-style-name="ce2">
              <table:table-cell/>
              <table:table-cell>
                <text:p><text:span text:style-name="T73">postForObject(String url, Object request, Class&lt;T&gt; responseType, </text:span><text:span text:style-name="T73"><text:line-break/></text:span><text:span text:style-name="T73"> <text:s text:c="23"/>String… uriVariables)</text:span></text:p>
              </table:table-cell>
            </table:table-row>
            <table:table-row table:style-name="ro4" table:default-cell-style-name="ce2">
              <table:table-cell>
                <text:p><text:span text:style-name="T73">PUT</text:span></text:p>
              </table:table-cell>
              <table:table-cell>
                <text:p><text:span text:style-name="T73">put(String url, Object request, String…urlVariables)</text:span></text:p>
              </table:table-cell>
            </table:table-row>
          </table:table>
          <draw:image xlink:href="Pictures/TablePreview1.svm" xlink:type="simple" xlink:show="embed" xlink:actuate="onLoad"/>
        </draw:frame>
        <draw:line draw:style-name="gr12" draw:layer="layout" svg:x1="14.911cm" svg:y1="7.226cm" svg:x2="10.035cm" svg:y2="9.752cm">
          <text:p/>
        </draw:line>
        <draw:line draw:style-name="gr12" draw:layer="layout" svg:x1="19.957cm" svg:y1="8.183cm" svg:x2="14.798cm" svg:y2="9.703cm">
          <text:p/>
        </draw:line>
        <presentation:notes draw:style-name="dp2">
          <draw:page-thumbnail draw:style-name="gr2" draw:layer="layout" svg:width="13.335cm" svg:height="10.002cm" svg:x="3.496cm" svg:y="2.001cm" draw:page-number="39" presentation:class="page"/>
          <draw:frame presentation:style-name="pr9" draw:layer="layout" svg:width="14.904cm" svg:height="11.75cm" svg:x="2.708cm" svg:y="12.668cm" presentation:class="notes" presentation:placeholder="true">
            <draw:text-box/>
          </draw:frame>
        </presentation:notes>
      </draw:page>
      <draw:page draw:name="page40" draw:style-name="dp1" draw:master-page-name="Default" presentation:presentation-page-layout-name="AL2T1">
        <draw:frame presentation:style-name="pr7" draw:layer="layout" svg:width="17.476cm" svg:height="2.719cm" svg:x="0.957cm" svg:y="0.242cm" presentation:class="title">
          <draw:text-box>
            <text:p>Defining a RestTemplate</text:p>
          </draw:text-box>
        </draw:frame>
        <draw:frame presentation:style-name="pr28" draw:layer="layout" svg:width="21.855cm" svg:height="1.205cm" svg:x="1.745cm" svg:y="3.857cm" presentation:class="outline" presentation:user-transformed="true">
          <draw:text-box>
            <text:list text:style-name="L4">
              <text:list-item>
                <text:p>Just call constructor in your code</text:p>
              </text:list-item>
            </text:list>
          </draw:text-box>
        </draw:frame>
        <draw:custom-shape draw:name="Rectangle 4" draw:style-name="gr4" draw:text-style-name="P17" draw:layer="layout" svg:width="22.306cm" svg:height="1.186cm" svg:x="1.588cm" svg:y="5.321cm">
          <text:p text:style-name="P14"><text:span text:style-name="T106">RestTemplate </text:span><text:span text:style-name="T107">template = </text:span><text:span text:style-name="T108">new</text:span><text:span text:style-name="T109"> RestTemplate();</text:span></text:p>
          <draw:enhanced-geometry svg:viewBox="0 0 21600 21600" draw:type="rectangle" draw:enhanced-path="M 0 0 L 21600 0 21600 21600 0 21600 0 0 Z N"/>
        </draw:custom-shape>
        <draw:frame presentation:style-name="pr29" draw:layer="layout" svg:width="21.855cm" svg:height="4.916cm" svg:x="1.746cm" svg:y="6.858cm" presentation:class="outline" presentation:user-transformed="true">
          <draw:text-box>
            <text:list text:style-name="L4">
              <text:list-item>
                <text:list>
                  <text:list-item>
                    <text:p>A RestTemplate has its own default HttpMessageConverters</text:p>
                    <text:list>
                      <text:list-item>
                        <text:p>But not for JAXB2 or JSON like the server does</text:p>
                      </text:list-item>
                    </text:list>
                  </text:list-item>
                </text:list>
              </text:list-item>
              <text:list-item>
                <text:p>Or use external configuration for non-default MessageConverters, as illustrated below</text:p>
              </text:list-item>
            </text:list>
          </draw:text-box>
        </draw:frame>
        <draw:custom-shape draw:name="Rectangle 4" draw:style-name="gr4" draw:text-style-name="P33" draw:layer="layout" svg:width="22.266cm" svg:height="6.73cm" svg:x="1.547cm" svg:y="12.021cm">
          <text:p text:style-name="P14"><text:span text:style-name="T110">&lt;</text:span><text:span text:style-name="T111">bean</text:span><text:span text:style-name="T112"> </text:span><text:span text:style-name="T113">id</text:span><text:span text:style-name="T114">=</text:span><text:span text:style-name="T115">"jsonRestTemplate"</text:span><text:span text:style-name="T112"> </text:span><text:span text:style-name="T113">class</text:span><text:span text:style-name="T114">=</text:span><text:span text:style-name="T115">"org.sfw.web.client.RestTemplate"</text:span><text:span text:style-name="T110">&gt;</text:span></text:p>
          <text:p text:style-name="P14"><text:span text:style-name="T114"><text:s text:c="2"/></text:span><text:span text:style-name="T110">&lt;</text:span><text:span text:style-name="T111">property</text:span><text:span text:style-name="T112"> </text:span><text:span text:style-name="T113">name</text:span><text:span text:style-name="T114">=</text:span><text:span text:style-name="T115">"messageConverters"</text:span><text:span text:style-name="T110">&gt;</text:span></text:p>
          <text:p><text:span text:style-name="T114"><text:s text:c="4"/></text:span><text:span text:style-name="T110">&lt;</text:span><text:span text:style-name="T111">bean </text:span><text:span text:style-name="T113">class</text:span><text:span text:style-name="T114">=</text:span><text:span text:style-name="T114"><text:line-break/></text:span><text:span text:style-name="T114"> <text:s text:c="9"/></text:span><text:span text:style-name="T115">"org.sfw.</text:span><text:span text:style-name="T35">http.converter.json.MappingJacksonHttpMessageConverter</text:span><text:span text:style-name="T115">"</text:span><text:span text:style-name="T110">/&gt;</text:span></text:p>
          <text:p text:style-name="P14"><text:span text:style-name="T114"><text:s text:c="2"/></text:span><text:span text:style-name="T110">&lt;/</text:span><text:span text:style-name="T111">property</text:span><text:span text:style-name="T110">&gt;</text:span></text:p>
          <text:p text:style-name="P14"><text:span text:style-name="T114"><text:s text:c="2"/></text:span><text:span text:style-name="T110">&lt;</text:span><text:span text:style-name="T111">property</text:span><text:span text:style-name="T110"> </text:span><text:span text:style-name="T113">name</text:span><text:span text:style-name="T114">=</text:span><text:span text:style-name="T115">"requestFactory"</text:span><text:span text:style-name="T110">&gt;</text:span></text:p>
          <text:p text:style-name="P14"><text:span text:style-name="T114"><text:s text:c="4"/></text:span><text:span text:style-name="T110">&lt;</text:span><text:span text:style-name="T111">bean</text:span><text:span text:style-name="T110"> </text:span><text:span text:style-name="T113">class</text:span><text:span text:style-name="T114">=</text:span><text:span text:style-name="T115">"org.</text:span><text:span text:style-name="T116">sfw</text:span><text:span text:style-name="T115">.http.client.CommonsClientHttpRequestFactory"</text:span><text:span text:style-name="T110">/&gt;</text:span></text:p>
          <text:p><text:span text:style-name="T34"><text:s text:c="2"/></text:span><text:span text:style-name="T117">&lt;/</text:span><text:span text:style-name="T118">property</text:span><text:span text:style-name="T117">&gt;</text:span></text:p>
          <text:p><text:span text:style-name="T110">&lt;/</text:span><text:span text:style-name="T111">bean</text:span><text:span text:style-name="T110">&gt;</text:span></text:p>
          <draw:enhanced-geometry svg:viewBox="0 0 21600 21600" draw:type="rectangle" draw:enhanced-path="M 0 0 L 21600 0 21600 21600 0 21600 0 0 Z N"/>
        </draw:custom-shape>
        <presentation:notes draw:style-name="dp2">
          <draw:page-thumbnail draw:style-name="gr2" draw:layer="layout" svg:width="13.335cm" svg:height="10.002cm" svg:x="3.496cm" svg:y="2.001cm" draw:page-number="40" presentation:class="page"/>
          <draw:frame presentation:style-name="pr9" draw:layer="layout" svg:width="14.904cm" svg:height="11.75cm" svg:x="2.708cm" svg:y="12.668cm" presentation:class="notes" presentation:placeholder="true">
            <draw:text-box/>
          </draw:frame>
        </presentation:notes>
      </draw:page>
      <draw:page draw:name="page41" draw:style-name="dp1" draw:master-page-name="Default" presentation:presentation-page-layout-name="AL2T1">
        <draw:frame presentation:style-name="pr7" draw:layer="layout" svg:width="17.476cm" svg:height="2.719cm" svg:x="0.957cm" svg:y="0.243cm" presentation:class="title" presentation:user-transformed="true">
          <draw:text-box>
            <text:p>RestTemplate Usage Examples</text:p>
          </draw:text-box>
        </draw:frame>
        <draw:custom-shape draw:name="Rectangle 4" draw:style-name="gr4" draw:text-style-name="P34" draw:layer="layout" svg:width="22.999cm" svg:height="10.593cm" svg:x="1.162cm" svg:y="4.009cm">
          <text:p text:style-name="P14"><text:span text:style-name="T119">RestTemplate template = </text:span><text:span text:style-name="T120">new</text:span><text:span text:style-name="T119"> RestTemplate();</text:span></text:p>
          <text:p text:style-name="P14"><text:span text:style-name="T119">String uri = </text:span><text:span text:style-name="T121">"http://example.com/store/orders/{id}/items"</text:span><text:span text:style-name="T119">;</text:span></text:p>
          <text:p text:style-name="P14"><text:span text:style-name="T122"/></text:p>
          <text:p text:style-name="P14"><text:span text:style-name="T123">// GET all order items for an existing order with ID 1:</text:span></text:p>
          <text:p text:style-name="P14"><text:span text:style-name="T124">OrderItem[] items = template.getForObject(uri, OrderItem[].</text:span><text:span text:style-name="T125">class</text:span><text:span text:style-name="T126">, </text:span><text:span text:style-name="T127">"1"</text:span><text:span text:style-name="T126">);</text:span></text:p>
          <text:p text:style-name="P14"><text:span text:style-name="T122"/></text:p>
          <text:p text:style-name="P14"><text:span text:style-name="T123">// POST to create a new item</text:span></text:p>
          <text:p text:style-name="P14"><text:span text:style-name="T119">OrderItem item = </text:span><text:span text:style-name="T123">// create item object</text:span></text:p>
          <text:p text:style-name="P14"><text:span text:style-name="T119">URI itemLocation = template.postForLocation(uri, item, </text:span><text:span text:style-name="T121">"1"</text:span><text:span text:style-name="T119">);</text:span></text:p>
          <text:p text:style-name="P14"><text:span text:style-name="T128"/></text:p>
          <text:p text:style-name="P14"><text:span text:style-name="T123">// PUT to update the item</text:span></text:p>
          <text:p text:style-name="P14"><text:span text:style-name="T119">item.setAmount(2);</text:span></text:p>
          <text:p text:style-name="P14"><text:span text:style-name="T119">template.put(itemLocation, item);</text:span></text:p>
          <text:p text:style-name="P14"><text:span text:style-name="T128"/></text:p>
          <text:p text:style-name="P14"><text:span text:style-name="T123">// DELETE to remove that item again</text:span></text:p>
          <text:p text:style-name="P14"><text:span text:style-name="T119">template.delete(itemLocation);</text:span></text:p>
          <draw:enhanced-geometry svg:viewBox="0 0 21600 21600" draw:mirror-horizontal="false" draw:mirror-vertical="false" draw:type="rectangle" draw:enhanced-path="M 0 0 L 21600 0 21600 21600 0 21600 0 0 Z N"/>
        </draw:custom-shape>
        <draw:g>
          <draw:custom-shape draw:style-name="gr6" draw:text-style-name="P24" draw:layer="layout" svg:width="23.459cm" svg:height="1.976cm" svg:x="1.047cm" svg:y="15.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24" draw:layer="layout" svg:width="1.201cm" svg:height="1.199cm" svg:x="2.358cm" svg:y="15.848cm">
            <draw:image xlink:href="Pictures/100002010000002000000020B0D185F4.png" xlink:type="simple" xlink:show="embed" xlink:actuate="onLoad">
              <text:p/>
            </draw:image>
          </draw:frame>
          <draw:frame draw:style-name="gr13" draw:text-style-name="P25" draw:layer="layout" svg:width="23.978cm" svg:height="2.384cm" svg:x="0.882cm" svg:y="15.64cm">
            <draw:text-box>
              <text:p text:style-name="P25"><text:span text:style-name="T76"><text:tab/></text:span><text:span text:style-name="T76"> <text:s text:c="3"/></text:span><text:span text:style-name="T76"><text:tab/></text:span><text:span text:style-name="T76">Spring 3.0.2 introduces HttpEntity, which makes adding headers to the </text:span><text:span text:style-name="T76"><text:line-break/></text:span><text:span text:style-name="T76"><text:tab/></text:span><text:span text:style-name="T76">HTTP request very easy as well</text:span></text:p>
              <text:p text:style-name="P25"><text:span text:style-name="T80"/></text:p>
            </draw:text-box>
          </draw:frame>
        </draw:g>
        <presentation:notes draw:style-name="dp2">
          <draw:page-thumbnail draw:style-name="gr2" draw:layer="layout" svg:width="13.335cm" svg:height="10.002cm" svg:x="3.496cm" svg:y="2.001cm" draw:page-number="41" presentation:class="page"/>
          <draw:frame presentation:style-name="pr9" draw:layer="layout" svg:width="14.904cm" svg:height="11.75cm" svg:x="2.708cm" svg:y="12.668cm" presentation:class="notes" presentation:placeholder="true">
            <draw:text-box/>
          </draw:frame>
        </presentation:notes>
      </draw:page>
      <draw:page draw:name="page42" draw:style-name="dp1" draw:master-page-name="Default">
        <draw:frame presentation:style-name="pr4" draw:text-style-name="P2" draw:layer="layout" svg:width="17.476cm" svg:height="2.753cm" svg:x="0.957cm" svg:y="0.826cm" presentation:class="title" presentation:user-transformed="true">
          <draw:text-box>
            <text:p text:style-name="P6">Topics in this Session</text:p>
          </draw:text-box>
        </draw:frame>
        <draw:frame presentation:style-name="pr5" draw:text-style-name="P8" draw:layer="layout" svg:width="22.644cm" svg:height="11.219cm" svg:x="1.745cm" svg:y="4.658cm" presentation:class="outline" presentation:user-transformed="true">
          <draw:text-box>
            <text:list text:style-name="L4">
              <text:list-item>
                <text:p text:style-name="P7"><text:span text:style-name="T4">REST introduction</text:span></text:p>
              </text:list-item>
              <text:list-item>
                <text:p text:style-name="P7"><text:span text:style-name="T4">REST and Java</text:span></text:p>
              </text:list-item>
              <text:list-item>
                <text:p text:style-name="P7"><text:span text:style-name="T4">Spring MVC support for RESTful applications</text:span></text:p>
                <text:list>
                  <text:list-item>
                    <text:p><text:span text:style-name="T4">Request/Response Processing</text:span></text:p>
                  </text:list-item>
                  <text:list-item>
                    <text:p><text:span text:style-name="T4">Using MessageConverters</text:span></text:p>
                  </text:list-item>
                  <text:list-item>
                    <text:p><text:span text:style-name="T4">Content Negotiation</text:span></text:p>
                  </text:list-item>
                  <text:list-item>
                    <text:p><text:span text:style-name="T5">Putting it all together</text:span></text:p>
                  </text:list-item>
                </text:list>
              </text:list-item>
              <text:list-item>
                <text:p text:style-name="P7"><text:span text:style-name="T4">RESTful clients with the RestTemplate</text:span></text:p>
              </text:list-item>
              <text:list-item>
                <text:p text:style-name="P7"><text:span text:style-name="T3">Summary</text:span></text:p>
              </text:list-item>
            </text:list>
          </draw:text-box>
        </draw:frame>
        <presentation:notes draw:style-name="dp2">
          <draw:custom-shape draw:name="Rectangle 7" draw:style-name="gr1" draw:text-style-name="P10"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42"/>
          <draw:frame presentation:style-name="pr6" draw:text-style-name="P11" draw:layer="layout" svg:width="14.904cm" svg:height="12.027cm" svg:x="2.708cm" svg:y="12.668cm" presentation:class="notes" presentation:placeholder="true">
            <draw:text-box/>
          </draw:frame>
        </presentation:notes>
      </draw:page>
      <draw:page draw:name="page43" draw:style-name="dp1" draw:master-page-name="Default" presentation:presentation-page-layout-name="AL2T1">
        <draw:frame presentation:style-name="pr7" draw:layer="layout" svg:width="17.476cm" svg:height="2.719cm" svg:x="0.958cm" svg:y="0.242cm" presentation:class="title" presentation:user-transformed="true">
          <draw:text-box>
            <text:p>Summary</text:p>
          </draw:text-box>
        </draw:frame>
        <draw:frame presentation:style-name="pr10" draw:layer="layout" svg:width="21.855cm" svg:height="12.323cm" svg:x="1.746cm" svg:y="4.657cm" presentation:class="outline" presentation:user-transformed="true">
          <draw:text-box>
            <text:list text:style-name="L4">
              <text:list-item>
                <text:p>REST is an architectural style that can be applied to HTTP-based applications</text:p>
              </text:list-item>
              <text:list-item>
                <text:p>Useful for supporting diverse clients and building highly scalable systems</text:p>
              </text:list-item>
              <text:list-item>
                <text:p>Java provides JAX-RS as standard specification</text:p>
              </text:list-item>
              <text:list-item>
                <text:p>Spring-MVC adds REST support using a familiar programming model</text:p>
                <text:list>
                  <text:list-item>
                    <text:p>Extended by @Request-/@ResponseBody</text:p>
                  </text:list-item>
                </text:list>
              </text:list-item>
              <text:list-item>
                <text:p>Use RestTemplate for accessing RESTful apps</text:p>
              </text:list-item>
            </text:list>
          </draw:text-box>
        </draw:frame>
        <presentation:notes draw:style-name="dp2">
          <draw:page-thumbnail draw:style-name="gr2" draw:layer="layout" svg:width="13.335cm" svg:height="10.002cm" svg:x="3.496cm" svg:y="2.001cm" draw:page-number="43" presentation:class="page"/>
          <draw:frame presentation:style-name="pr9" draw:layer="layout" svg:width="14.904cm" svg:height="11.75cm" svg:x="2.708cm" svg:y="12.668cm" presentation:class="notes" presentation:placeholder="true">
            <draw:text-box/>
          </draw:frame>
        </presentation:notes>
      </draw:page>
      <draw:page draw:name="LAB" draw:style-name="dp1" draw:master-page-name="Title1" presentation:presentation-page-layout-name="AL1T0">
        <draw:frame presentation:style-name="pr30" draw:text-style-name="P2" draw:layer="layout" svg:width="21.59cm" svg:height="3.176cm" svg:x="1.826cm" svg:y="5.767cm" presentation:class="title" presentation:user-transformed="true">
          <draw:text-box>
            <text:p text:style-name="P1"><text:span text:style-name="T1">LAB</text:span></text:p>
          </draw:text-box>
        </draw:frame>
        <draw:frame presentation:style-name="pr2" draw:text-style-name="P2" draw:layer="layout" svg:width="21.348cm" svg:height="4.87cm" svg:x="1.634cm" svg:y="8.461cm" presentation:class="subtitle" presentation:user-transformed="true">
          <draw:text-box>
            <text:p text:style-name="P3"/>
            <text:p text:style-name="P3"/>
            <text:p text:style-name="P3">RESTful Applications with Spring MVC</text:p>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44"/>
          <draw:frame presentation:style-name="pr31" draw:text-style-name="P6" draw:layer="layout" svg:width="14.904cm" svg:height="12.001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modern"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ext:style-name="green3"/>
      <table:last-row text:style-name="green3"/>
      <table:first-column text:style-name="green3"/>
      <table:last-column text:style-name="green3"/>
      <table:odd-rows text:style-name="green2"/>
      <table:odd-columns text:style-name="green2"/>
      <table:body text:style-name="green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moder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8cm" fo:padding-right="0.268cm" fo:wrap-option="wrap" draw:shadow="hidden"/>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8cm" fo:padding-right="0.268cm" fo:wrap-option="wrap" draw:shadow="hidden"/>
    </style:style>
    <style:style style:name="Mpr3" style:family="presentation" style:parent-style-name="Title1-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8cm" fo:padding-right="0.268cm" fo:wrap-option="wrap" draw:shadow="hidden"/>
    </style:style>
    <style:style style:name="Mpr4" style:family="presentation" style:parent-style-name="Title1-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8cm" fo:padding-right="0.268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align="end" fo:text-indent="0cm"/>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text:enable-numbering="false" fo:margin-left="0cm" fo:margin-right="0cm" fo:text-indent="0cm" style:writing-mode="lr-tb"/>
    </style:style>
    <style:style style:name="MP8" style:family="paragraph">
      <style:paragraph-properties text:enable-numbering="false" fo:margin-left="0cm" fo:margin-right="0cm" fo:text-align="end" fo:text-indent="0cm" style:writing-mode="lr-tb"/>
    </style:style>
    <style:style style:name="MP9" style:family="paragraph">
      <style:paragraph-properties fo:margin-left="0cm" fo:margin-right="0cm" fo:line-height="100%" fo:text-indent="0cm"/>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MT3" style:family="text">
      <style:text-properties fo:font-size="13pt" fo:language="en" fo:country="US" style:font-size-asian="13pt" style:font-size-complex="13pt"/>
    </style:style>
    <style:style style:name="M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ML1">
      <text:list-level-style-bullet text:level="1" text:bullet-char="•">
        <style:list-level-properties/>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Spring MVC 1 - </text:span><text:span text:style-name="M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2.573cm" svg:x="1.745cm" svg:y="4.657cm" presentation:class="outline" presentation:placeholder="true">
        <draw:text-box/>
      </draw:frame>
      <draw:custom-shape draw:style-name="Mgr4" draw:text-style-name="MP5" draw:layer="backgroundobjects" svg:width="5.292cm" svg:height="1.27cm" svg:x="19.566cm" svg:y="18.181cm">
        <text:p text:style-name="MP4"><text:span text:style-name="MT2"><text:page-number>&lt;number&gt;</text:page-number></text:span></text:p>
        <draw:enhanced-geometry svg:viewBox="0 0 21600 21600" draw:type="rectangle" draw:enhanced-path="M 0 0 L 21600 0 21600 21600 0 21600 0 0 Z N"/>
      </draw:custom-shape>
      <draw:custom-shape draw:style-name="Mgr5" draw:text-style-name="MP5" draw:layer="backgroundobjects" svg:width="24.346cm" svg:height="0.119cm" svg:x="0.525cm" svg:y="3.267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1" draw:text-style-name="MP7" draw:layer="backgroundobjects" svg:width="8.806cm" svg:height="1.333cm" svg:x="0cm" svg:y="0cm" presentation:class="header">
          <draw:text-box>
            <text:p text:style-name="MP7"><text:span text:style-name="MT3"><presentation:header/></text:span></text:p>
          </draw:text-box>
        </draw:frame>
        <draw:frame presentation:style-name="Mpr1"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Default-title" draw:layer="backgroundobjects" svg:width="13.335cm" svg:height="10.002cm" svg:x="3.496cm" svg:y="2.001cm" presentation:class="page"/>
        <draw:frame presentation:style-name="Default-notes" draw:layer="backgroundobjects" svg:width="14.904cm" svg:height="12cm" svg:x="2.708cm" svg:y="12.668cm" presentation:class="notes" presentation:placeholder="true">
          <draw:text-box/>
        </draw:frame>
        <draw:frame presentation:style-name="Mpr2" draw:text-style-name="MP7" draw:layer="backgroundobjects" svg:width="8.806cm" svg:height="1.333cm" svg:x="0cm" svg:y="25.337cm" presentation:class="footer">
          <draw:text-box>
            <text:p text:style-name="MP7"><text:span text:style-name="MT3"><presentation:footer/></text:span></text:p>
          </draw:text-box>
        </draw:frame>
        <draw:frame presentation:style-name="Mpr2"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Mgr4" draw:text-style-name="MP5" draw:layer="backgroundobjects" svg:width="18.49cm" svg:height="1.037cm" svg:x="0.635cm" svg:y="18.353cm">
        <text:p text:style-name="MP9"><text:span text:style-name="M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3cm" svg:x="1.27cm" svg:y="4.457cm" presentation:class="outline" presentation:placeholder="true">
        <draw:text-box/>
      </draw:frame>
      <draw:frame draw:style-name="Mgr3" draw:text-style-name="M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3" draw:text-style-name="MP7" draw:layer="backgroundobjects" svg:width="8.806cm" svg:height="1.333cm" svg:x="0cm" svg:y="0cm" presentation:class="header">
          <draw:text-box>
            <text:p text:style-name="MP7"><text:span text:style-name="MT3"><presentation:header/></text:span></text:p>
          </draw:text-box>
        </draw:frame>
        <draw:frame presentation:style-name="Mpr3"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Title1-title" draw:layer="backgroundobjects" svg:width="13.335cm" svg:height="10.002cm" svg:x="3.496cm" svg:y="2.001cm" presentation:class="page"/>
        <draw:frame presentation:style-name="Title1-notes" draw:layer="backgroundobjects" svg:width="14.904cm" svg:height="12cm" svg:x="2.708cm" svg:y="12.668cm" presentation:class="notes" presentation:placeholder="true">
          <draw:text-box/>
        </draw:frame>
        <draw:frame presentation:style-name="Mpr4" draw:text-style-name="MP7" draw:layer="backgroundobjects" svg:width="8.806cm" svg:height="1.333cm" svg:x="0cm" svg:y="25.337cm" presentation:class="footer">
          <draw:text-box>
            <text:p text:style-name="MP7"><text:span text:style-name="MT3"><presentation:footer/></text:span></text:p>
          </draw:text-box>
        </draw:frame>
        <draw:frame presentation:style-name="Mpr4"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1.2$Unix OpenOffice.org_project/412m3$Build-9782</meta:generator>
    <dc:title>Module Name</dc:title>
    <meta:initial-creator>Subject Matter Expert</meta:initial-creator>
    <meta:creation-date>2006-09-22T09:51:11</meta:creation-date>
    <dc:date>2017-04-27T15:09:57</dc:date>
    <meta:editing-cycles>882</meta:editing-cycles>
    <meta:editing-duration>P2DT19H3M15S</meta:editing-duration>
    <meta:document-statistic meta:object-count="257"/>
    <meta:user-defined meta:name="Info 1"/>
    <meta:user-defined meta:name="Info 2"/>
    <meta:user-defined meta:name="Info 3"/>
    <meta:user-defined meta:name="Info 4"/>
  </office:meta>
</office:document-meta>
</file>